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, 'Liberation Mono'" style:font-family-generic="modern" style:font-pitch="fixed"/>
    <style:font-face style:name="Noto Sans Mono CJK SC1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14.5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6cm"/>
    </style:style>
    <style:style style:name="co4" style:family="table-column">
      <style:table-column-properties fo:break-before="auto" style:column-width="14.335cm"/>
    </style:style>
    <style:style style:name="co5" style:family="table-column">
      <style:table-column-properties fo:break-before="auto" style:column-width="15.371cm"/>
    </style:style>
    <style:style style:name="co6" style:family="table-column">
      <style:table-column-properties fo:break-before="auto" style:column-width="14.416cm"/>
    </style:style>
    <style:style style:name="co7" style:family="table-column">
      <style:table-column-properties fo:break-before="auto" style:column-width="23.596cm"/>
    </style:style>
    <style:style style:name="co8" style:family="table-column">
      <style:table-column-properties fo:break-before="auto" style:column-width="14.171cm"/>
    </style:style>
    <style:style style:name="co9" style:family="table-column">
      <style:table-column-properties fo:break-before="auto" style:column-width="15.616cm"/>
    </style:style>
    <style:style style:name="co10" style:family="table-column">
      <style:table-column-properties fo:break-before="auto" style:column-width="31.032cm"/>
    </style:style>
    <style:style style:name="co11" style:family="table-column">
      <style:table-column-properties fo:break-before="auto" style:column-width="17.113cm"/>
    </style:style>
    <style:style style:name="co12" style:family="table-column">
      <style:table-column-properties fo:break-before="auto" style:column-width="16.487cm"/>
    </style:style>
    <style:style style:name="co13" style:family="table-column">
      <style:table-column-properties fo:break-before="auto" style:column-width="15.397cm"/>
    </style:style>
    <style:style style:name="co14" style:family="table-column">
      <style:table-column-properties fo:break-before="auto" style:column-width="16.723cm"/>
    </style:style>
    <style:style style:name="co15" style:family="table-column">
      <style:table-column-properties fo:break-before="auto" style:column-width="15.67cm"/>
    </style:style>
    <style:style style:name="co16" style:family="table-column">
      <style:table-column-properties fo:break-before="auto" style:column-width="22.615cm"/>
    </style:style>
    <style:style style:name="co17" style:family="table-column">
      <style:table-column-properties fo:break-before="auto" style:column-width="15.778cm"/>
    </style:style>
    <style:style style:name="co18" style:family="table-column">
      <style:table-column-properties fo:break-before="auto" style:column-width="17.785cm"/>
    </style:style>
    <style:style style:name="co19" style:family="table-column">
      <style:table-column-properties fo:break-before="auto" style:column-width="15.725cm"/>
    </style:style>
    <style:style style:name="co20" style:family="table-column">
      <style:table-column-properties fo:break-before="auto" style:column-width="18.449cm"/>
    </style:style>
    <style:style style:name="co21" style:family="table-column">
      <style:table-column-properties fo:break-before="auto" style:column-width="8.497cm"/>
    </style:style>
    <style:style style:name="co22" style:family="table-column">
      <style:table-column-properties fo:break-before="auto" style:column-width="16.323cm"/>
    </style:style>
    <style:style style:name="co23" style:family="table-column">
      <style:table-column-properties fo:break-before="auto" style:column-width="22.207cm"/>
    </style:style>
    <style:style style:name="co24" style:family="table-column">
      <style:table-column-properties fo:break-before="auto" style:column-width="16.051cm"/>
    </style:style>
    <style:style style:name="co25" style:family="table-column">
      <style:table-column-properties fo:break-before="auto" style:column-width="19.556cm"/>
    </style:style>
    <style:style style:name="co26" style:family="table-column">
      <style:table-column-properties fo:break-before="auto" style:column-width="8.424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7.9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1.974cm" fo:break-before="auto" style:use-optimal-row-height="tru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5.106cm" fo:break-before="auto" style:use-optimal-row-height="tru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CJK S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CJK S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CJK S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fo:font-size="10pt" fo:language="none" fo:country="none" style:text-underline-mode="continuous" style:text-overline-mode="continuous" style:text-line-through-mode="continuous" style:font-name-asian="Noto Sans Mono CJK SC1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S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10pt" style:language-asian="zh" style:country-asian="CN" style:font-style-asian="normal" style:font-weight-asian="normal" style:font-name-complex="Noto Sans Mono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CJK S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" fo:font-size="10pt" style:font-name-asian="Noto Sans Mono CJK SC1" style:font-name-complex="Liberation Mono" style:font-size-complex="10pt"/>
    </style:style>
    <style:style style:name="T2" style:family="text">
      <style:text-properties fo:font-size="10pt" style:font-name-asian="Noto Sans Mono CJK SC1" style:font-size-complex="10pt" style:font-name="Liberation Sans1" fo:font-weight="normal" style:text-underline-style="none" style:text-underline-color="font-color" style:text-line-through-type="none" fo:font-style="normal" style:text-outline="false" fo:text-shadow="none" style:font-name-complex="Liberation Sans1" style:text-emphasize="none"/>
    </style:style>
    <style:style style:name="T3" style:family="text">
      <style:text-properties fo:font-size="10pt" style:font-name-asian="Noto Sans Mono CJK SC1" style:font-size-complex="10pt" style:font-name="Liberation Mono" style:font-name-complex="Liberation Mono"/>
    </style:style>
    <style:style style:name="T4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知识管理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row table:style-name="ro1">
          <table:table-cell/>
          <table:table-cell table:style-name="ce5"/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备份记录" table:style-name="ta1">
        <table:table-column table:style-name="co3" table:default-cell-style-name="ce5"/>
        <table:table-row table:style-name="ro4">
          <table:table-cell office:value-type="string" calcext:value-type="string">
            <text:p>12.22 <text:s/>10.35 <text:s/>左右备份了一次</text:p>
          </table:table-cell>
        </table:table-row>
      </table:table>
      <table:table table:name="登陆页面" table:style-name="ta1">
        <table:table-column table:style-name="co4" table:default-cell-style-name="Default"/>
        <table:table-row table:style-name="ro3">
          <table:table-cell/>
        </table:table-row>
      </table:table>
      <table:table table:name="首页" table:style-name="ta1">
        <table:table-column table:style-name="co5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/home/sardensy/enterprise-brain/enterpise-brain/07-frontend/src/pages/purchase/Dashboard.vue</text:p>
          </table:table-cell>
          <table:table-cell office:value-type="string" calcext:value-type="string">
            <text:p>销售首页</text:p>
          </table:table-cell>
        </table:table-row>
      </table:table>
      <table:table table:name="关于我们" table:style-name="ta1">
        <table:table-column table:style-name="co6" table:default-cell-style-name="Default"/>
        <table:table-row table:style-name="ro3">
          <table:table-cell office:value-type="string" calcext:value-type="string">
            <text:p>/home/sardensy/enterprise-brain/enterpise-brain/new-project/frontend/src/views/About.vue</text:p>
          </table:table-cell>
        </table:table-row>
      </table:table>
      <table:table table:name="备料计划" table:style-name="ta1">
        <table:table-column table:style-name="co7" table:default-cell-style-name="Default"/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/home/sardensy/enterprise-brain/enterpise-brain/new-project/backend/models/MaterialPreparationPlan.j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sardensy/enterprise-brain/enterpise-brain/new-project/backend/controllers/productionPlanningController.j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sardensy/enterprise-brain/enterpise-brain/new-project/frontend/src/views/production-planning/MaterialPreparationPlan.vue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07-frontend/src/api/materialPreparationPlan.js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7-frontend/src/pages/production-planning/MaterialPreparationPlan.vue</text:p>
          </table:table-cell>
          <table:table-cell office:value-type="string" calcext:value-type="string">
            <text:p>不要了</text:p>
          </table:table-cell>
          <table:table-cell/>
        </table:table-row>
        <table:table-row table:style-name="ro3">
          <table:table-cell office:value-type="string" calcext:value-type="string">
            <text:p>07-frontend/src/pages/production-planning/MaterialPreparationPlanNew.vue</text:p>
          </table:table-cell>
          <table:table-cell table:number-columns-repeated="2"/>
        </table:table-row>
        <table:table-row table:style-name="ro3" table:number-rows-repeated="10">
          <table:table-cell table:number-columns-repeated="3"/>
        </table:table-row>
        <table:table-row table:style-name="ro3">
          <table:table-cell office:value-type="string" calcext:value-type="string">
            <text:p>字段名</text:p>
          </table:table-cell>
          <table:table-cell office:value-type="string" calcext:value-type="string">
            <text:p>含义</text:p>
          </table:table-cell>
          <table:table-cell office:value-type="string" calcext:value-type="string">
            <text:p>类型</text:p>
          </table:table-cell>
        </table:table-row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主键ID</text:p>
          </table:table-cell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plan_no</text:p>
          </table:table-cell>
          <table:table-cell office:value-type="string" calcext:value-type="string">
            <text:p>备料计划编号</text:p>
          </table:table-cell>
          <table:table-cell office:value-type="string" calcext:value-type="string">
            <text:p>VARCHAR(50)</text:p>
          </table:table-cell>
        </table:table-row>
        <table:table-row table:style-name="ro3">
          <table:table-cell office:value-type="string" calcext:value-type="string">
            <text:p>source_plan_no</text:p>
          </table:table-cell>
          <table:table-cell office:value-type="string" calcext:value-type="string">
            <text:p>来源主计划编号</text:p>
          </table:table-cell>
          <table:table-cell office:value-type="string" calcext:value-type="string">
            <text:p>VARCHAR(50)</text:p>
          </table:table-cell>
        </table:table-row>
        <table:table-row table:style-name="ro3">
          <table:table-cell office:value-type="string" calcext:value-type="string">
            <text:p>source_process_plan_no</text:p>
          </table:table-cell>
          <table:table-cell office:value-type="string" calcext:value-type="string">
            <text:p>来源工序计划编号</text:p>
          </table:table-cell>
          <table:table-cell office:value-type="string" calcext:value-type="string">
            <text:p>VARCHAR(50)</text:p>
          </table:table-cell>
        </table:table-row>
        <table:table-row table:style-name="ro3">
          <table:table-cell office:value-type="string" calcext:value-type="string">
            <text:p>material_code</text:p>
          </table:table-cell>
          <table:table-cell office:value-type="string" calcext:value-type="string">
            <text:p>计划物料编号</text:p>
          </table:table-cell>
          <table:table-cell office:value-type="string" calcext:value-type="string">
            <text:p>VARCHAR(50)</text:p>
          </table:table-cell>
        </table:table-row>
        <table:table-row table:style-name="ro3">
          <table:table-cell office:value-type="string" calcext:value-type="string">
            <text:p>material_name</text:p>
          </table:table-cell>
          <table:table-cell office:value-type="string" calcext:value-type="string">
            <text:p>计划物料名称</text:p>
          </table:table-cell>
          <table:table-cell office:value-type="string" calcext:value-type="string">
            <text:p>VARCHAR(200)</text:p>
          </table:table-cell>
        </table:table-row>
        <table:table-row table:style-name="ro3">
          <table:table-cell office:value-type="string" calcext:value-type="string">
            <text:p>material_source</text:p>
          </table:table-cell>
          <table:table-cell office:value-type="string" calcext:value-type="string">
            <text:p>物料来源</text:p>
          </table:table-cell>
          <table:table-cell office:value-type="string" calcext:value-type="string">
            <text:p>VARCHAR(20)</text:p>
          </table:table-cell>
        </table:table-row>
        <table:table-row table:style-name="ro3">
          <table:table-cell office:value-type="string" calcext:value-type="string">
            <text:p>material_unit</text:p>
          </table:table-cell>
          <table:table-cell office:value-type="string" calcext:value-type="string">
            <text:p>物料单位</text:p>
          </table:table-cell>
          <table:table-cell office:value-type="string" calcext:value-type="string">
            <text:p>VARCHAR(20)</text:p>
          </table:table-cell>
        </table:table-row>
        <table:table-row table:style-name="ro3">
          <table:table-cell office:value-type="string" calcext:value-type="string">
            <text:p>demand_quantity</text:p>
          </table:table-cell>
          <table:table-cell office:value-type="string" calcext:value-type="string">
            <text:p>需求数量</text:p>
          </table:table-cell>
          <table:table-cell office:value-type="string" calcext:value-type="string">
            <text:p>DECIMAL(18,4)</text:p>
          </table:table-cell>
        </table:table-row>
        <table:table-row table:style-name="ro3">
          <table:table-cell office:value-type="string" calcext:value-type="string">
            <text:p>realtime_stock</text:p>
          </table:table-cell>
          <table:table-cell office:value-type="string" calcext:value-type="string">
            <text:p>实时库存</text:p>
          </table:table-cell>
          <table:table-cell office:value-type="string" calcext:value-type="string">
            <text:p>DECIMAL(18,4)</text:p>
          </table:table-cell>
        </table:table-row>
        <table:table-row table:style-name="ro3">
          <table:table-cell office:value-type="string" calcext:value-type="string">
            <text:p>available_stock</text:p>
          </table:table-cell>
          <table:table-cell office:value-type="string" calcext:value-type="string">
            <text:p>有效库存</text:p>
          </table:table-cell>
          <table:table-cell office:value-type="string" calcext:value-type="string">
            <text:p>DECIMAL(18,4)</text:p>
          </table:table-cell>
        </table:table-row>
        <table:table-row table:style-name="ro3">
          <table:table-cell office:value-type="string" calcext:value-type="string">
            <text:p>replenishment_quantity</text:p>
          </table:table-cell>
          <table:table-cell office:value-type="string" calcext:value-type="string">
            <text:p>补货数量</text:p>
          </table:table-cell>
          <table:table-cell office:value-type="string" calcext:value-type="string">
            <text:p>DECIMAL(18,4)</text:p>
          </table:table-cell>
        </table:table-row>
        <table:table-row table:style-name="ro3">
          <table:table-cell office:value-type="string" calcext:value-type="string">
            <text:p>source_process</text:p>
          </table:table-cell>
          <table:table-cell office:value-type="string" calcext:value-type="string">
            <text:p>来源工序</text:p>
          </table:table-cell>
          <table:table-cell office:value-type="string" calcext:value-type="string">
            <text:p>VARCHAR(100)</text:p>
          </table:table-cell>
        </table:table-row>
        <table:table-row table:style-name="ro3">
          <table:table-cell office:value-type="string" calcext:value-type="string">
            <text:p>workshop_name</text:p>
          </table:table-cell>
          <table:table-cell office:value-type="string" calcext:value-type="string">
            <text:p>车间名称</text:p>
          </table:table-cell>
          <table:table-cell office:value-type="string" calcext:value-type="string">
            <text:p>VARCHAR(100)</text:p>
          </table:table-cell>
        </table:table-row>
        <table:table-row table:style-name="ro3">
          <table:table-cell office:value-type="string" calcext:value-type="string">
            <text:p>demand_date</text:p>
          </table:table-cell>
          <table:table-cell office:value-type="string" calcext:value-type="string">
            <text:p>需求日期</text:p>
          </table:table-cell>
          <table:table-cell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push_to_purchase</text:p>
          </table:table-cell>
          <table:table-cell office:value-type="string" calcext:value-type="string">
            <text:p>是否下推采购计划</text:p>
          </table:table-cell>
          <table:table-cell office:value-type="string" calcext:value-type="string">
            <text:p>TINYINT(1)</text:p>
          </table:table-cell>
        </table:table-row>
        <table:table-row table:style-name="ro3">
          <table:table-cell office:value-type="string" calcext:value-type="string">
            <text:p>push_to_process</text:p>
          </table:table-cell>
          <table:table-cell office:value-type="string" calcext:value-type="string">
            <text:p>是否下推工序计划</text:p>
          </table:table-cell>
          <table:table-cell office:value-type="string" calcext:value-type="string">
            <text:p>TINYINT(1)</text:p>
          </table:table-cell>
        </table:table-row>
        <table:table-row table:style-name="ro3">
          <table:table-cell office:value-type="string" calcext:value-type="string">
            <text:p>sales_order_no</text:p>
          </table:table-cell>
          <table:table-cell office:value-type="string" calcext:value-type="string">
            <text:p>销售订单编号</text:p>
          </table:table-cell>
          <table:table-cell office:value-type="string" calcext:value-type="string">
            <text:p>VARCHAR(50)</text:p>
          </table:table-cell>
        </table:table-row>
        <table:table-row table:style-name="ro3">
          <table:table-cell office:value-type="string" calcext:value-type="string">
            <text:p>customer_order_no</text:p>
          </table:table-cell>
          <table:table-cell office:value-type="string" calcext:value-type="string">
            <text:p>客户订单编号</text:p>
          </table:table-cell>
          <table:table-cell office:value-type="string" calcext:value-type="string">
            <text:p>VARCHAR(50)</text:p>
          </table:table-cell>
        </table:table-row>
        <table:table-row table:style-name="ro3">
          <table:table-cell office:value-type="string" calcext:value-type="string">
            <text:p>main_plan_product_code</text:p>
          </table:table-cell>
          <table:table-cell office:value-type="string" calcext:value-type="string">
            <text:p>主计划产品编号</text:p>
          </table:table-cell>
          <table:table-cell office:value-type="string" calcext:value-type="string">
            <text:p>VARCHAR(50)</text:p>
          </table:table-cell>
        </table:table-row>
        <table:table-row table:style-name="ro3">
          <table:table-cell office:value-type="string" calcext:value-type="string">
            <text:p>main_plan_product_name</text:p>
          </table:table-cell>
          <table:table-cell office:value-type="string" calcext:value-type="string">
            <text:p>主计划产品名称</text:p>
          </table:table-cell>
          <table:table-cell office:value-type="string" calcext:value-type="string">
            <text:p>VARCHAR(200)</text:p>
          </table:table-cell>
        </table:table-row>
        <table:table-row table:style-name="ro3">
          <table:table-cell office:value-type="string" calcext:value-type="string">
            <text:p>main_plan_quantity</text:p>
          </table:table-cell>
          <table:table-cell office:value-type="string" calcext:value-type="string">
            <text:p>主计划排程数量</text:p>
          </table:table-cell>
          <table:table-cell office:value-type="string" calcext:value-type="string">
            <text:p>DECIMAL(18,4)</text:p>
          </table:table-cell>
        </table:table-row>
        <table:table-row table:style-name="ro3">
          <table:table-cell office:value-type="string" calcext:value-type="string">
            <text:p>promise_delivery_date</text:p>
          </table:table-cell>
          <table:table-cell office:value-type="string" calcext:value-type="string">
            <text:p>订单承诺交期</text:p>
          </table:table-cell>
          <table:table-cell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创建时间</text:p>
          </table:table-cell>
          <table:table-cell office:value-type="string" calcext:value-type="string">
            <text:p>TIMESTAMP</text:p>
          </table:table-cell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更新时间</text:p>
          </table:table-cell>
          <table:table-cell office:value-type="string" calcext:value-type="string">
            <text:p>TIMESTAMP</text:p>
          </table:table-cell>
        </table:table-row>
        <table:table-row table:style-name="ro3" table:number-rows-repeated="5">
          <table:table-cell table:number-columns-repeated="3"/>
        </table:table-row>
        <table:table-row table:style-name="ro3">
          <table:table-cell table:style-name="ce5" office:value-type="string" calcext:value-type="string">
            <text:p># 备料计划（Material Preparation Plan）信息文档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# 1. 备料计划字段列表</text:p>
          </table:table-cell>
          <table:table-cell table:number-columns-repeated="2"/>
        </table:table-row>
        <table:table-row table:style-name="ro6">
          <table:table-cell table:style-name="ce5" office:value-type="string" calcext:value-type="string">
            <text:p>| 字段名 | 类型 | 描述 | 是否必填 ||-------|------|------|--------|| id | number | 主键ID | 否 || planNo | string | 计划编号 | 是 || sourcePlanNo | string | 源计划编号 | 否 || sourceProcessPlanNo | string | 源工序计划编号 | 否 || parentCode | string | 父件代码 | 否 || parentName | string | 父件名称 | 否 || parentScheduleQuantity | number | 父件计划数量 | 否 || materialCode | string | 物料代码 | 是 || materialName | string | 物料名称 | 是 || materialSource | string | 物料来源 | 否 || materialUnit | string | 物料单位 | 否 || demandQuantity | number | 需求数量 | 是 || needMrp | boolean | 是否需要MRP | 否 || realtimeStock | number | 实时库存 | 否 || projectedBalance | number | 预计余额 | 否 || availableStock | number | 可用库存 | 否 || sourceProcess | string | 来源工序 | 否 || workshopName | string | 车间名称 | 否 || parentProcessName | string | 父工序名称 | 否 || processIntervalHours | number | 工序间隔小时 | 否 || processIntervalUnit | string | 工序间隔单位 | 否 || processScheduleDate | string | 工序计划日期 | 否 || demandDate | string | 需求日期 | 否 || pushToPurchase | boolean | 是否推送到采购 | 否 || pushToProcess | boolean | 是否推送到工序 | 否 || salesOrderNo | string | 销售订单号 | 否 || customerOrderNo | string | 客户订单号 | 否 || mainPlanProductCode | string | 主计划产品代码 | 否 || mainPlanProductName | string | 主计划产品名称 | 否 || mainPlanQuantity | number | 主计划数量 | 否 || promiseDeliveryDate | string | 承诺交货日期 | 否 || remark | string | 备注 | 否 || createdAt | string | 创建时间 | 否 || updatedAt | string | 更新时间 | 否 || createdBy | string | 创建人 | 否 || updatedBy | string | 更新人 | 否 |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# 2. 前端代码文件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### 2.1 类型定义- **文件路径**: `/home/sardensy/enterprise-brain/enterpise-brain/07-frontend/src/features/material-preparation/types/index.ts`- **功能**: 定义备料计划的所有类型接口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### 2.2 API服务层- **文件路径**: `/home/sardensy/enterprise-brain/enterpise-brain/07-frontend/src/features/material-preparation/services/materialPrepApi.ts`- **功能**: 封装与后端的HTTP通信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### 2.3 业务逻辑层- **文件路径**: `/home/sardensy/enterprise-brain/enterpise-brain/07-frontend/src/features/material-preparation/composables/useMaterialPrepActions.ts`- **功能**: 提供备料计划的增删改查操作逻辑</text:p>
          </table:table-cell>
          <table:table-cell table:number-columns-repeated="2"/>
        </table:table-row>
        <table:table-row table:style-name="ro7">
          <table:table-cell table:style-name="ce5" office:value-type="string" calcext:value-type="string">
            <text:p>- **文件路径**: `/home/sardensy/enterprise-brain/enterpise-brain/07-frontend/src/features/material-preparation/composables/useMaterialPrepList.ts`- **功能**: 处理备料计划列表的数据加载和管理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### 2.4 页面组件- **文件路径**: `/home/sardensy/enterprise-brain/enterpise-brain/07-frontend/src/pages/production-planning/MaterialPreparationPlan.vue`- **功能**: 备料计划列表页面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- **文件路径**: `/home/sardensy/enterprise-brain/enterpise-brain/07-frontend/src/pages/production-planning/MaterialPreparationPlanNew.vue`- **功能**: 新增备料计划页面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### 2.5 API接口定义- **文件路径**: `/home/sardensy/enterprise-brain/enterpise-brain/07-frontend/src/api/materialPreparationPlan.js`- **功能**: 定义所有备料计划相关的API接口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### 2.6 路由配置- **文件路径**: `/home/sardensy/enterprise-brain/enterpise-brain/07-frontend/src/router/modules/production-planning.js`- **功能**: 配置备料计划相关的路由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# 3. 后端API接口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### 3.1 基础CRUD接口| 方法 | 路径 | 功能 ||------|------|------|| GET | `/material-preparation-plans` | 获取备料计划列表 || GET | `/material-preparation-plans/:id` | 获取单个备料计划详情 || POST | `/material-preparation-plans` | 创建备料计划 || PUT | `/material-preparation-plans/:id` | 更新备料计划 || DELETE | `/material-preparation-plans/:id` | 删除备料计划 |</text:p>
          </table:table-cell>
          <table:table-cell table:number-columns-repeated="2"/>
        </table:table-row>
        <table:table-row table:style-name="ro8">
          <table:table-cell table:style-name="ce5" office:value-type="string" calcext:value-type="string">
            <text:p>### 3.2 批量操作接口| 方法 | 路径 | 功能 ||------|------|------|| DELETE | `/material-preparation-plans/batch/delete` | 批量删除备料计划 |</text:p>
          </table:table-cell>
          <table:table-cell table:number-columns-repeated="2"/>
        </table:table-row>
        <table:table-row table:style-name="ro8">
          <table:table-cell table:style-name="ce5" office:value-type="string" calcext:value-type="string">
            <text:p>### 3.3 业务操作接口| 方法 | 路径 | 功能 ||------|------|------|| POST | `/material-preparation-plans/:id/push-to-process` | 推送到工序计划 |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# 4. 后端代码（待实现）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目前后端尚未实现备料计划的相关代码，需要在以下目录中创建：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- `/home/sardensy/enterprise-brain/enterpise-brain/07-backend/routes/material-preparation-plans.js` - 路由定义- `/home/sardensy/enterprise-brain/enterpise-brain/07-backend/services/materialPreparationService.js` - 服务层- `/home/sardensy/enterprise-brain/enterpise-brain/07-backend/models/MaterialPreparationPlan.js` - 数据模型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# 5. 数据流向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. **前端页面** → **业务逻辑层** (useMaterialPrepList/useMaterialPrepActions)2. **业务逻辑层** → **API服务层** (materialPrepApi.ts)3. **API服务层** → **后端API** (HTTP请求)4. **后端API** → **服务层** (MaterialPreparationService)5. **服务层** → **数据模型** (MaterialPreparationPlan)6. **数据模型** → **数据库**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# 6. 技术栈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- **前端框架**: Vue 3 + TypeScript- **状态管理**: Composition API- **UI组件**: Element Plus- **API通信**: Axios- **后端框架**: Express (待实现)- **数据库**: 待定 (待实现)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## 7. 注意事项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1. 备料计划与主生产计划、工序计划存在关联关系2. 推送到工序功能需要与工序计划模块协作3. 库存信息需要与库存管理模块实时同步4. 后端API需要支持分页、过滤和排序功能</text:p>
          </table:table-cell>
          <table:table-cell table:number-columns-repeated="2"/>
        </table:table-row>
        <table:table-row table:style-name="ro3" table:number-rows-repeated="5">
          <table:table-cell table:number-columns-repeated="3"/>
        </table:table-row>
        <table:table-row table:style-name="ro3">
          <table:table-cell office:value-type="string" calcext:value-type="string">
            <text:p># 备料计划 数据来源规则与推送规则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 一、数据来源规则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1. 数据来源类型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备料计划的数据来源主要有两种：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主生产计划** (`DataSourceType.MAIN_PLAN`)：由主生产计划生成的备料计划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所有工序计划** (`DataSourceType.REAL_PROCESS_PLAN`)：由所有工序计划生成的备料计划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2. 数据流向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``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销售订单 → 主生产计划 → 备料计划 → 所有工序计划 → 备料计划 （备料计划根据来源工序 推送到采购计划 <text:s/>和所有工序计划，直到不能再推送为止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```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3. 字段映射规则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3.1 从主生产计划获取的字段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备料计划字段 | 主生产计划对应字段 | 说明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-------------|------------------|------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sourcePlanNo` | 主生产计划编号 | 来源计划编号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salesOrderNo` | 销售订单编号 | 关联的销售订单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customerOrderNo` | 客户订单编号 | 关联的客户订单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mainPlanProductCode` | 产品编号 | 主生产计划的产品编号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mainPlanProductName` | 产品名称 | 主生产计划的产品名称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mainPlanQuantity` | 计划数量 | 主生产计划的数量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promiseDeliveryDate` | 承诺交货日期 | 主生产计划的交货日期 |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3.2 从所有工序计划获取的字段（前提确保所有工序计划的主表格字段一致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备料计划字段 | 真工序计划对应字段 | 说明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-------------|------------------|------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sourceProcessPlanNo` | 真工序计划编号 | 来源工序计划编号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parentCode` | 父件编号 | 父件产品编号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parentName` | 父件名称 | 父件产品名称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parentScheduleQuantity` | 排程数量 | 父件排程数量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sourceProcess` | 来源工序 | 来源工序名称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workshopName` | 车间名称 | 来源车间名称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parentProcessName` | 父工序名称 | 父工序名称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processIntervalHours` | - | 工序间隔时间（小时）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processIntervalUnit` | - | 工序间隔单位（小时/天）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`processScheduleDate` | 排程日期 | 工序排程日期 |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4. 关键业务逻辑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4.1 需求日期计算规则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``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需求日期 (demandDate) = 工序计划日期 (processScheduleDate) - 工序间隔时间 (processIntervalHours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```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- 间隔单位可配置为小时或天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用于确定物料需要准备的最晚日期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4.2 库存计算规则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实时库存** (`realtimeStock`)：当前实际库存数量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预计结存** (`projectedBalance`)：考虑在途和待出库后的预计库存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可用库存** (`availableStock`)：实际可用于生产的库存数量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4.3 MRP需求判断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``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edMrp = demandQuantity &gt; availableStoc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```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- 当需求数量大于可用库存时，需要进行MRP计算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用于决定是否需要采购或生产更多物料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 二、推送规则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1. 推送到工序计划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1.1 推送实现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API路径**：`/material-preparation-plans/${id}/push-to-process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实现方法**：`useMaterialPrepActions.pushToProcess(row)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功能说明**：将备料计划推送到工序计划系统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1.2 推送合并规则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备料计划推送到工序计划时，支持以下合并规则：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| 合并规则 | 说明 | 默认值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---------|------|--------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按销售订单合并 | 相同"销售订单编号"且相同"计划物料编号"合并排程 | ❌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按来源主计划编号合并 | 相同"来源主计划编号"且相同"计划物料编号"合并排程 | ✅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按备料计划编号合并 | 相同"备料计划编号"且相同"计划物料编号"合并排程 | ❌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按需求日期合并 | 相同"需求日期"且相同"计划物料编号"合并排程 | ❌ |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 按计划物料编号合并 | 相同"计划物料编号"合并排程 | ❌ |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2. 从真工序计划推送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2.1 推送实现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API路径**：`/real-process-plans/${id}/push-to-material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实现方法**：`pushToMaterialPreparation(id, processIntervalSettings)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功能说明**：将真工序计划的物料需求推送到备料计划系统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2.2 推送参数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`id`：真工序计划I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`processIntervalSettings`：工序间隔设置，用于计算需求日期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3. 推送到采购计划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3.1 功能概述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备料计划包含 `pushToPurchase` 字段，用于标记是否需要推送到采购计划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当前前端已标记该功能，但具体实现尚未完成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4. 推送状态管理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4.1 状态字段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`pushToProcess`：标记是否已推送到工序计划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`pushToPurchase`：标记是否已推送到采购计划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4.2 状态更新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推送成功后，对应状态字段会更新为 `true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可通过API查询当前推送状态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 三、技术实现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1. 前端实现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sardensy/enterprise-brain/enterpise-brain/new-project/backend/models/MaterialPreparationPlan.j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#### 1.1 核心文件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类型定义**：`src/features/material-preparation/types/index.ts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API服务**：`src/features/material-preparation/services/materialPrepApi.ts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业务逻辑**：`src/features/material-preparation/composables/useMaterialPrepActions.ts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**页面组件**：`src/pages/production-planning/MaterialPreparationPlanNew.vue`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1.2 关键AP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```typescrip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/ 推送到工序计划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ync pushToProcess(id: number): Promise&lt;any&gt; {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2"/>const response = await request.post(`${this.basePath}/${id}/push-to-process`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2"/>return response.data || respons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```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2. 后端实现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# 2.1 API路径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备料计划管理：`/material-preparation-plans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推送工序计划：`/material-preparation-plans/:id/push-to-process`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真工序计划推送：`/real-process-plans/:id/push-to-material`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 四、注意事项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1. 数据一致性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推送过程中需要确保数据一致性，避免重复推送或数据丢失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建议实现幂等性检查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2. 权限控制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推送操作需要适当的权限控制，避免误操作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3. 日志记录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重要的推送操作需要记录日志，便于追踪和排查问题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### 4. 异常处理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推送失败时需要有合理的异常处理机制，提供清晰的错误信息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**文档创建时间**：2023-11-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**文档版本**：v1.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**最后更新**：2023-11-01</text:p>
          </table:table-cell>
          <table:table-cell table:number-columns-repeated="2"/>
        </table:table-row>
      </table:table>
      <table:table table:name="供应商管理" table:style-name="ta1">
        <table:table-column table:style-name="co8" table:default-cell-style-name="Default"/>
        <table:table-row table:style-name="ro3">
          <table:table-cell office:value-type="string" calcext:value-type="string">
            <text:p>/home/sardensy/enterprise-brain/enterpise-brain/new-project/backend/models/Supplier.js</text:p>
          </table:table-cell>
        </table:table-row>
      </table:table>
      <table:table table:name="采购计划" table:style-name="ta1">
        <table:table-column table:style-name="co9" table:default-cell-style-name="Default"/>
        <table:table-row table:style-name="ro3">
          <table:table-cell office:value-type="string" calcext:value-type="string">
            <text:p>/home/sardensy/enterprise-brain/enterpise-brain/new-project/backend/models/ProcurementPlan.js</text:p>
          </table:table-cell>
        </table:table-row>
      </table:table>
      <table:table table:name="主生产计划" table:style-name="ta1">
        <table:table-column table:style-name="co10" table:default-cell-style-name="Default"/>
        <table:table-row table:style-name="ro3">
          <table:table-cell office:value-type="string" calcext:value-type="string">
            <text:p>/home/sardensy/enterprise-brain/enterpise-brain/new-project/backend/models/MasterProductionPlan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frontend/src/views/production-planning/MainProductionPlan.vue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我需要先搜索主生产计划相关的代码文件，了解整个模块的结构。首先，我应该搜索主生产计划相关的后端路由、服务和数据库文件。</text:p>
          </table:table-cell>
        </table:table-row>
        <table:table-row table:style-name="ro3">
          <table:table-cell office:value-type="string" calcext:value-type="string">
            <text:p><text:s text:c="8"/>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toolName: search_codebase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status: success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query: 主生产计划相关的代码文件，包括后端路由、服务、数据库文件，以及前端组件和API文件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我需要查看主生产计划的后端路由文件，了解完整的API接口和数据处理逻辑。</text:p>
          </table:table-cell>
        </table:table-row>
        <table:table-row table:style-name="ro3">
          <table:table-cell office:value-type="string" calcext:value-type="string">
            <text:p><text:s text:c="8"/>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toolName: view_files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status: success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filePath: /home/sardensy/enterprise-brain/enterpise-brain/backend/routes/masterProductionPlans.js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我需要查看前端的主生产计划API文件，了解前端如何与后端通信获取数据。</text:p>
          </table:table-cell>
        </table:table-row>
        <table:table-row table:style-name="ro3">
          <table:table-cell office:value-type="string" calcext:value-type="string">
            <text:p><text:s text:c="8"/>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toolName: view_files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status: success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filePath: /home/sardensy/enterprise-brain/enterpise-brain/07-frontend/src/api/masterProductionPlan.js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我需要查看前端的主生产计划列表页面组件，了解页面的具体实现，包括字段展示和交互逻辑。</text:p>
          </table:table-cell>
        </table:table-row>
        <table:table-row table:style-name="ro3">
          <table:table-cell office:value-type="string" calcext:value-type="string">
            <text:p><text:s text:c="8"/>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toolName: view_files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status: success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filePath: /home/sardensy/enterprise-brain/enterpise-brain/07-frontend/src/pages/production-planning/ProductionPlanList.vue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我需要查看主生产计划的数据库迁移文件，确认表结构和字段定义的完整性。</text:p>
          </table:table-cell>
        </table:table-row>
        <table:table-row table:style-name="ro3">
          <table:table-cell office:value-type="string" calcext:value-type="string">
            <text:p><text:s text:c="8"/>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toolName: search_codebase</text:p>
          </table:table-cell>
        </table:table-row>
        <table:table-row table:style-name="ro3">
          <table:table-cell office:value-type="string" calcext:value-type="string">
            <text:p><text:s text:c="12"/></text:p>
          </table:table-cell>
        </table:table-row>
        <table:table-row table:style-name="ro3">
          <table:table-cell office:value-type="string" calcext:value-type="string">
            <text:p>status: success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query: 主生产计划相关的数据库迁移文件，包含表结构和字段定义</text:p>
          </table:table-cell>
        </table:table-row>
        <table:table-row table:style-name="ro3">
          <table:table-cell office:value-type="string" calcext:value-type="string">
            <text:p><text:s text:c="10"/></text:p>
          </table:table-cell>
        </table:table-row>
        <table:table-row table:style-name="ro3">
          <table:table-cell office:value-type="string" calcext:value-type="string">
            <text:p>现在我已经收集了足够的信息，可以整理出主生产计划的所有字段、规则、前后端代码文件、数据库文件和页面组件等信息。让我将这些信息以结构化的方式呈现给用户。# 主生产计划详细分析报告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1. 主生产计划字段列表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核心字段</text:p>
          </table:table-cell>
        </table:table-row>
        <table:table-row table:style-name="ro3">
          <table:table-cell office:value-type="string" calcext:value-type="string">
            <text:p>| 字段名 | 数据库字段名 | 类型 | 说明 | 来源/映射 |</text:p>
          </table:table-cell>
        </table:table-row>
        <table:table-row table:style-name="ro3">
          <table:table-cell office:value-type="string" calcext:value-type="string">
            <text:p>|--------|--------------|------|------|-----------|</text:p>
          </table:table-cell>
        </table:table-row>
        <table:table-row table:style-name="ro3">
          <table:table-cell office:value-type="string" calcext:value-type="string">
            <text:p>| 主生产计划编号 | plan_code | VARCHAR | MPS+年份+时间戳后6位+3位随机数 | 自动生成 |</text:p>
          </table:table-cell>
        </table:table-row>
        <table:table-row table:style-name="ro3">
          <table:table-cell office:value-type="string" calcext:value-type="string">
            <text:p>| 产品编号 | product_code | VARCHAR | 产品唯一标识 | 销售订单产品 |</text:p>
          </table:table-cell>
        </table:table-row>
        <table:table-row table:style-name="ro3">
          <table:table-cell office:value-type="string" calcext:value-type="string">
            <text:p>| 产品名称 | product_name | VARCHAR | 产品名称 | 销售订单产品 |</text:p>
          </table:table-cell>
        </table:table-row>
        <table:table-row table:style-name="ro3">
          <table:table-cell office:value-type="string" calcext:value-type="string">
            <text:p>| 订单数量 | order_quantity | DECIMAL | 销售订单中该产品的数量 | 销售订单 |</text:p>
          </table:table-cell>
        </table:table-row>
        <table:table-row table:style-name="ro3">
          <table:table-cell office:value-type="string" calcext:value-type="string">
            <text:p>| 销售员 | salesperson | VARCHAR | 负责销售的人员 | 销售订单 |</text:p>
          </table:table-cell>
        </table:table-row>
        <table:table-row table:style-name="ro3">
          <table:table-cell office:value-type="string" calcext:value-type="string">
            <text:p>| 销售单位 | sales_unit | VARCHAR | 产品销售单位 | 销售订单产品 |</text:p>
          </table:table-cell>
        </table:table-row>
        <table:table-row table:style-name="ro3">
          <table:table-cell office:value-type="string" calcext:value-type="string">
            <text:p>| 可用库存 | available_stock | DECIMAL | 当前可用库存数量 | 库存系统 |</text:p>
          </table:table-cell>
        </table:table-row>
        <table:table-row table:style-name="ro3">
          <table:table-cell office:value-type="string" calcext:value-type="string">
            <text:p>| 实时库存 | current_stock | DECIMAL | 当前实时库存数量 | 库存系统 |</text:p>
          </table:table-cell>
        </table:table-row>
        <table:table-row table:style-name="ro3">
          <table:table-cell office:value-type="string" calcext:value-type="string">
            <text:p>| 计划数量 | plan_quantity | DECIMAL | 计算规则：如果可用库存&gt;=订单数量，0，否则订单数量-可用库存 | 自动计算 |</text:p>
          </table:table-cell>
        </table:table-row>
        <table:table-row table:style-name="ro3">
          <table:table-cell office:value-type="string" calcext:value-type="string">
            <text:p>| 产品图片 | product_image | VARCHAR | 产品图片URL | 从product_manual表获取 |</text:p>
          </table:table-cell>
        </table:table-row>
        <table:table-row table:style-name="ro3">
          <table:table-cell office:value-type="string" calcext:value-type="string">
            <text:p>| 产出工序 | output_process | VARCHAR | 产品生产的最终工序 | 销售订单产品 |</text:p>
          </table:table-cell>
        </table:table-row>
        <table:table-row table:style-name="ro3">
          <table:table-cell office:value-type="string" calcext:value-type="string">
            <text:p>| 订单承诺交期 | promised_delivery_date | DATE | 订单承诺交货日期 | 销售订单的customerDeliveryDate |</text:p>
          </table:table-cell>
        </table:table-row>
        <table:table-row table:style-name="ro3">
          <table:table-cell office:value-type="string" calcext:value-type="string">
            <text:p>| 计划入库日期 | planned_storage_date | DATE | 计算规则：订单承诺交期 - 提前入库期 | 自动计算 |</text:p>
          </table:table-cell>
        </table:table-row>
        <table:table-row table:style-name="ro3">
          <table:table-cell office:value-type="string" calcext:value-type="string">
            <text:p>| 产品来源 | product_source | VARCHAR | 产品来源 | 从product_manual表获取 |</text:p>
          </table:table-cell>
        </table:table-row>
        <table:table-row table:style-name="ro3">
          <table:table-cell office:value-type="string" calcext:value-type="string">
            <text:p>| 内部销售订单号 | internal_order_no | VARCHAR | 系统内部销售订单编号 | 销售订单 |</text:p>
          </table:table-cell>
        </table:table-row>
        <table:table-row table:style-name="ro3">
          <table:table-cell office:value-type="string" calcext:value-type="string">
            <text:p>| 客户订单号 | customer_order_no | VARCHAR | 客户提供的订单编号 | 销售订单 |</text:p>
          </table:table-cell>
        </table:table-row>
        <table:table-row table:style-name="ro3">
          <table:table-cell office:value-type="string" calcext:value-type="string">
            <text:p>| 客户名称 | customer_name | VARCHAR | 客户名称 | 销售订单 |</text:p>
          </table:table-cell>
        </table:table-row>
        <table:table-row table:style-name="ro3">
          <table:table-cell office:value-type="string" calcext:value-type="string">
            <text:p>| 提交人 | submitter | VARCHAR | 提交主生产计划的人员 | 销售订单 |</text:p>
          </table:table-cell>
        </table:table-row>
        <table:table-row table:style-name="ro3">
          <table:table-cell office:value-type="string" calcext:value-type="string">
            <text:p>| 状态 | status | VARCHAR | 0:未开始,1:进行中,2:已完成,3:已暂停 | 系统默认/手动更新 |</text:p>
          </table:table-cell>
        </table:table-row>
        <table:table-row table:style-name="ro3">
          <table:table-cell office:value-type="string" calcext:value-type="string">
            <text:p>| 创建时间 | created_at | TIMESTAMP | 记录创建时间 | 自动生成 |</text:p>
          </table:table-cell>
        </table:table-row>
        <table:table-row table:style-name="ro3">
          <table:table-cell office:value-type="string" calcext:value-type="string">
            <text:p>| 更新时间 | updated_at | TIMESTAMP | 记录最后更新时间 | 自动生成 |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2. 业务规则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2.1 编号生成规则</text:p>
          </table:table-cell>
        </table:table-row>
        <table:table-row table:style-name="ro3">
          <table:table-cell office:value-type="string" calcext:value-type="string">
            <text:p>```javascript</text:p>
          </table:table-cell>
        </table:table-row>
        <table:table-row table:style-name="ro3">
          <table:table-cell office:value-type="string" calcext:value-type="string">
            <text:p>// 格式：MPS + 年份 + 时间戳后6位 + 3位随机数</text:p>
          </table:table-cell>
        </table:table-row>
        <table:table-row table:style-name="ro3">
          <table:table-cell office:value-type="string" calcext:value-type="string">
            <text:p>function generatePlanCode() {</text:p>
          </table:table-cell>
        </table:table-row>
        <table:table-row table:style-name="ro3">
          <table:table-cell office:value-type="string" calcext:value-type="string">
            <text:p><text:s text:c="2"/>const year = new Date().getFullYear();</text:p>
          </table:table-cell>
        </table:table-row>
        <table:table-row table:style-name="ro3">
          <table:table-cell office:value-type="string" calcext:value-type="string">
            <text:p><text:s text:c="2"/>const timestamp = Date.now().toString().slice(-6);</text:p>
          </table:table-cell>
        </table:table-row>
        <table:table-row table:style-name="ro3">
          <table:table-cell office:value-type="string" calcext:value-type="string">
            <text:p><text:s text:c="2"/>const random = Math.floor(Math.random() * 1000).toString().padStart(3, '0');</text:p>
          </table:table-cell>
        </table:table-row>
        <table:table-row table:style-name="ro3">
          <table:table-cell office:value-type="string" calcext:value-type="string">
            <text:p><text:s text:c="2"/>return `MPS${year}${timestamp}${random}`;</text:p>
          </table:table-cell>
        </table:table-row>
        <table:table-row table:style-name="ro3">
          <table:table-cell office:value-type="string" calcext:value-type="string">
            <text:p>}</text:p>
          </table:table-cell>
        </table:table-row>
        <table:table-row table:style-name="ro3">
          <table:table-cell office:value-type="string" calcext:value-type="string">
            <text:p>```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2.2 计划数量计算规则</text:p>
          </table:table-cell>
        </table:table-row>
        <table:table-row table:style-name="ro3">
          <table:table-cell office:value-type="string" calcext:value-type="string">
            <text:p>```javascript</text:p>
          </table:table-cell>
        </table:table-row>
        <table:table-row table:style-name="ro3">
          <table:table-cell office:value-type="string" calcext:value-type="string">
            <text:p>// 计算逻辑：if(可用库存&gt;=订单数量，0，订单数量-可用库存）</text:p>
          </table:table-cell>
        </table:table-row>
        <table:table-row table:style-name="ro3">
          <table:table-cell office:value-type="string" calcext:value-type="string">
            <text:p>const availableStock = 0; // 实际从库存系统获取</text:p>
          </table:table-cell>
        </table:table-row>
        <table:table-row table:style-name="ro3">
          <table:table-cell office:value-type="string" calcext:value-type="string">
            <text:p>const orderQuantity = parseFloat(product.orderQuantity || 0);</text:p>
          </table:table-cell>
        </table:table-row>
        <table:table-row table:style-name="ro3">
          <table:table-cell office:value-type="string" calcext:value-type="string">
            <text:p>const planQuantity = availableStock &gt;= orderQuantity ? 0 : orderQuantity - availableStock;</text:p>
          </table:table-cell>
        </table:table-row>
        <table:table-row table:style-name="ro3">
          <table:table-cell office:value-type="string" calcext:value-type="string">
            <text:p>```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2.3 日期处理规则</text:p>
          </table:table-cell>
        </table:table-row>
        <table:table-row table:style-name="ro3">
          <table:table-cell office:value-type="string" calcext:value-type="string">
            <text:p>```javascript</text:p>
          </table:table-cell>
        </table:table-row>
        <table:table-row table:style-name="ro3">
          <table:table-cell office:value-type="string" calcext:value-type="string">
            <text:p>// 订单承诺交期 = 客户交期 (customerDeliveryDate)</text:p>
          </table:table-cell>
        </table:table-row>
        <table:table-row table:style-name="ro3">
          <table:table-cell office:value-type="string" calcext:value-type="string">
            <text:p>const promisedDeliveryDate = formatDateForMySQL(order.customerDeliveryDate);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// 计划入库日期 = 订单承诺交期 - 提前入库期</text:p>
          </table:table-cell>
        </table:table-row>
        <table:table-row table:style-name="ro3">
          <table:table-cell office:value-type="string" calcext:value-type="string">
            <text:p>let plannedStorageDate = null;</text:p>
          </table:table-cell>
        </table:table-row>
        <table:table-row table:style-name="ro3">
          <table:table-cell office:value-type="string" calcext:value-type="string">
            <text:p>if (promisedDeliveryDate) {</text:p>
          </table:table-cell>
        </table:table-row>
        <table:table-row table:style-name="ro3">
          <table:table-cell office:value-type="string" calcext:value-type="string">
            <text:p><text:s text:c="2"/>const advanceDays = parseInt(advanceStorageDays || 0);</text:p>
          </table:table-cell>
        </table:table-row>
        <table:table-row table:style-name="ro3">
          <table:table-cell office:value-type="string" calcext:value-type="string">
            <text:p><text:s text:c="2"/>const [year, month, day] = promisedDeliveryDate.split('-').map(Number);</text:p>
          </table:table-cell>
        </table:table-row>
        <table:table-row table:style-name="ro3">
          <table:table-cell office:value-type="string" calcext:value-type="string">
            <text:p><text:s text:c="2"/>const deliveryDate = new Date(year, month - 1, day);</text:p>
          </table:table-cell>
        </table:table-row>
        <table:table-row table:style-name="ro3">
          <table:table-cell office:value-type="string" calcext:value-type="string">
            <text:p><text:s text:c="2"/>deliveryDate.setDate(deliveryDate.getDate() - advanceDays);</text:p>
          </table:table-cell>
        </table:table-row>
        <table:table-row table:style-name="ro3">
          <table:table-cell office:value-type="string" calcext:value-type="string">
            <text:p><text:s text:c="2"/>plannedStorageDate = formatDateForMySQL(deliveryDate);</text:p>
          </table:table-cell>
        </table:table-row>
        <table:table-row table:style-name="ro3">
          <table:table-cell office:value-type="string" calcext:value-type="string">
            <text:p>}</text:p>
          </table:table-cell>
        </table:table-row>
        <table:table-row table:style-name="ro3">
          <table:table-cell office:value-type="string" calcext:value-type="string">
            <text:p>```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2.4 数据流转规则</text:p>
          </table:table-cell>
        </table:table-row>
        <table:table-row table:style-name="ro3">
          <table:table-cell office:value-type="string" calcext:value-type="string">
            <text:p>1. **从销售订单创建**：当销售订单确认后，自动推送到主生产计划</text:p>
          </table:table-cell>
        </table:table-row>
        <table:table-row table:style-name="ro3">
          <table:table-cell office:value-type="string" calcext:value-type="string">
            <text:p>2. **推送到备料计划**：执行排程时，将主生产计划推送到备料计划</text:p>
          </table:table-cell>
        </table:table-row>
        <table:table-row table:style-name="ro3">
          <table:table-cell office:value-type="string" calcext:value-type="string">
            <text:p>3. **产出工序映射**：主生产计划的output_process字段映射到备料计划的source_process字段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3. 代码文件结构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3.1 后端代码文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# 路由文件</text:p>
          </table:table-cell>
        </table:table-row>
        <table:table-row table:style-name="ro3">
          <table:table-cell office:value-type="string" calcext:value-type="string">
            <text:p>- **文件路径**：`/backend/routes/masterProductionPlans.js`</text:p>
          </table:table-cell>
        </table:table-row>
        <table:table-row table:style-name="ro3">
          <table:table-cell office:value-type="string" calcext:value-type="string">
            <text:p>- **核心功能**：</text:p>
          </table:table-cell>
        </table:table-row>
        <table:table-row table:style-name="ro3">
          <table:table-cell office:value-type="string" calcext:value-type="string">
            <text:p><text:s text:c="2"/>- 从销售订单创建主生产计划：`POST /from-sales-order`</text:p>
          </table:table-cell>
        </table:table-row>
        <table:table-row table:style-name="ro3">
          <table:table-cell office:value-type="string" calcext:value-type="string">
            <text:p><text:s text:c="2"/>- 获取主生产计划列表：`GET /api/master-production-plans`</text:p>
          </table:table-cell>
        </table:table-row>
        <table:table-row table:style-name="ro3">
          <table:table-cell office:value-type="string" calcext:value-type="string">
            <text:p><text:s text:c="2"/>- 根据ID获取详情：`GET /api/master-production-plans/:id`</text:p>
          </table:table-cell>
        </table:table-row>
        <table:table-row table:style-name="ro3">
          <table:table-cell office:value-type="string" calcext:value-type="string">
            <text:p><text:s text:c="2"/>- 执行排程：`POST /master-production-plans/:id/execute-schedule`</text:p>
          </table:table-cell>
        </table:table-row>
        <table:table-row table:style-name="ro3">
          <table:table-cell office:value-type="string" calcext:value-type="string">
            <text:p><text:s text:c="2"/>- 其他CRUD操作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# 数据库配置</text:p>
          </table:table-cell>
        </table:table-row>
        <table:table-row table:style-name="ro3">
          <table:table-cell office:value-type="string" calcext:value-type="string">
            <text:p>- **文件路径**：`/backend/config/database.js`</text:p>
          </table:table-cell>
        </table:table-row>
        <table:table-row table:style-name="ro3">
          <table:table-cell office:value-type="string" calcext:value-type="string">
            <text:p>- **功能**：配置MySQL数据库连接池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# 数据库迁移文件</text:p>
          </table:table-cell>
        </table:table-row>
        <table:table-row table:style-name="ro3">
          <table:table-cell office:value-type="string" calcext:value-type="string">
            <text:p>- **文件路径**：`/backend/migrations/add_output_process_to_master_production_plans.sql`</text:p>
          </table:table-cell>
        </table:table-row>
        <table:table-row table:style-name="ro3">
          <table:table-cell office:value-type="string" calcext:value-type="string">
            <text:p>- **功能**：为master_production_plans表添加output_process字段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3.2 前端代码文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# 页面组件</text:p>
          </table:table-cell>
        </table:table-row>
        <table:table-row table:style-name="ro3">
          <table:table-cell office:value-type="string" calcext:value-type="string">
            <text:p>- **文件路径**：`/07-frontend/src/pages/production-planning/ProductionPlanList.vue`</text:p>
          </table:table-cell>
        </table:table-row>
        <table:table-row table:style-name="ro3">
          <table:table-cell office:value-type="string" calcext:value-type="string">
            <text:p>- **核心功能**：</text:p>
          </table:table-cell>
        </table:table-row>
        <table:table-row table:style-name="ro3">
          <table:table-cell office:value-type="string" calcext:value-type="string">
            <text:p><text:s text:c="2"/>- 主生产计划列表展示</text:p>
          </table:table-cell>
        </table:table-row>
        <table:table-row table:style-name="ro3">
          <table:table-cell office:value-type="string" calcext:value-type="string">
            <text:p><text:s text:c="2"/>- 搜索、筛选、分页功能</text:p>
          </table:table-cell>
        </table:table-row>
        <table:table-row table:style-name="ro3">
          <table:table-cell office:value-type="string" calcext:value-type="string">
            <text:p><text:s text:c="2"/>- 执行排程操作</text:p>
          </table:table-cell>
        </table:table-row>
        <table:table-row table:style-name="ro3">
          <table:table-cell office:value-type="string" calcext:value-type="string">
            <text:p><text:s text:c="2"/>- 批量删除和导出功能</text:p>
          </table:table-cell>
        </table:table-row>
        <table:table-row table:style-name="ro3">
          <table:table-cell office:value-type="string" calcext:value-type="string">
            <text:p><text:s text:c="2"/>- 响应式设计支持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# 前端API文件</text:p>
          </table:table-cell>
        </table:table-row>
        <table:table-row table:style-name="ro3">
          <table:table-cell office:value-type="string" calcext:value-type="string">
            <text:p>- **文件路径**：`/07-frontend/src/api/masterProductionPlan.js`</text:p>
          </table:table-cell>
        </table:table-row>
        <table:table-row table:style-name="ro3">
          <table:table-cell office:value-type="string" calcext:value-type="string">
            <text:p>- **核心接口**：</text:p>
          </table:table-cell>
        </table:table-row>
        <table:table-row table:style-name="ro3">
          <table:table-cell office:value-type="string" calcext:value-type="string">
            <text:p><text:s text:c="2"/>```javascript</text:p>
          </table:table-cell>
        </table:table-row>
        <table:table-row table:style-name="ro3">
          <table:table-cell office:value-type="string" calcext:value-type="string">
            <text:p><text:s text:c="2"/>export const getList = (params) =&gt; request.get('/master-production-plans', params)</text:p>
          </table:table-cell>
        </table:table-row>
        <table:table-row table:style-name="ro3">
          <table:table-cell office:value-type="string" calcext:value-type="string">
            <text:p><text:s text:c="2"/>export const getById = (id) =&gt; request.get(`/master-production-plans/${id}`)</text:p>
          </table:table-cell>
        </table:table-row>
        <table:table-row table:style-name="ro3">
          <table:table-cell office:value-type="string" calcext:value-type="string">
            <text:p><text:s text:c="2"/>export const create = (data) =&gt; request.post('/master-production-plans', data)</text:p>
          </table:table-cell>
        </table:table-row>
        <table:table-row table:style-name="ro3">
          <table:table-cell office:value-type="string" calcext:value-type="string">
            <text:p><text:s text:c="2"/>export const update = (id, data) =&gt; request.put(`/master-production-plans/${id}`, data)</text:p>
          </table:table-cell>
        </table:table-row>
        <table:table-row table:style-name="ro3">
          <table:table-cell office:value-type="string" calcext:value-type="string">
            <text:p><text:s text:c="2"/>export const deleteById = (id) =&gt; request.delete(`/master-production-plans/${id}`)</text:p>
          </table:table-cell>
        </table:table-row>
        <table:table-row table:style-name="ro3">
          <table:table-cell office:value-type="string" calcext:value-type="string">
            <text:p><text:s text:c="2"/>export const executeSchedule = (id, data) =&gt; request.post(`/master-production-plans/${id}/execute-schedule`, data)</text:p>
          </table:table-cell>
        </table:table-row>
        <table:table-row table:style-name="ro3">
          <table:table-cell office:value-type="string" calcext:value-type="string">
            <text:p><text:s text:c="2"/>```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4. 数据库表结构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4.1 主生产计划表 (master_production_plans)</text:p>
          </table:table-cell>
        </table:table-row>
        <table:table-row table:style-name="ro3">
          <table:table-cell office:value-type="string" calcext:value-type="string">
            <text:p>```sql</text:p>
          </table:table-cell>
        </table:table-row>
        <table:table-row table:style-name="ro3">
          <table:table-cell office:value-type="string" calcext:value-type="string">
            <text:p>CREATE TABLE master_production_plans (</text:p>
          </table:table-cell>
        </table:table-row>
        <table:table-row table:style-name="ro3">
          <table:table-cell office:value-type="string" calcext:value-type="string">
            <text:p><text:s text:c="2"/>id INT AUTO_INCREMENT PRIMARY KEY,</text:p>
          </table:table-cell>
        </table:table-row>
        <table:table-row table:style-name="ro3">
          <table:table-cell office:value-type="string" calcext:value-type="string">
            <text:p><text:s text:c="2"/>plan_code VARCHAR(100) NOT NULL COMMENT '主生产计划编号',</text:p>
          </table:table-cell>
        </table:table-row>
        <table:table-row table:style-name="ro3">
          <table:table-cell office:value-type="string" calcext:value-type="string">
            <text:p><text:s text:c="2"/>product_code VARCHAR(100) NOT NULL COMMENT '产品编号',</text:p>
          </table:table-cell>
        </table:table-row>
        <table:table-row table:style-name="ro3">
          <table:table-cell office:value-type="string" calcext:value-type="string">
            <text:p><text:s text:c="2"/>product_name VARCHAR(200) NOT NULL COMMENT '产品名称',</text:p>
          </table:table-cell>
        </table:table-row>
        <table:table-row table:style-name="ro3">
          <table:table-cell office:value-type="string" calcext:value-type="string">
            <text:p><text:s text:c="2"/>order_quantity DECIMAL(18,4) NOT NULL COMMENT '订单数量',</text:p>
          </table:table-cell>
        </table:table-row>
        <table:table-row table:style-name="ro3">
          <table:table-cell office:value-type="string" calcext:value-type="string">
            <text:p><text:s text:c="2"/>salesperson VARCHAR(100) COMMENT '销售员',</text:p>
          </table:table-cell>
        </table:table-row>
        <table:table-row table:style-name="ro3">
          <table:table-cell office:value-type="string" calcext:value-type="string">
            <text:p><text:s text:c="2"/>sales_unit VARCHAR(50) COMMENT '销售单位',</text:p>
          </table:table-cell>
        </table:table-row>
        <table:table-row table:style-name="ro3">
          <table:table-cell office:value-type="string" calcext:value-type="string">
            <text:p><text:s text:c="2"/>available_stock DECIMAL(18,4) DEFAULT 0 COMMENT '可用库存',</text:p>
          </table:table-cell>
        </table:table-row>
        <table:table-row table:style-name="ro3">
          <table:table-cell office:value-type="string" calcext:value-type="string">
            <text:p><text:s text:c="2"/>current_stock DECIMAL(18,4) DEFAULT 0 COMMENT '实时库存',</text:p>
          </table:table-cell>
        </table:table-row>
        <table:table-row table:style-name="ro3">
          <table:table-cell office:value-type="string" calcext:value-type="string">
            <text:p><text:s text:c="2"/>plan_quantity DECIMAL(18,4) NOT NULL COMMENT '计划数量',</text:p>
          </table:table-cell>
        </table:table-row>
        <table:table-row table:style-name="ro3">
          <table:table-cell office:value-type="string" calcext:value-type="string">
            <text:p><text:s text:c="2"/>product_image VARCHAR(500) COMMENT '产品图片',</text:p>
          </table:table-cell>
        </table:table-row>
        <table:table-row table:style-name="ro3">
          <table:table-cell office:value-type="string" calcext:value-type="string">
            <text:p><text:s text:c="2"/>output_process VARCHAR(100) COMMENT '产出工序',</text:p>
          </table:table-cell>
        </table:table-row>
        <table:table-row table:style-name="ro3">
          <table:table-cell office:value-type="string" calcext:value-type="string">
            <text:p><text:s text:c="2"/>promised_delivery_date DATE COMMENT '订单承诺交期',</text:p>
          </table:table-cell>
        </table:table-row>
        <table:table-row table:style-name="ro3">
          <table:table-cell office:value-type="string" calcext:value-type="string">
            <text:p><text:s text:c="2"/>status VARCHAR(20) DEFAULT '已下单' COMMENT '状态',</text:p>
          </table:table-cell>
        </table:table-row>
        <table:table-row table:style-name="ro3">
          <table:table-cell office:value-type="string" calcext:value-type="string">
            <text:p><text:s text:c="2"/>planned_storage_date DATE COMMENT '计划入库日期',</text:p>
          </table:table-cell>
        </table:table-row>
        <table:table-row table:style-name="ro3">
          <table:table-cell office:value-type="string" calcext:value-type="string">
            <text:p><text:s text:c="2"/>product_source VARCHAR(100) COMMENT '产品来源',</text:p>
          </table:table-cell>
        </table:table-row>
        <table:table-row table:style-name="ro3">
          <table:table-cell office:value-type="string" calcext:value-type="string">
            <text:p><text:s text:c="2"/>internal_order_no VARCHAR(100) COMMENT '内部销售订单号',</text:p>
          </table:table-cell>
        </table:table-row>
        <table:table-row table:style-name="ro3">
          <table:table-cell office:value-type="string" calcext:value-type="string">
            <text:p><text:s text:c="2"/>customer_order_no VARCHAR(100) COMMENT '客户订单号',</text:p>
          </table:table-cell>
        </table:table-row>
        <table:table-row table:style-name="ro3">
          <table:table-cell office:value-type="string" calcext:value-type="string">
            <text:p><text:s text:c="2"/>customer_name VARCHAR(200) COMMENT '客户名称',</text:p>
          </table:table-cell>
        </table:table-row>
        <table:table-row table:style-name="ro3">
          <table:table-cell office:value-type="string" calcext:value-type="string">
            <text:p><text:s text:c="2"/>submitter VARCHAR(100) COMMENT '提交人',</text:p>
          </table:table-cell>
        </table:table-row>
        <table:table-row table:style-name="ro3">
          <table:table-cell office:value-type="string" calcext:value-type="string">
            <text:p><text:s text:c="2"/>created_at TIMESTAMP DEFAULT CURRENT_TIMESTAMP COMMENT '创建时间',</text:p>
          </table:table-cell>
        </table:table-row>
        <table:table-row table:style-name="ro3">
          <table:table-cell office:value-type="string" calcext:value-type="string">
            <text:p><text:s text:c="2"/>updated_at TIMESTAMP DEFAULT CURRENT_TIMESTAMP ON UPDATE CURRENT_TIMESTAMP COMMENT '更新时间'</text:p>
          </table:table-cell>
        </table:table-row>
        <table:table-row table:style-name="ro3"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```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4.2 关联表</text:p>
          </table:table-cell>
        </table:table-row>
        <table:table-row table:style-name="ro3">
          <table:table-cell office:value-type="string" calcext:value-type="string">
            <text:p>- **material_preparation_plans**：备料计划，关联字段source_plan_no = master_production_plans.plan_code</text:p>
          </table:table-cell>
        </table:table-row>
        <table:table-row table:style-name="ro3">
          <table:table-cell office:value-type="string" calcext:value-type="string">
            <text:p>- **real_process_plans**：真工序计划，通过备料计划关联到主生产计划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5. 页面组件结构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5.1 页面布局</text:p>
          </table:table-cell>
        </table:table-row>
        <table:table-row table:style-name="ro3">
          <table:table-cell office:value-type="string" calcext:value-type="string">
            <text:p>1. **面包屑导航**：生产管理 &gt; 计划管理 &gt; 主生产计划</text:p>
          </table:table-cell>
        </table:table-row>
        <table:table-row table:style-name="ro3">
          <table:table-cell office:value-type="string" calcext:value-type="string">
            <text:p>2. **搜索区域**：支持按计划编号、产品编号、产品名称、状态搜索</text:p>
          </table:table-cell>
        </table:table-row>
        <table:table-row table:style-name="ro3">
          <table:table-cell office:value-type="string" calcext:value-type="string">
            <text:p>3. **操作区域**：创建生产计划、执行排程、批量删除、导出</text:p>
          </table:table-cell>
        </table:table-row>
        <table:table-row table:style-name="ro3">
          <table:table-cell office:value-type="string" calcext:value-type="string">
            <text:p>4. **表格区域**：展示主生产计划列表，支持排序、筛选、分页</text:p>
          </table:table-cell>
        </table:table-row>
        <table:table-row table:style-name="ro3">
          <table:table-cell office:value-type="string" calcext:value-type="string">
            <text:p>5. **设置区域**：配置页面显示选项和业务变量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5.2 核心表格列</text:p>
          </table:table-cell>
        </table:table-row>
        <table:table-row table:style-name="ro3">
          <table:table-cell office:value-type="string" calcext:value-type="string">
            <text:p>```javascript</text:p>
          </table:table-cell>
        </table:table-row>
        <table:table-row table:style-name="ro3">
          <table:table-cell office:value-type="string" calcext:value-type="string">
            <text:p>const tableColumns = [</text:p>
          </table:table-cell>
        </table:table-row>
        <table:table-row table:style-name="ro3">
          <table:table-cell office:value-type="string" calcext:value-type="string">
            <text:p><text:s text:c="2"/>{ prop: 'planCode', label: '主生产计划编号', width: 180 },</text:p>
          </table:table-cell>
        </table:table-row>
        <table:table-row table:style-name="ro3">
          <table:table-cell office:value-type="string" calcext:value-type="string">
            <text:p><text:s text:c="2"/>{ prop: 'productCode', label: '产品编号', width: 150 },</text:p>
          </table:table-cell>
        </table:table-row>
        <table:table-row table:style-name="ro3">
          <table:table-cell office:value-type="string" calcext:value-type="string">
            <text:p><text:s text:c="2"/>{ prop: 'productName', label: '产品名称', width: 180 },</text:p>
          </table:table-cell>
        </table:table-row>
        <table:table-row table:style-name="ro3">
          <table:table-cell office:value-type="string" calcext:value-type="string">
            <text:p><text:s text:c="2"/>{ prop: 'orderQuantity', label: '订单数量', width: 120, align: 'right' },</text:p>
          </table:table-cell>
        </table:table-row>
        <table:table-row table:style-name="ro3">
          <table:table-cell office:value-type="string" calcext:value-type="string">
            <text:p><text:s text:c="2"/>{ prop: 'planQuantity', label: '计划数量', width: 120, align: 'right' },</text:p>
          </table:table-cell>
        </table:table-row>
        <table:table-row table:style-name="ro3">
          <table:table-cell office:value-type="string" calcext:value-type="string">
            <text:p><text:s text:c="2"/>{ prop: 'productImage', label: '产品图片', width: 100, slot: 'productImage' },</text:p>
          </table:table-cell>
        </table:table-row>
        <table:table-row table:style-name="ro3">
          <table:table-cell office:value-type="string" calcext:value-type="string">
            <text:p><text:s text:c="2"/>{ prop: 'outputProcess', label: '产出工序', width: 120 },</text:p>
          </table:table-cell>
        </table:table-row>
        <table:table-row table:style-name="ro3">
          <table:table-cell office:value-type="string" calcext:value-type="string">
            <text:p><text:s text:c="2"/>{ prop: 'promisedDeliveryDate', label: '订单承诺交期', width: 120 },</text:p>
          </table:table-cell>
        </table:table-row>
        <table:table-row table:style-name="ro3">
          <table:table-cell office:value-type="string" calcext:value-type="string">
            <text:p><text:s text:c="2"/>{ prop: 'plannedStorageDate', label: '计划入库日期', width: 120 },</text:p>
          </table:table-cell>
        </table:table-row>
        <table:table-row table:style-name="ro3">
          <table:table-cell office:value-type="string" calcext:value-type="string">
            <text:p><text:s text:c="2"/>{ prop: 'status', label: '进度状态', width: 120, slot: 'status' },</text:p>
          </table:table-cell>
        </table:table-row>
        <table:table-row table:style-name="ro3">
          <table:table-cell office:value-type="string" calcext:value-type="string">
            <text:p><text:s text:c="2"/>{ prop: 'operation', label: '操作', width: 120, slot: 'operation' }</text:p>
          </table:table-cell>
        </table:table-row>
        <table:table-row table:style-name="ro3"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```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6. 系统交互流程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. **销售订单确认**：销售订单确认后，自动触发主生产计划创建</text:p>
          </table:table-cell>
        </table:table-row>
        <table:table-row table:style-name="ro3">
          <table:table-cell office:value-type="string" calcext:value-type="string">
            <text:p>2. **主生产计划生成**：根据销售订单信息生成主生产计划，包含所有必要字段</text:p>
          </table:table-cell>
        </table:table-row>
        <table:table-row table:style-name="ro3">
          <table:table-cell office:value-type="string" calcext:value-type="string">
            <text:p>3. **执行排程**：用户在主生产计划列表中选择一条计划，点击"执行排程"</text:p>
          </table:table-cell>
        </table:table-row>
        <table:table-row table:style-name="ro3">
          <table:table-cell office:value-type="string" calcext:value-type="string">
            <text:p>4. **推送到备料计划**：将主生产计划信息推送到备料计划，包含产出工序映射</text:p>
          </table:table-cell>
        </table:table-row>
        <table:table-row table:style-name="ro3">
          <table:table-cell office:value-type="string" calcext:value-type="string">
            <text:p>5. **进度跟踪**：通过状态字段跟踪主生产计划的执行进度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7. 性能优化措施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. **分页查询**：列表查询支持分页，减少单次数据加载量</text:p>
          </table:table-cell>
        </table:table-row>
        <table:table-row table:style-name="ro3">
          <table:table-cell office:value-type="string" calcext:value-type="string">
            <text:p>2. **字段映射优化**：直接处理YYYY-MM-DD格式日期，避免Date对象时区转换问题</text:p>
          </table:table-cell>
        </table:table-row>
        <table:table-row table:style-name="ro3">
          <table:table-cell office:value-type="string" calcext:value-type="string">
            <text:p>3. **事务管理**：创建主生产计划时使用数据库事务，确保数据一致性</text:p>
          </table:table-cell>
        </table:table-row>
        <table:table-row table:style-name="ro3">
          <table:table-cell office:value-type="string" calcext:value-type="string">
            <text:p>4. **批量操作**：支持批量删除和导出，提高操作效率</text:p>
          </table:table-cell>
        </table:table-row>
        <table:table-row table:style-name="ro3">
          <table:table-cell office:value-type="string" calcext:value-type="string">
            <text:p>5. **响应式设计**：适配不同设备尺寸，提供良好的用户体验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8. 相关页面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主生产计划列表**：`http://localhost:3003/production-planning/plan-list`</text:p>
          </table:table-cell>
        </table:table-row>
        <table:table-row table:style-name="ro3">
          <table:table-cell office:value-type="string" calcext:value-type="string">
            <text:p>- **主生产计划详情**：`http://localhost:3003/production-planning/plan-detail/:id`</text:p>
          </table:table-cell>
        </table:table-row>
        <table:table-row table:style-name="ro3">
          <table:table-cell office:value-type="string" calcext:value-type="string">
            <text:p>- **新建主生产计划**：`http://localhost:3003/production-planning/plan-create`</text:p>
          </table:table-cell>
        </table:table-row>
        <table:table-row table:style-name="ro3">
          <table:table-cell office:value-type="string" calcext:value-type="string">
            <text:p>- **计划调整**：`http://localhost:3003/production-planning/plan-adjustment`</text:p>
          </table:table-cell>
        </table:table-row>
        <table:table-row table:style-name="ro3">
          <table:table-cell office:value-type="string" calcext:value-type="string">
            <text:p>- **产能规划**：`http://localhost:3003/production-planning/capacity-planning`</text:p>
          </table:table-cell>
        </table:table-row>
        <table:table-row table:style-name="ro3">
          <table:table-cell office:value-type="string" calcext:value-type="string">
            <text:p><text:s text:c="8"/></text:p>
          </table:table-cell>
        </table:table-row>
      </table:table>
      <table:table table:name="工序" table:style-name="ta1">
        <table:table-column table:style-name="co11" table:default-cell-style-name="Default"/>
        <table:table-row table:style-name="ro3">
          <table:table-cell office:value-type="string" calcext:value-type="string">
            <text:p>/home/sardensy/enterprise-brain/enterpise-brain/new-project/backend/models/Process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backend/controllers/manufacturingController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frontend/src/views/manufacturing/ProcessList.vue</text:p>
          </table:table-cell>
        </table:table-row>
      </table:table>
      <table:table table:name="列表式生产BOMN" table:style-name="ta1">
        <table:table-column table:style-name="co12" table:default-cell-style-name="Default"/>
        <table:table-row table:style-name="ro3">
          <table:table-cell office:value-type="string" calcext:value-type="string">
            <text:p>/home/sardensy/enterprise-brain/enterpise-brain/new-project/frontend/src/views/bom/ListStyleBOM.vue</text:p>
          </table:table-cell>
        </table:table-row>
      </table:table>
      <table:table table:name="生产BOM" table:style-name="ta1">
        <table:table-column table:style-name="co13" table:default-cell-style-name="Default"/>
        <table:table-row table:style-name="ro3">
          <table:table-cell office:value-type="string" calcext:value-type="string">
            <text:p>/home/sardensy/enterprise-brain/enterpise-brain/new-project/backend/models/ProductionBOM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backend/controllers/bomController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frontend/src/views/bom/ProductionBOM.vue</text:p>
          </table:table-cell>
        </table:table-row>
      </table:table>
      <table:table table:name="产品物料库" table:style-name="ta1">
        <table:table-column table:style-name="co14" table:default-cell-style-name="ce5"/>
        <table:table-column table:style-name="co2" table:number-columns-repeated="4" table:default-cell-style-name="Default"/>
        <table:table-row table:style-name="ro3">
          <table:table-cell table:style-name="Default" office:value-type="string" calcext:value-type="string">
            <text:p>/home/sardensy/enterprise-brain/enterpise-brain/new-project/backend/models/Material.js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/home/sardensy/enterprise-brain/enterpise-brain/new-project/backend/controllers/materialController.js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/home/sardensy/enterprise-brain/enterpise-brain/new-project/frontend/src/views/materials/MaterialLibrary.vue</text:p>
          </table:table-cell>
          <table:table-cell table:number-columns-repeated="4"/>
        </table:table-row>
        <table:table-row table:style-name="ro3" table:number-rows-repeated="3">
          <table:table-cell table:style-name="Default"/>
          <table:table-cell table:number-columns-repeated="4"/>
        </table:table-row>
        <table:table-row table:style-name="ro9">
          <table:table-cell table:style-name="ce8" office:value-type="string" calcext:value-type="string">
            <text:p>产品物料库页面相关文件清单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前端文件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页面文件: <text:a xlink:href="javascript:void(0)" xlink:type="simple">/07-frontend/src/pages/material/MaterialList.vue</text:a> - 物料列表主页面</text:p>
          </table:table-cell>
          <table:table-cell table:number-columns-repeated="4"/>
        </table:table-row>
        <table:table-row table:style-name="ro8">
          <table:table-cell table:style-name="ce10" office:value-type="string" calcext:value-type="string">
            <text:p>API文件: <text:a xlink:href="javascript:void(0)" xlink:type="simple">/07-frontend/src/api/material.js</text:a> - 物料相关接口调用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后端文件</text:p>
          </table:table-cell>
          <table:table-cell table:number-columns-repeated="4"/>
        </table:table-row>
        <table:table-row table:style-name="ro8">
          <table:table-cell table:style-name="ce10" office:value-type="string" calcext:value-type="string">
            <text:p>路由文件: <text:a xlink:href="javascript:void(0)" xlink:type="simple">/backend/routes/materials.js</text:a> - 物料相关路由</text:p>
          </table:table-cell>
          <table:table-cell table:number-columns-repeated="4"/>
        </table:table-row>
        <table:table-row table:style-name="ro8">
          <table:table-cell table:style-name="ce10" office:value-type="string" calcext:value-type="string">
            <text:p>服务文件: <text:a xlink:href="javascript:void(0)" xlink:type="simple">/backend/services/materialService.js</text:a> - 物料相关业务逻辑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数据库文件</text:p>
          </table:table-cell>
          <table:table-cell table:number-columns-repeated="4"/>
        </table:table-row>
        <table:table-row table:style-name="ro8">
          <table:table-cell table:style-name="ce10" office:value-type="string" calcext:value-type="string">
            <text:p>数据库表结构: <text:a xlink:href="javascript:void(0)" xlink:type="simple">/backend/config/database.js</text:a> - 包含materials表的创建语句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字段说明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根据数据库表结构，物料表包含以下主要字段：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terial_code - 物料编码</text:p>
          </table:table-cell>
          <table:table-cell table:style-name="ce4" office:value-type="string" calcext:value-type="string">
            <text:p>字段名</text:p>
          </table:table-cell>
          <table:table-cell table:style-name="ce4" office:value-type="string" calcext:value-type="string">
            <text:p>类型</text:p>
          </table:table-cell>
          <table:table-cell table:style-name="ce4" office:value-type="string" calcext:value-type="string">
            <text:p>约束</text:p>
          </table:table-cell>
          <table:table-cell table:style-name="ce4" office:value-type="string" calcext:value-type="string">
            <text:p>说明</text:p>
          </table:table-cell>
        </table:table-row>
        <table:table-row table:style-name="ro7">
          <table:table-cell office:value-type="string" calcext:value-type="string">
            <text:p>bom_number - BOM编号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AUTO_INCREMENT PRIMARY KEY</text:p>
          </table:table-cell>
          <table:table-cell table:style-name="ce5" office:value-type="string" calcext:value-type="string">
            <text:p>主键</text:p>
          </table:table-cell>
        </table:table-row>
        <table:table-row table:style-name="ro8">
          <table:table-cell office:value-type="string" calcext:value-type="string">
            <text:p>material_name - 物料名称</text:p>
          </table:table-cell>
          <table:table-cell table:style-name="ce5" office:value-type="string" calcext:value-type="string">
            <text:p>material_code</text:p>
          </table:table-cell>
          <table:table-cell table:style-name="ce5" office:value-type="string" calcext:value-type="string">
            <text:p>VARCHAR(100)</text:p>
          </table:table-cell>
          <table:table-cell table:style-name="ce5" office:value-type="string" calcext:value-type="string">
            <text:p>UNIQUE NOT NULL</text:p>
          </table:table-cell>
          <table:table-cell table:style-name="ce5" office:value-type="string" calcext:value-type="string">
            <text:p>物料编码</text:p>
          </table:table-cell>
        </table:table-row>
        <table:table-row table:style-name="ro8">
          <table:table-cell office:value-type="string" calcext:value-type="string">
            <text:p>size_spec - 尺寸规格</text:p>
          </table:table-cell>
          <table:table-cell table:style-name="ce5" office:value-type="string" calcext:value-type="string">
            <text:p>bom_number</text:p>
          </table:table-cell>
          <table:table-cell table:style-name="ce5" office:value-type="string" calcext:value-type="string">
            <text:p>VARCHAR(100)</text:p>
          </table:table-cell>
          <table:table-cell table:style-name="ce14"/>
          <table:table-cell table:style-name="ce5" office:value-type="string" calcext:value-type="string">
            <text:p>BOM编号</text:p>
          </table:table-cell>
        </table:table-row>
        <table:table-row table:style-name="ro8">
          <table:table-cell office:value-type="string" calcext:value-type="string">
            <text:p><text:a xlink:href="javascript:void(0)" xlink:type="simple">color</text:a> - 颜色</text:p>
          </table:table-cell>
          <table:table-cell table:style-name="ce5" office:value-type="string" calcext:value-type="string">
            <text:p>material_name</text:p>
          </table:table-cell>
          <table:table-cell table:style-name="ce5" office:value-type="string" calcext:value-type="string">
            <text:p>VARCHAR(200)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物料名称</text:p>
          </table:table-cell>
        </table:table-row>
        <table:table-row table:style-name="ro8">
          <table:table-cell office:value-type="string" calcext:value-type="string">
            <text:p><text:a xlink:href="javascript:void(0)" xlink:type="simple">material</text:a> - 材质</text:p>
          </table:table-cell>
          <table:table-cell table:style-name="ce5" office:value-type="string" calcext:value-type="string">
            <text:p>size_spec</text:p>
          </table:table-cell>
          <table:table-cell table:style-name="ce5" office:value-type="string" calcext:value-type="string">
            <text:p>VARCHAR(100)</text:p>
          </table:table-cell>
          <table:table-cell table:style-name="ce14"/>
          <table:table-cell table:style-name="ce5" office:value-type="string" calcext:value-type="string">
            <text:p>尺寸规格</text:p>
          </table:table-cell>
        </table:table-row>
        <table:table-row table:style-name="ro8">
          <table:table-cell office:value-type="string" calcext:value-type="string">
            <text:p>major_category - 大类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VARCHAR(50)</text:p>
          </table:table-cell>
          <table:table-cell table:style-name="ce14"/>
          <table:table-cell table:style-name="ce5" office:value-type="string" calcext:value-type="string">
            <text:p>颜色</text:p>
          </table:table-cell>
        </table:table-row>
        <table:table-row table:style-name="ro8">
          <table:table-cell office:value-type="string" calcext:value-type="string">
            <text:p>middle_category - 中类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VARCHAR(100)</text:p>
          </table:table-cell>
          <table:table-cell table:style-name="ce14"/>
          <table:table-cell table:style-name="ce5" office:value-type="string" calcext:value-type="string">
            <text:p>材质</text:p>
          </table:table-cell>
        </table:table-row>
        <table:table-row table:style-name="ro8">
          <table:table-cell office:value-type="string" calcext:value-type="string">
            <text:p>minor_category - 小类</text:p>
          </table:table-cell>
          <table:table-cell table:style-name="ce5" office:value-type="string" calcext:value-type="string">
            <text:p>major_category</text:p>
          </table:table-cell>
          <table:table-cell table:style-name="ce5" office:value-type="string" calcext:value-type="string">
            <text:p>VARCHAR(100)</text:p>
          </table:table-cell>
          <table:table-cell table:style-name="ce14"/>
          <table:table-cell table:style-name="ce5" office:value-type="string" calcext:value-type="string">
            <text:p>大类</text:p>
          </table:table-cell>
        </table:table-row>
        <table:table-row table:style-name="ro8">
          <table:table-cell office:value-type="string" calcext:value-type="string">
            <text:p><text:a xlink:href="javascript:void(0)" xlink:type="simple">model</text:a> - 型号</text:p>
          </table:table-cell>
          <table:table-cell table:style-name="ce5" office:value-type="string" calcext:value-type="string">
            <text:p>middle_category</text:p>
          </table:table-cell>
          <table:table-cell table:style-name="ce5" office:value-type="string" calcext:value-type="string">
            <text:p>VARCHAR(100)</text:p>
          </table:table-cell>
          <table:table-cell table:style-name="ce14"/>
          <table:table-cell table:style-name="ce5" office:value-type="string" calcext:value-type="string">
            <text:p>中类</text:p>
          </table:table-cell>
        </table:table-row>
        <table:table-row table:style-name="ro8">
          <table:table-cell office:value-type="string" calcext:value-type="string">
            <text:p><text:a xlink:href="javascript:void(0)" xlink:type="simple">series</text:a> - 系列</text:p>
          </table:table-cell>
          <table:table-cell table:style-name="ce5" office:value-type="string" calcext:value-type="string">
            <text:p>minor_category</text:p>
          </table:table-cell>
          <table:table-cell table:style-name="ce5" office:value-type="string" calcext:value-type="string">
            <text:p>VARCHAR(100)</text:p>
          </table:table-cell>
          <table:table-cell table:style-name="ce14"/>
          <table:table-cell table:style-name="ce5" office:value-type="string" calcext:value-type="string">
            <text:p>小类</text:p>
          </table:table-cell>
        </table:table-row>
        <table:table-row table:style-name="ro8">
          <table:table-cell office:value-type="string" calcext:value-type="string">
            <text:p><text:a xlink:href="javascript:void(0)" xlink:type="simple">source</text:a> - 来源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VARCHAR(100)</text:p>
          </table:table-cell>
          <table:table-cell table:style-name="ce14"/>
          <table:table-cell table:style-name="ce5" office:value-type="string" calcext:value-type="string">
            <text:p>型号</text:p>
          </table:table-cell>
        </table:table-row>
        <table:table-row table:style-name="ro8">
          <table:table-cell office:value-type="string" calcext:value-type="string">
            <text:p><text:a xlink:href="javascript:void(0)" xlink:type="simple">description</text:a> - 描述</text:p>
          </table:table-cell>
          <table:table-cell table:style-name="ce5" office:value-type="string" calcext:value-type="string">
            <text:p>series</text:p>
          </table:table-cell>
          <table:table-cell table:style-name="ce5" office:value-type="string" calcext:value-type="string">
            <text:p>VARCHAR(100)</text:p>
          </table:table-cell>
          <table:table-cell table:style-name="ce14"/>
          <table:table-cell table:style-name="ce5" office:value-type="string" calcext:value-type="string">
            <text:p>系列</text:p>
          </table:table-cell>
        </table:table-row>
        <table:table-row table:style-name="ro8">
          <table:table-cell office:value-type="string" calcext:value-type="string">
            <text:p>material_image - 物料图片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VARCHAR(50)</text:p>
          </table:table-cell>
          <table:table-cell table:style-name="ce14"/>
          <table:table-cell table:style-name="ce5" office:value-type="string" calcext:value-type="string">
            <text:p>来源</text:p>
          </table:table-cell>
        </table:table-row>
        <table:table-row table:style-name="ro3">
          <table:table-cell office:value-type="string" calcext:value-type="string">
            <text:p>base_unit - 基本单位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EXT</text:p>
          </table:table-cell>
          <table:table-cell table:style-name="ce14"/>
          <table:table-cell table:style-name="ce5" office:value-type="string" calcext:value-type="string">
            <text:p>描述</text:p>
          </table:table-cell>
        </table:table-row>
        <table:table-row table:style-name="ro8">
          <table:table-cell office:value-type="string" calcext:value-type="string">
            <text:p>sale_unit - 销售单位</text:p>
          </table:table-cell>
          <table:table-cell table:style-name="ce5" office:value-type="string" calcext:value-type="string">
            <text:p>material_image</text:p>
          </table:table-cell>
          <table:table-cell table:style-name="ce5" office:value-type="string" calcext:value-type="string">
            <text:p>VARCHAR(500)</text:p>
          </table:table-cell>
          <table:table-cell table:style-name="ce14"/>
          <table:table-cell table:style-name="ce5" office:value-type="string" calcext:value-type="string">
            <text:p>物料图片</text:p>
          </table:table-cell>
        </table:table-row>
        <table:table-row table:style-name="ro8">
          <table:table-cell office:value-type="string" calcext:value-type="string">
            <text:p>sale_conversion_rate - 销售换算率</text:p>
          </table:table-cell>
          <table:table-cell table:style-name="ce5" office:value-type="string" calcext:value-type="string">
            <text:p>base_unit</text:p>
          </table:table-cell>
          <table:table-cell table:style-name="ce5" office:value-type="string" calcext:value-type="string">
            <text:p>VARCHAR(20)</text:p>
          </table:table-cell>
          <table:table-cell table:style-name="ce5" office:value-type="string" calcext:value-type="string">
            <text:p>DEFAULT '个'</text:p>
          </table:table-cell>
          <table:table-cell table:style-name="ce5" office:value-type="string" calcext:value-type="string">
            <text:p>基本单位</text:p>
          </table:table-cell>
        </table:table-row>
        <table:table-row table:style-name="ro8">
          <table:table-cell office:value-type="string" calcext:value-type="string">
            <text:p>purchase_unit - 采购单位</text:p>
          </table:table-cell>
          <table:table-cell table:style-name="ce5" office:value-type="string" calcext:value-type="string">
            <text:p>sale_unit</text:p>
          </table:table-cell>
          <table:table-cell table:style-name="ce5" office:value-type="string" calcext:value-type="string">
            <text:p>VARCHAR(20)</text:p>
          </table:table-cell>
          <table:table-cell table:style-name="ce14"/>
          <table:table-cell table:style-name="ce5" office:value-type="string" calcext:value-type="string">
            <text:p>销售单位</text:p>
          </table:table-cell>
        </table:table-row>
        <table:table-row table:style-name="ro8">
          <table:table-cell office:value-type="string" calcext:value-type="string">
            <text:p>purchase_conversion_rate - 采购换算率</text:p>
          </table:table-cell>
          <table:table-cell table:style-name="ce5" office:value-type="string" calcext:value-type="string">
            <text:p>sale_conversion_rate</text:p>
          </table:table-cell>
          <table:table-cell table:style-name="ce5" office:value-type="string" calcext:value-type="string">
            <text:p>DECIMAL(10,4)</text:p>
          </table:table-cell>
          <table:table-cell table:style-name="ce5" office:value-type="string" calcext:value-type="string">
            <text:p>DEFAULT 1</text:p>
          </table:table-cell>
          <table:table-cell table:style-name="ce5" office:value-type="string" calcext:value-type="string">
            <text:p>销售换算率</text:p>
          </table:table-cell>
        </table:table-row>
        <table:table-row table:style-name="ro8">
          <table:table-cell office:value-type="string" calcext:value-type="string">
            <text:p>kg_per_pcs - 每件公斤数</text:p>
          </table:table-cell>
          <table:table-cell table:style-name="ce5" office:value-type="string" calcext:value-type="string">
            <text:p>purchase_unit</text:p>
          </table:table-cell>
          <table:table-cell table:style-name="ce5" office:value-type="string" calcext:value-type="string">
            <text:p>VARCHAR(20)</text:p>
          </table:table-cell>
          <table:table-cell table:style-name="ce14"/>
          <table:table-cell table:style-name="ce5" office:value-type="string" calcext:value-type="string">
            <text:p>采购单位</text:p>
          </table:table-cell>
        </table:table-row>
        <table:table-row table:style-name="ro8">
          <table:table-cell office:value-type="string" calcext:value-type="string">
            <text:p>pcs_per_kg - 每公斤件数</text:p>
          </table:table-cell>
          <table:table-cell table:style-name="ce5" office:value-type="string" calcext:value-type="string">
            <text:p>purchase_conversion_rate</text:p>
          </table:table-cell>
          <table:table-cell table:style-name="ce5" office:value-type="string" calcext:value-type="string">
            <text:p>DECIMAL(10,4)</text:p>
          </table:table-cell>
          <table:table-cell table:style-name="ce5" office:value-type="string" calcext:value-type="string">
            <text:p>DEFAULT 1</text:p>
          </table:table-cell>
          <table:table-cell table:style-name="ce5" office:value-type="string" calcext:value-type="string">
            <text:p>采购换算率</text:p>
          </table:table-cell>
        </table:table-row>
        <table:table-row table:style-name="ro8">
          <table:table-cell office:value-type="string" calcext:value-type="string">
            <text:p>process_name - 工序名称</text:p>
          </table:table-cell>
          <table:table-cell table:style-name="ce5" office:value-type="string" calcext:value-type="string">
            <text:p>kg_per_pcs</text:p>
          </table:table-cell>
          <table:table-cell table:style-name="ce5" office:value-type="string" calcext:value-type="string">
            <text:p>DECIMAL(10,4)</text:p>
          </table:table-cell>
          <table:table-cell table:style-name="ce5" office:value-type="string" calcext:value-type="string">
            <text:p>DEFAULT 0</text:p>
          </table:table-cell>
          <table:table-cell table:style-name="ce5" office:value-type="string" calcext:value-type="string">
            <text:p>每件公斤数</text:p>
          </table:table-cell>
        </table:table-row>
        <table:table-row table:style-name="ro8">
          <table:table-cell office:value-type="string" calcext:value-type="string">
            <text:p>standard_time - 标准工时</text:p>
          </table:table-cell>
          <table:table-cell table:style-name="ce5" office:value-type="string" calcext:value-type="string">
            <text:p>pcs_per_kg</text:p>
          </table:table-cell>
          <table:table-cell table:style-name="ce5" office:value-type="string" calcext:value-type="string">
            <text:p>DECIMAL(10,4)</text:p>
          </table:table-cell>
          <table:table-cell table:style-name="ce5" office:value-type="string" calcext:value-type="string">
            <text:p>DEFAULT 0</text:p>
          </table:table-cell>
          <table:table-cell table:style-name="ce5" office:value-type="string" calcext:value-type="string">
            <text:p>每公斤件数</text:p>
          </table:table-cell>
        </table:table-row>
        <table:table-row table:style-name="ro8">
          <table:table-cell office:value-type="string" calcext:value-type="string">
            <text:p>quota_time - 定额工时</text:p>
          </table:table-cell>
          <table:table-cell table:style-name="ce5" office:value-type="string" calcext:value-type="string">
            <text:p>process_name</text:p>
          </table:table-cell>
          <table:table-cell table:style-name="ce5" office:value-type="string" calcext:value-type="string">
            <text:p>VARCHAR(100)</text:p>
          </table:table-cell>
          <table:table-cell table:style-name="ce14"/>
          <table:table-cell table:style-name="ce5" office:value-type="string" calcext:value-type="string">
            <text:p>工序名称</text:p>
          </table:table-cell>
        </table:table-row>
        <table:table-row table:style-name="ro8">
          <table:table-cell office:value-type="string" calcext:value-type="string">
            <text:p>process_price - 加工单价</text:p>
          </table:table-cell>
          <table:table-cell table:style-name="ce5" office:value-type="string" calcext:value-type="string">
            <text:p>standard_time</text:p>
          </table:table-cell>
          <table:table-cell table:style-name="ce5" office:value-type="string" calcext:value-type="string">
            <text:p>DECIMAL(10,2)</text:p>
          </table:table-cell>
          <table:table-cell table:style-name="ce5" office:value-type="string" calcext:value-type="string">
            <text:p>DEFAULT 0</text:p>
          </table:table-cell>
          <table:table-cell table:style-name="ce5" office:value-type="string" calcext:value-type="string">
            <text:p>标准工时</text:p>
          </table:table-cell>
        </table:table-row>
        <table:table-row table:style-name="ro8">
          <table:table-cell office:value-type="string" calcext:value-type="string">
            <text:p>purchase_cycle - 采购周期</text:p>
          </table:table-cell>
          <table:table-cell table:style-name="ce5" office:value-type="string" calcext:value-type="string">
            <text:p>quota_time</text:p>
          </table:table-cell>
          <table:table-cell table:style-name="ce5" office:value-type="string" calcext:value-type="string">
            <text:p>DECIMAL(10,2)</text:p>
          </table:table-cell>
          <table:table-cell table:style-name="ce5" office:value-type="string" calcext:value-type="string">
            <text:p>DEFAULT 0</text:p>
          </table:table-cell>
          <table:table-cell table:style-name="ce5" office:value-type="string" calcext:value-type="string">
            <text:p>定额工时</text:p>
          </table:table-cell>
        </table:table-row>
        <table:table-row table:style-name="ro8">
          <table:table-cell office:value-type="string" calcext:value-type="string">
            <text:p>purchase_price - 采购单价</text:p>
          </table:table-cell>
          <table:table-cell table:style-name="ce5" office:value-type="string" calcext:value-type="string">
            <text:p>process_price</text:p>
          </table:table-cell>
          <table:table-cell table:style-name="ce5" office:value-type="string" calcext:value-type="string">
            <text:p>DECIMAL(10,2)</text:p>
          </table:table-cell>
          <table:table-cell table:style-name="ce5" office:value-type="string" calcext:value-type="string">
            <text:p>DEFAULT 0</text:p>
          </table:table-cell>
          <table:table-cell table:style-name="ce5" office:value-type="string" calcext:value-type="string">
            <text:p>加工单价</text:p>
          </table:table-cell>
        </table:table-row>
        <table:table-row table:style-name="ro8">
          <table:table-cell office:value-type="string" calcext:value-type="string">
            <text:p>base_price - 基础单价</text:p>
          </table:table-cell>
          <table:table-cell table:style-name="ce5" office:value-type="string" calcext:value-type="string">
            <text:p>purchase_cycle</text:p>
          </table:table-cell>
          <table:table-cell table:style-name="ce5" office:value-type="string" calcext:value-type="string">
            <text:p>VARCHAR(50)</text:p>
          </table:table-cell>
          <table:table-cell table:style-name="ce14"/>
          <table:table-cell table:style-name="ce5" office:value-type="string" calcext:value-type="string">
            <text:p>采购周期</text:p>
          </table:table-cell>
        </table:table-row>
        <table:table-row table:style-name="ro8">
          <table:table-cell office:value-type="string" calcext:value-type="string">
            <text:p><text:a xlink:href="javascript:void(0)" xlink:type="simple">status</text:a> - 状态</text:p>
          </table:table-cell>
          <table:table-cell table:style-name="ce5" office:value-type="string" calcext:value-type="string">
            <text:p>purchase_price</text:p>
          </table:table-cell>
          <table:table-cell table:style-name="ce5" office:value-type="string" calcext:value-type="string">
            <text:p>DECIMAL(10,2)</text:p>
          </table:table-cell>
          <table:table-cell table:style-name="ce5" office:value-type="string" calcext:value-type="string">
            <text:p>DEFAULT 0</text:p>
          </table:table-cell>
          <table:table-cell table:style-name="ce5" office:value-type="string" calcext:value-type="string">
            <text:p>采购单价</text:p>
          </table:table-cell>
        </table:table-row>
        <table:table-row table:style-name="ro8">
          <table:table-cell office:value-type="string" calcext:value-type="string">
            <text:p>created_at - 创建时间</text:p>
          </table:table-cell>
          <table:table-cell table:style-name="ce5" office:value-type="string" calcext:value-type="string">
            <text:p>base_price</text:p>
          </table:table-cell>
          <table:table-cell table:style-name="ce5" office:value-type="string" calcext:value-type="string">
            <text:p>DECIMAL(10,2)</text:p>
          </table:table-cell>
          <table:table-cell table:style-name="ce5" office:value-type="string" calcext:value-type="string">
            <text:p>DEFAULT 0</text:p>
          </table:table-cell>
          <table:table-cell table:style-name="ce5" office:value-type="string" calcext:value-type="string">
            <text:p>基础单价</text:p>
          </table:table-cell>
        </table:table-row>
        <table:table-row table:style-name="ro8">
          <table:table-cell office:value-type="string" calcext:value-type="string">
            <text:p>updated_at - 更新时间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VARCHAR(20)</text:p>
          </table:table-cell>
          <table:table-cell table:style-name="ce5" office:value-type="string" calcext:value-type="string">
            <text:p>DEFAULT 'active'</text:p>
          </table:table-cell>
          <table:table-cell table:style-name="ce5" office:value-type="string" calcext:value-type="string">
            <text:p>状态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created_a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DEFAULT CURRENT_TIMESTAMP</text:p>
          </table:table-cell>
          <table:table-cell table:style-name="ce5" office:value-type="string" calcext:value-type="string">
            <text:p>创建时间</text:p>
          </table:table-cell>
        </table:table-row>
        <table:table-row table:style-name="ro10">
          <table:table-cell table:style-name="Default"/>
          <table:table-cell table:style-name="ce5" office:value-type="string" calcext:value-type="string">
            <text:p>updated_a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DEFAULT CURRENT_TIMESTAMP ON UPDATE CURRENT_TIMESTAMP</text:p>
          </table:table-cell>
          <table:table-cell table:style-name="ce5" office:value-type="string" calcext:value-type="string">
            <text:p>更新时间</text:p>
          </table:table-cell>
        </table:table-row>
        <table:table-row table:style-name="ro3" table:number-rows-repeated="6">
          <table:table-cell table:style-name="Default"/>
          <table:table-cell table:number-columns-repeated="4"/>
        </table:table-row>
        <table:table-row table:style-name="ro9">
          <table:table-cell table:style-name="ce8" office:value-type="string" calcext:value-type="string">
            <text:p>产品物料库页面布局和组件功能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1. 整体布局结构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物料库页面采用了清晰的分层布局设计，主要包括以下几个区域：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顶部工具栏 - 包含页面标题和主要操作按钮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筛选说明提示区 - 提示用户如何使用筛选功能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统计卡片区 - 展示物料总数、在用物料数、物料分类数等关键指标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主数据表格区 - 显示物料详细信息的核心区域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分页控制区 - 控制数据显示分页</text:p>
          </table:table-cell>
          <table:table-cell table:number-columns-repeated="4"/>
        </table:table-row>
        <table:table-row table:style-name="ro8">
          <table:table-cell table:style-name="ce10" office:value-type="string" calcext:value-type="string">
            <text:p>功能对话框区 - 包含新增/编辑、查看详情、导入、字段管理、页面设置等弹窗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2. 主要功能组件</text:p>
          </table:table-cell>
          <table:table-cell table:number-columns-repeated="4"/>
        </table:table-row>
        <table:table-row table:style-name="ro11">
          <table:table-cell table:style-name="ce11" office:value-type="string" calcext:value-type="string">
            <text:p>顶部工具栏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新增物料：打开新增物料对话框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批量删除：删除选中的多个物料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导入：从Excel文件导入物料数据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导出：将当前筛选结果导出为Excel文件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打印：打印当前视图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刷新：重新加载数据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字段管理：控制表格列的显示/隐藏和顺序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页面设置：配置页面显示选项</text:p>
          </table:table-cell>
          <table:table-cell table:number-columns-repeated="4"/>
        </table:table-row>
        <table:table-row table:style-name="ro11">
          <table:table-cell table:style-name="ce11" office:value-type="string" calcext:value-type="string">
            <text:p>统计卡片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物料总数：显示系统中物料的总数量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在用物料：显示状态为"在用"的物料数量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物料分类：显示不同的物料分类数量</text:p>
          </table:table-cell>
          <table:table-cell table:number-columns-repeated="4"/>
        </table:table-row>
        <table:table-row table:style-name="ro11">
          <table:table-cell table:style-name="ce11" office:value-type="string" calcext:value-type="string">
            <text:p>主数据表格 (FilterTable组件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这是一个高度定制化的表格组件，具有以下特点：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支持多列筛选功能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支持固定列（物料编号、物料名称、操作列）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支持排序功能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支持多选操作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支持自定义列渲染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表格列包括：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物料编号、物料名称、图片、尺寸规格、颜色、材质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大类、中类、小类、型号、系列、来源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状态、库存、工序单价、采购单价、基础单位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产出工序名称、定时工额、定额工时、默认采购提前期、最小包装量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创建时间、操作列</text:p>
          </table:table-cell>
          <table:table-cell table:number-columns-repeated="4"/>
        </table:table-row>
        <table:table-row table:style-name="ro11">
          <table:table-cell table:style-name="ce11" office:value-type="string" calcext:value-type="string">
            <text:p>功能对话框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新增/编辑物料对话框 (MaterialEdit.vue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采用Tab页签设计，分为四个部分：</text:p>
          </table:table-cell>
          <table:table-cell table:number-columns-repeated="4"/>
        </table:table-row>
        <table:table-row table:style-name="ro8">
          <table:table-cell table:style-name="ce10" office:value-type="string" calcext:value-type="string">
            <text:p>基础属性：物料编码、BOM编号、物料名称、尺寸规格、颜色、材质、分类信息、来源、基础单位、物料图片、物料详述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销售属性：销售单位、销售转化率</text:p>
          </table:table-cell>
          <table:table-cell table:number-columns-repeated="4"/>
        </table:table-row>
        <table:table-row table:style-name="ro8">
          <table:table-cell table:style-name="ce12" office:value-type="string" calcext:value-type="string">
            <text:p>生产属性：产出工序名称、定时工额、定额工时、最小包装量、工序单价、重量换算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采购属性：采购单位、采购转化率、采购周期、采购单价、基础单价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查看物料详情对话框 (MaterialView.vue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同样采用Tab页签展示物料详细信息，但以只读方式呈现：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基础属性：显示物料的基础信息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销售属性：显示销售相关信息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生产属性：显示生产相关信息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采购属性：显示采购相关信息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导入对话框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支持Excel文件(.xlsx/.xls)导入，可以批量创建物料数据。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字段管理对话框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允许用户自定义表格列的显示/隐藏和排列顺序。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页面设置对话框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提供页面级别的个性化配置选项。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3. 核心功能特点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响应式设计：适配不同屏幕尺寸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数据筛选：支持多条件组合筛选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数据导入导出：支持Excel格式的批量操作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图片预览：支持物料图片上传和预览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字段定制：用户可根据需要自定义显示字段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打印友好：专门针对打印场景进行了优化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状态管理：通过标签形式直观显示物料状态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4. 技术实现要点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前后端分离：前端使用Vue3 + Element Plus，后端使用Express.js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RESTful API：通过统一的API接口进行数据交互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数据转换：后端使用下划线命名，前端使用驼峰命名，服务层负责转换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组件化设计：各个功能模块封装成独立组件，便于维护和复用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状态管理：使用Vue的响应式</text:p>
          </table:table-cell>
          <table:table-cell table:number-columns-repeated="4"/>
        </table:table-row>
      </table:table>
      <table:table table:name="库存管理" table:style-name="ta1">
        <table:table-column table:style-name="co15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/home/sardensy/enterprise-brain/enterpise-brain/new-project/backend/models/ProjectedBalance.js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backend/models/Inventory.js</text:p>
          </table:table-cell>
          <table:table-cell office:value-type="string" calcext:value-type="string">
            <text:p>库存列表</text:p>
          </table:table-cell>
        </table:table-row>
      </table:table>
      <table:table table:name="工序计划" table:style-name="ta1">
        <table:table-column table:style-name="co16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/home/sardensy/enterprise-brain/enterpise-brain/07-frontend/src/pages/production-planning/PackingProcessPlanList.vue</text:p>
          </table:table-cell>
          <table:table-cell office:value-type="string" calcext:value-type="string">
            <text:p>打包工序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/home/sardensy/enterprise-brain/enterpise-brain/new-project/frontend/src/views/production-planning/PackingProcessPlan.vu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home/sardensy/enterprise-brain/enterpise-brain/new-project/frontend/src/views/manufacturing/ProductionOrder.vue</text:p>
          </table:table-cell>
          <table:table-cell office:value-type="string" calcext:value-type="string">
            <text:p>生产订单管理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07-frontend/src/pages/production-planning/BendingProcessPlanList.vue</text:p>
          </table:table-cell>
          <table:table-cell office:value-type="string" calcext:value-type="string">
            <text:p>折弯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07-frontend/src/pages/production-planning/BomDetailDialog.vue</text:p>
          </table:table-cell>
          <table:table-cell office:value-type="string" calcext:value-type="string">
            <text:p>BOM 详情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/home/sardensy/enterprise-brain/enterpise-brain/07-frontend/src/pages/production-planning/CapacityPlanning.vue</text:p>
          </table:table-cell>
          <table:table-cell office:value-type="string" calcext:value-type="string">
            <text:p>产能规化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-frontend/src/pages/production-planning/CuttingProcessPlanList.vue</text:p>
          </table:table-cell>
          <table:table-cell office:value-type="string" calcext:value-type="string">
            <text:p>裁减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-frontend/src/pages/production-planning/DrillingProcessPlanList.vue</text:p>
          </table:table-cell>
          <table:table-cell office:value-type="string" calcext:value-type="string">
            <text:p>打孔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-frontend/src/pages/production-planning/LaserCuttingProcessPlanList.vue</text:p>
          </table:table-cell>
          <table:table-cell office:value-type="string" calcext:value-type="string">
            <text:p>激光下了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-frontend/src/pages/production-planning/LaserTubeCuttingProcessPlanList.vue</text:p>
          </table:table-cell>
          <table:table-cell office:value-type="string" calcext:value-type="string">
            <text:p>激光切管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-frontend/src/pages/production-planning/MachineGrindingProcessPlanList.vue</text:p>
          </table:table-cell>
          <table:table-cell office:value-type="string" calcext:value-type="string">
            <text:p>机器磨床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-frontend/src/pages/production-planning/ManualCuttingProcessPlanList.vue</text:p>
          </table:table-cell>
          <table:table-cell office:value-type="string" calcext:value-type="string">
            <text:p>人工下料工序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-frontend/src/pages/production-planning/ManualWeldingProcessPlanList.vue</text:p>
          </table:table-cell>
          <table:table-cell office:value-type="string" calcext:value-type="string">
            <text:p>人工焊接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7-frontend/src/pages/production-planning/PackingProcessPlanList.vue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✅打包工序字段映射问题完整分析报告.md</text:p>
          </table:table-cell>
          <table:table-cell office:value-type="string" calcext:value-type="string">
            <text:p>内有前端和数据库的字段命名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✅打包工序计划字段计算修复完成报告.m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# 打包工序计划详细文档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 1. 主表格字段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基础信息字段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字段名 | 显示名 | 宽度 | 说明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-------|-------|------|------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下一个计划排程日期1：字段说明 跨表格查询：目标表格：工序能力负荷表查询条件：minifs(工序能力负荷表的“工序名称”（processName）=当前工序的行的"工序名称"（processName ），工序能力负荷表的“日期”（date）&gt;=当前工序的行的"计划排程日期"(scheduleDate ),工序能力负荷表的“剩余工时（remainingHours）&gt;=0.5)计算时机（响应条件）： 工序计划的 "工序名称"（processName ）发生变化 <text:s/>且 <text:s/>当前工序的行的"计划排程日期"(scheduleDate ) 发生变化 <text:s text:c="2"/>立即计算 <text:s text:c="2"/>注意：注意监控当前工序计划页面中的这2个值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planNo | 打包工序计划编号 | 160 | 唯一标识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salesOrderNo | 销售订单编号 | 160 | 关联销售订单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customerOrderNo | 客户订单编号 | 160 | 客户原始订单号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masterPlanNo | 主生产计划编号 | 160 | 关联主生产计划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materialPlanNo | 备料计划编号 | 160 | 关联备料计划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productCode | 生产产品编号 | 140 | 产品编码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productName | 生产产品名称 | 180 | 产品名称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productImage | 产品图片 | 100 | 产品可视化 |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计划与排程字段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字段名 | 显示名 | 说明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-------|-------|------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processName | 工序名称 | 打包工序名称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scheduleDate | 计划排程日期 | 排程执行日期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scheduleQuantity | 计划排程数量 | 当天计划排程数量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completionDate | 计划完工日期 | 计划完成时间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planStartDate | 计划开始日期 | 计划开始时间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realPlanStartDate | 真计划开始日期 | 实际计划开始时间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planEndDate | 计划结束日期 | 计划结束时间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xtScheduleDate1 下一个计划排程日期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### 工时与产能字段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字段名 | 显示名 | 说明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-------|-------|------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replenishmentQty | 需补货数量 | 需要补充的数量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standardWorkQuota | 定时工额 | 单位时间产量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requiredWorkHours | 需求工时 | 所需总工时（自动计算） 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| dailyTotalWorkHours | 当天总工时 | 工序当天总产能 |</text:p>
          </table:table-cell>
          <table:table-cell/>
          <table:table-cell table:style-name="ce5" office:value-type="string" calcext:value-type="string">
            <text:p>在你整理的 打包工序计划中，缺少“下一个排程日期 ” 字段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| dailyScheduledHours | 当天已排程工时 | 当天已安排的工时 |</text:p>
          </table:table-cell>
          <table:table-cell/>
          <table:table-cell table:style-name="ce5" office:value-type="string" calcext:value-type="string">
            <text:p>这个字段在前端中存在，无任何输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| dailyAvailableHours | 工序当天可用工时 | 当天可用产能 |</text:p>
          </table:table-cell>
          <table:table-cell/>
          <table:table-cell table:style-name="ce5" office:value-type="string" calcext:value-type="string">
            <text:p>下一个排程日期=跨表格查询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| scheduledWorkHours | 计划排程工时 | 当天计划排程的工时 |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负责人与状态字段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字段名 | 显示名 | 说明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-------|-------|------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processManager | 工序负责人 | 负责该工序的人员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status | 状态 | 计划执行状态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createdBy | 创建人 | 记录创建者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createdTime | 创建时间 | 记录创建时间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updatedBy | 更新人 | 记录更新者 |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| updatedTime | 更新时间 | 记录更新时间 |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 2. 关联代码文件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核心文件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**主页面组件**：`/home/sardensy/enterprise-brain/enterpise-brain/07-frontend/src/pages/production-planning/PackingProcessPlanList.vue`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包含完整的表格配置、表单定义、业务逻辑和API调用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实现了字段计算、排程逻辑和合并规则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- **API接口定义**：`/home/sardensy/enterprise-brain/enterpise-brain/07-frontend/src/api/packingProcessPlan.js`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定义了与后端交互的RESTful接口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包含getList、getById、create、update、deleteById等CRUD操作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提供了queryDailyScheduledHours和fixFieldCalculations等特殊功能接口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辅助文件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**路由配置**：`/home/sardensy/enterprise-brain/enterpise-brain/07-frontend/src/router/modules/production-planning.js`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定义了打包工序计划的路由路径和权限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- **排程引擎**：`/home/sardensy/enterprise-brain/enterpise-brain/07-frontend/src/utils/schedulingEngine.js`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提供了排程算法和逻辑支持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包含ProcessStep等核心排程类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- **真工序计划组件**：`/home/sardensy/enterprise-brain/enterpise-brain/07-frontend/src/pages/production-planning/RealProcessPlanList.vue`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与打包工序计划共享部分逻辑和配置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- **工序计划备份**：`/home/sardensy/enterprise-brain/enterpise-brain/07-frontend/src/pages/production-planning/ProcessPlanList.vue.backup`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2"/>- 包含历史版本的排程逻辑和字段计算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 3. 数据来源规则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数据来源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. **销售订单系统**：销售订单编号、客户订单编号等订单信息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. **主生产计划**：主生产计划编号、产品信息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. **备料计划**：备料计划编号、需补货数量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. **产品物料库**：产品编号、产品名称、定时工额等产品信息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. **工序能力负荷表**：当天总工时、剩余工时等产能信息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字段计算规则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. **需求工时计算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公式：`需求工时 = 需补货数量 / 定时工额`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触发条件：需补货数量或定时工额变化时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2. **当天可用工时计算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公式：`工序当天可用工时 = 当天总工时 - 当天已排程工时`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触发条件：当天总工时或当天已排程工时变化时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3. **计划排程工时计算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公式：`计划排程工时 = MIN(工序当天可用工时, 需求工时)`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触发条件：工序当天可用工时或需求工时变化时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4. **计划排程数量计算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公式：`计划排程数量 = ceilng(计划排程工时 * 定时工额`,1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触发条件：计划排程工时或定时工额变化时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合并规则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. **按销售订单合并**：相同销售订单编号且相同计划物料编号合并排程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. **按来源主计划编号合并**：相同来源主计划编号且相同计划物料编号合并排程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. **按备料计划编号合并**：相同备料计划编号且相同计划物料编号合并排程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. **按需求日期合并**：相同需求日期且相同计划物料编号合并排程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. **按计划物料编号合并**：相同计划物料编号合并排程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 4. 触发规则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自动计算触发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. **需求工时计算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```javascrip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watch(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5"/>() =&gt; [formData.value.replenishmentQty, formData.value.standardWorkQuota],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5"/>([qty, quota]) =&gt; {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7"/>if (qty &gt; 0 &amp;&amp; quota &gt; 0) {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9"/>formData.value.requiredWorkHours = parseFloat((qty / quota).toFixed(2)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7"/>} else {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9"/>formData.value.requiredWorkHours = 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7"/>}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5"/>},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5"/>{ deep: true }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```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2. **计划结束日期查询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前置条件：需求工时 &gt; 0，且工序名称和计划完工日期已填写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调用capacityLoadApi.queryPlanEndDate获取计划结束日期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触发后自动调用计划开始日期查询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3. **计划开始日期查询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前置条件：计划结束日期已确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调用capacityLoadApi.queryPlanStartDate获取计划开始日期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同时计算真计划开始日期和计划排程日期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4. **当天总工时查询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当计划排程日期变化时触发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查询工序能力负荷表获取当天总工时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5. **当天已排程工时查询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当计划排程日期或工序名称变化时触发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调用packingProcessPlanApi.queryDailyScheduledHours获取已排程工时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业务操作触发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. **修复字段计算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通过按钮手动触发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调用packingProcessPlanApi.fixFieldCalculations修复所有记录的自动计算字段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2. **工序间隔设置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通过弹窗设置工序间的间隔时间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影响排程日期计算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条件触发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. **计划开始/结束日期清空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当需求工时 &lt;= 0时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当缺少工序名称或计划完工日期时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2. **字段计算前置条件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需求工时计算：需补货数量 &gt; 0 且 定时工额 &gt; 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计划排程工时计算：工序当天可用工时 &gt; 0 且 需求工时 &gt; 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计划排程数量计算：计划排程工时 &gt; 0 且 定时工额 &gt; 0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 5. 技术实现细节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API接口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```javascrip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/ 获取打包工序计划列表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port function getList(params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/ 根据ID获取打包工序计划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port function getById(id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/ 创建打包工序计划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port function create(data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/ 更新打包工序计划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port function update(id, data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/ 删除打包工序计划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port function deleteById(id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/ 批量删除打包工序计划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port function batchDelete(ids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/ 查询当天已排程工时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port function queryDailyScheduledHours(params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// 修复字段计算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port function fixFieldCalculations(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```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核心业务变量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`minRemainingHours`：剩余工时门槛值（默认0.5小时）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`exportFilePrefix`：导出文件前缀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`defaultMergeRule`：默认合并规则（按来源主计划编号）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# 关键函数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`calculateDailyAvailableHours()`：计算工序当天可用工时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`calculateScheduledWorkHours()`：计算计划排程工时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`calculateScheduleQuantity()`：计算计划排程数量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`queryPlanEndDate()`：查询计划结束日期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`queryPlanStartDate()`：查询计划开始日期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## 6. 注意事项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1. **数据一致性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打包工序计划与销售订单、主生产计划、备料计划保持数据同步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定时工额从产品物料库获取，确保准确性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2. **排程逻辑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计划排程工时不超过工序当天可用工时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计划开始日期和结束日期基于工序能力负荷表计算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3. **合并规则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合并规则影响排程的集中程度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可根据业务需求选择不同的合并维度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4. **字段修复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当自动计算字段出现异常时，可使用修复功能重新计算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修复操作会影响所有记录，需谨慎使用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5. **权限控制**：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不同用户角色可能有不同的操作权限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 text:c="3"/>- 需遵循最小权限原则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12" office:value-type="string" calcext:value-type="string">
            <text:p>工序能力负荷表的数据库和后端代码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数据库表：process_capacity_load（包含processName、date、totalHours、occupiedHours、remainingHours等字段）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后端API：/backend/routes/capacityLoad.js（实现了完整的CRUD和各种查询接口）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核心接口包括：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GET /api/capacity-load/list（查询列表）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POST /api/capacity-load/query-plan-start-date（查询计划开始日期）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POST /api/capacity-load/query-plan-end-date（查询计划结束日期）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POST /api/capacity-load/query-next-schedule-date（查询下一个排程日期）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8">
          <table:table-cell table:style-name="ce5" office:value-type="string" calcext:value-type="string">
            <text:p>计算公式：下一个排程日期 = minifs(工序能力符合表的工序名称=当前工序的行的"工序名称"，工序能力符合表的剩余工时&gt;=当前工序的行的"剩余工时小于"，工序能力符合表的日期&gt;=当前工序的行的"计划排程日期")</text:p>
          </table:table-cell>
          <table:table-cell table:number-columns-repeated="5"/>
        </table:table-row>
        <table:table-row table:style-name="ro8">
          <table:table-cell table:style-name="ce5" office:value-type="string" calcext:value-type="string">
            <text:p>触发条件：当前行数据生成，且当前工序的行的"工序名称"发生变化，且"剩余工时小于"发生变化，且"计划排程日期"发生变化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8">
          <table:table-cell table:style-name="ce10" office:value-type="string" calcext:value-type="string">
            <text:p>修正计算逻辑：在 calculateScheduleQuantity 函数中实现了正确的计算公式 计划排程数量 = ceiling(计划排程工时 * 定时工额, 1)，使用 Math.ceil() 进行向上取整</text:p>
          </table:table-cell>
          <table:table-cell table:number-columns-repeated="5"/>
        </table:table-row>
        <table:table-row table:style-name="ro8">
          <table:table-cell table:style-name="ce10" office:value-type="string" calcext:value-type="string">
            <text:p>添加自动触发机制：新增了 watch 监听器，监听 scheduledWorkHours（计划排程工时）和 standardWorkQuota（定时工额）的变化，确保这两个字段变化时能自动触发计划排程数量的计算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12">
          <table:table-cell table:style-name="ce15" office:value-type="string" calcext:value-type="string">
            <text:p><text:span text:style-name="T1">下一个计划排程日期1：字段说明 </text:span><text:span text:style-name="T1">跨表格查询：</text:span><text:span text:style-name="T1">目标表格：工序能力负荷表</text:span><text:span text:style-name="T1">查询条件：minifs(工序能力负荷表的“工序名称”（processName）=当前工序的行的"工序名称"（</text:span><text:span text:style-name="T2">processName </text:span><text:span text:style-name="T3">），工序能力负荷表的“日期”（date）&gt;=当前工序的行的"计划排程日期"(</text:span><text:span text:style-name="T2">scheduleDate </text:span><text:span text:style-name="T3">),工序能力负荷表的“剩余工时（remainingHours）&gt;=0.5)</text:span><text:span text:style-name="T3">计算时机（响应条件）： 工序计划的 "工序名称"（</text:span><text:span text:style-name="T2">processName </text:span><text:span text:style-name="T3">）发生变化  且  当前工序的行的"计划排程日期"(</text:span><text:span text:style-name="T2">scheduleDate </text:span><text:span text:style-name="T3">) 发生变化   立即计算   注意：注意监控当前工序计划页面中的这2个值</text:span>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3">
          <table:table-cell office:value-type="string" calcext:value-type="string">
            <text:p>本页面是后端获取的nextScheduleDate1 不是编辑生成的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5">
          <table:table-cell table:style-name="ce16" office:value-type="string" calcext:value-type="string">
            <text:p>planNo: '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masterPlanNo: '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cessName: '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cheduleDate: new Date()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cheduleQuantity: 0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completionDate: null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ductCode: '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ductName: '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replenishmentQty: 0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tandardWorkQuota: 0, <text:s/>// 新增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requiredWorkHours: 0, <text:s/>// 新增（自动计算）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lanStartDate: null, <text:s text:c="2"/>// 新增计划开始日期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realPlanStartDate: null, // 新增真计划开始日期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lanEndDate: null, <text:s text:c="4"/>// 新增计划结束日期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nextScheduleDate: null, // 新增下一个排程日期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nextScheduleDate1: null // 新增下一个计划排程日期1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表格列字段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lainTextrowIndex: '序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lanNo: '打包工序计划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alesOrderNo: '销售订单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customerOrderNo: '客户订单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masterPlanNo: '主生产计划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masterPlanProductCode: '主计划产品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masterPlanProductName: '主计划产品名称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hippingPlanNo: '发货计划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ductCode: '生产产品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ductName: '生产产品名称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ductImage: '产品图片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cessManager: '工序负责人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cessName: '工序名称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minRemainingHours: '剩余工时小于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cheduleDate: '计划排程日期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dailyTotalHours: '当天总工时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dailyScheduledHours: '当天已排程工时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dailyPlanCount: '当日计划行数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dailyAvailableHours: '工序当天可用工时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cheduledWorkHours: '计划排程工时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cheduleQuantity: '计划排程数量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ductUnit: '产品单位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level0Demand: '0阶需求数量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completionDate: '计划完工日期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orderPromiseDeliveryDate: '订单承诺交期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lanStartDate: '计划开始日期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realPlanStartDate: '真计划开始日期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lanEndDate: '计划结束日期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nextScheduleDate: '下一个排程日期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nextScheduleDate1: '下一个计划排程日期1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workshopName: '车间名称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cheduleCount: '排程次数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tandardWorkQuota: '定时工额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tandardWorkHours: '定额工时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requiredWorkHours: '需求工时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remainingRequiredHours: '剩余需求工时', = requiredWorkHours: '需求工时', -scheduledWorkHours: '计划排程工时',</text:p>
          </table:table-cell>
          <table:table-cell table:number-columns-repeated="5"/>
        </table:table-row>
        <table:table-row table:style-name="ro13">
          <table:table-cell table:style-name="ce16" office:value-type="string" calcext:value-type="string">
            <text:p>cumulativeScheduleQty: '累积排程数量',= 本页面内 计算 <text:s/>sumifs(当前主表格的 plainTextrowIndex: '序号',&lt;= 本行的 “序号”，当前主表格的 sourceNo: '来源编号', <text:s/>= 本行的 sourceNo: '来源编号',， <text:s text:c="2"/>求和列： 当前主表格的 scheduleQuantity: '计划排程数量', ）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unscheduledQty: '未排数量',= replenishmentQty: '需补货数量', - cumulativeScheduleQty: '累积排程数量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gressStatus: '进度状态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replenishmentQty: '需补货数量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ourcePageName: '来源页面名称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ourceNo: '来源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eviousScheduleNo: '上一个排程单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customerName: '客户名称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level0ProductName: '0阶产品名称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level0ProductCode: '0阶产品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level0ProductionQty: '0阶主计划生产数量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productSource: '产品来源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bomNo: '生产BOM编号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hierarchyAddress: '层阶地址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bomDetail: 'BOM详情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ubmittedBy: '提交人',</text:p>
          </table:table-cell>
          <table:table-cell table:number-columns-repeated="5"/>
        </table:table-row>
        <table:table-row table:style-name="ro5">
          <table:table-cell table:style-name="ce16" office:value-type="string" calcext:value-type="string">
            <text:p>submittedAt: '提交时间'</text:p>
          </table:table-cell>
          <table:table-cell table:number-columns-repeated="5"/>
        </table:table-row>
        <table:table-row table:style-name="ro3" table:number-rows-repeated="3">
          <table:table-cell table:number-columns-repeated="6"/>
        </table:table-row>
        <table:table-row table:style-name="ro14">
          <table:table-cell table:style-name="ce9" office:value-type="string" calcext:value-type="string">
            <text:p>问题描述(下一个计划排程日期无法实现的解决方法问题描述</text:p>
            <text:p><text:span text:style-name="T4">在企业大脑系统的打包工序计划列表中，新增了"下一个计划排程日期1"字段，但该字段无法正确显示数据。</text:span></text:p>
            <text:p>原因分析</text:p>
            <text:p><text:span text:style-name="T4">数据未计算：表格加载时没有为每条记录计算nextScheduleDate1值</text:span></text:p>
            <text:p><text:span text:style-name="T4">API响应处理错误：前端代码错误地访问了response.data.nextScheduleDate，而由于响应拦截器的处理，应该直接访问response.nextScheduleDate</text:span></text:p>
            <text:p>解决方案</text:p>
            <text:p><text:span text:style-name="T4">修改loadData函数：在PackingProcessPlanList.vue的loadData函数中，添加Promise.all并行处理所有记录的API调用，为每条记录计算nextScheduleDate1值</text:span></text:p>
            <text:p><text:span text:style-name="T4">修正API响应访问路径：将response.data.nextScheduleDate改为response.nextScheduleDate</text:span></text:p>
            <text:p><text:span text:style-name="T4">确保异步支持：确保loadData函数是async函数，支持await关键字</text:span></text:p>
            <text:p><text:span text:style-name="T4">添加错误处理：为API调用添加错误处理，确保即使某个记录的API调用失败，其他记录仍能正常显示</text:span></text:p>
            <text:p><text:span text:style-name="T4"/>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在企业大脑系统的打包工序计划列表中，新增了"下一个计划排程日期1"字段，但该字段无法正确显示数据。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原因分析</text:p>
          </table:table-cell>
          <table:table-cell table:number-columns-repeated="5"/>
        </table:table-row>
        <table:table-row table:style-name="ro3">
          <table:table-cell table:style-name="ce10" office:value-type="string" calcext:value-type="string">
            <text:p>数据未计算：表格加载时没有为每条记录计算nextScheduleDate1值</text:p>
          </table:table-cell>
          <table:table-cell table:number-columns-repeated="5"/>
        </table:table-row>
        <table:table-row table:style-name="ro3">
          <table:table-cell table:style-name="ce10" office:value-type="string" calcext:value-type="string">
            <text:p>API响应处理错误：前端代码错误地访问了response.data.nextScheduleDate，而由于响应拦截器的处理，应该直接访问response.nextScheduleDate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解决方案</text:p>
          </table:table-cell>
          <table:table-cell table:number-columns-repeated="5"/>
        </table:table-row>
        <table:table-row table:style-name="ro8">
          <table:table-cell table:style-name="ce10" office:value-type="string" calcext:value-type="string">
            <text:p>修改loadData函数：在PackingProcessPlanList.vue的loadData函数中，添加Promise.all并行处理所有记录的API调用，为每条记录计算nextScheduleDate1值</text:p>
          </table:table-cell>
          <table:table-cell table:number-columns-repeated="5"/>
        </table:table-row>
        <table:table-row table:style-name="ro3">
          <table:table-cell table:style-name="ce10" office:value-type="string" calcext:value-type="string">
            <text:p>修正API响应访问路径：将response.data.nextScheduleDate改为response.nextScheduleDate</text:p>
          </table:table-cell>
          <table:table-cell table:number-columns-repeated="5"/>
        </table:table-row>
        <table:table-row table:style-name="ro3">
          <table:table-cell table:style-name="ce10" office:value-type="string" calcext:value-type="string">
            <text:p>确保异步支持：确保loadData函数是async函数，支持await关键字</text:p>
          </table:table-cell>
          <table:table-cell table:number-columns-repeated="5"/>
        </table:table-row>
        <table:table-row table:style-name="ro3">
          <table:table-cell table:style-name="ce10" office:value-type="string" calcext:value-type="string">
            <text:p>添加错误处理：为API调用添加错误处理，确保即使某个记录的API调用失败，其他记录仍能正常显示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5" office:value-type="string" calcext:value-type="string">
            <text:p>需求1： remainingRequiredHours: '剩余需求工时', = requiredWorkHours: '需求工时', -scheduledWorkHours: '计划排程工时', 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触发时机：需求工时发生变化，且计划排程工时发生变化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触发条件：需求工时&gt;0,,且 计划排程工时&gt;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意思是：剩余需求工时 ，需要系统先计算 需求工时 和 计划排程工时 </text:p>
          </table:table-cell>
          <table:table-cell table:number-columns-repeated="5"/>
        </table:table-row>
        <table:table-row table:style-name="ro3">
          <table:table-cell table:style-name="ce14"/>
          <table:table-cell table:number-columns-repeated="5"/>
        </table:table-row>
        <table:table-row table:style-name="ro8">
          <table:table-cell table:style-name="ce5" office:value-type="string" calcext:value-type="string">
            <text:p>需求2： cumulativeScheduleQty: '累积排程数量',= 本页面内 计算 sumifs(当前主表格的 plainTextrowIndex: '序号',&lt;= 本行的 “序号”，当前主表格的 sourceNo: '来源编号', = 本行的 sourceNo: '来源编号',， 求和列： 当前主表格的 scheduleQuantity: '计划排程数量', ）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触发时机：满足任意条件： 本行的 “序号” 发生变化， 本行的 计划i排程数量发生变化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触发条件：来源编号 不为空， 序号不为空， 计划排程数量&gt;0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5" office:value-type="string" calcext:value-type="string">
            <text:p>sumifs(当前主表格的序号&lt;= 本行的序号，当前主表格的sourceNo=本行的sourceNo，求和列：计划排程数量)的逻辑，包含了本行的计划排程数量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未排数量计算实现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计算逻辑：未排数量 = 需补货数量 - 累积排程数量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触发条件：需补货数量&gt;0 且 累积排程数量&gt;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当触发条件不满足时，未排数量等于需补货数量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表格显示确认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确认cumulativeScheduleQty（累积排程数量）和unscheduledQty（未排数量）的列配置已经存在于表格中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确保两个字段都能正确显示计算结果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4">
          <table:table-cell office:value-type="string" calcext:value-type="string">
            <text:p>mysql -h localhost -P 3306 -u root -p'zH754277289hUi~197547' -D enterprise_brain -e "SELECT * FROM packing_process_plans ORDER BY created_at DESC LIMIT 10;"</text:p>
          </table:table-cell>
          <table:table-cell table:number-columns-repeated="2"/>
          <table:table-cell office:value-type="string" calcext:value-type="string">
            <text:p>基本查询</text:p>
          </table:table-cell>
          <table:table-cell/>
          <table:table-cell table:style-name="ce8" office:value-type="string" calcext:value-type="string">
            <text:p>查询打包工序计划的数据库命令</text:p>
          </table:table-cell>
        </table:table-row>
        <table:table-row table:style-name="ro13">
          <table:table-cell office:value-type="string" calcext:value-type="string">
            <text:p>mysql -h localhost -P 3306 -u root -p'zH754277289hUi~197547' -D enterprise_brain -e "SELECT plan_no AS '计划编号', product_code AS '产品编号', product_name AS '产品名称', schedule_date AS '排程日期', schedule_quantity AS '排程数量', required_work_hours AS '需求工时', scheduled_work_hours AS '已排程工时', unscheduled_qty AS '未排数量', next_schedule_date AS '下一个排程日期', created_at AS '创建时间' FROM packing_process_plans ORDER BY created_at DESC LIMIT 5;"</text:p>
          </table:table-cell>
          <table:table-cell table:number-columns-repeated="2"/>
          <table:table-cell table:style-name="ce9" office:value-type="string" calcext:value-type="string">
            <text:p>详细信息查询：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5">
          <table:table-cell office:value-type="string" calcext:value-type="string">
            <text:p>mysql -h localhost -P 3306 -u root -p'zH754277289hUi~197547' -D enterprise_brain -e "SELECT plan_no AS '计划编号', product_code AS '产品编号', product_name AS '产品名称', daily_available_hours AS '工序当天可用工时', schedule_quantity AS '计划排程数量', cumulative_schedule_qty AS '累积排程数量', scheduled_work_hours AS '计划排程工时', required_work_hours AS '需求工时', daily_total_hours AS '当天总工时', daily_scheduled_hours AS '当天已排程工时', schedule_date AS '排程日期' FROM packing_process_plans ORDER BY created_at DESC LIMIT 15;"</text:p>
          </table:table-cell>
          <table:table-cell table:number-columns-repeated="5"/>
        </table:table-row>
        <table:table-row table:style-name="ro3" table:number-rows-repeated="5">
          <table:table-cell table:number-columns-repeated="6"/>
        </table:table-row>
        <table:table-row table:style-name="ro9">
          <table:table-cell table:style-name="ce8" office:value-type="string" calcext:value-type="string">
            <text:p>工序计划自增逻辑与规则总结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1. 自增触发条件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必须同时满足以下所有条件才会触发自增：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未排数量(unscheduledQty) &gt; 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计划排程日期(scheduleDate)不为空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下一个排程日期1(nextScheduleDate1)不为空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排程次数(scheduleCount) &gt; 0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剩余需求工时(remainingRequiredHours)不为空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需补货数量(replenishmentQty) &gt; 0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2. 自增行生成规则</text:p>
          </table:table-cell>
          <table:table-cell table:number-columns-repeated="5"/>
        </table:table-row>
        <table:table-row table:style-name="ro11">
          <table:table-cell table:style-name="ce11" office:value-type="string" calcext:value-type="string">
            <text:p>2.1 计划编号与排程次数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新排程次数 = 来源行排程次数 + 1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新计划编号 = 来源行计划编号前缀 + "-" + 新排程次数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示例：来源行计划编号为"PP-1"，新计划编号为"PP-2"</text:p>
          </table:table-cell>
          <table:table-cell table:number-columns-repeated="5"/>
        </table:table-row>
        <table:table-row table:style-name="ro11">
          <table:table-cell table:style-name="ce11" office:value-type="string" calcext:value-type="string">
            <text:p>2.2 日期计算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新计划排程日期 = 来源行的下一个排程日期1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新下一个排程日期 = 新计划排程日期 + 1天</text:p>
          </table:table-cell>
          <table:table-cell table:number-columns-repeated="5"/>
        </table:table-row>
        <table:table-row table:style-name="ro11">
          <table:table-cell table:style-name="ce11" office:value-type="string" calcext:value-type="string">
            <text:p>2.3 工时计算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当天总工时：从工序能力负荷表查询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公式：总工时 = 班次数量 × 可用工作站数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当天已排程工时：统计当天同工序已排程的总工时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当天可用工时：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公式：可用工时 = 总工时 - 已排程工时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计划排程工时：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公式：计划排程工时 = MIN(需求工时, 当天可用工时)</text:p>
          </table:table-cell>
          <table:table-cell table:number-columns-repeated="5"/>
        </table:table-row>
        <table:table-row table:style-name="ro11">
          <table:table-cell table:style-name="ce11" office:value-type="string" calcext:value-type="string">
            <text:p>2.4 数量计算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计划排程数量 = 计划排程工时 × 标准工时定额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3. 自增限制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设置了最大递归深度限制，防止无限自增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每次只创建一行自增记录，然后重新检查条件</text:p>
          </table:table-cell>
          <table:table-cell table:number-columns-repeated="5"/>
        </table:table-row>
        <table:table-row table:style-name="ro5">
          <table:table-cell table:style-name="ce9" office:value-type="string" calcext:value-type="string">
            <text:p>4. 自增范围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自增逻辑适用于所有工序计划类型，包括：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打包工序计划(packingProcessPlanService)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激光切割工序计划(laserCuttingProcessPlanService)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钻孔工序计划(drillingProcessPlanService)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手动焊接工序计划(manualWeldingProcessPlanService)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真工序计划(realProcessPlanService)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其他所有工序计划类型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5" office:value-type="string" calcext:value-type="string">
            <text:p>drillingProcessPlanService.js文件，更新checkAndCreateIncremental函数以接受前端传递的参数。</text:p>
          </table:table-cell>
          <table:table-cell office:value-type="string" calcext:value-type="string">
            <text:p>自增行函数和文件</text:p>
          </table:table-cell>
          <table:table-cell table:number-columns-repeated="4"/>
        </table:table-row>
      </table:table>
      <table:table table:name="企业日历" table:style-name="ta1">
        <table:table-column table:style-name="co17" table:default-cell-style-name="Default"/>
        <table:table-row table:style-name="ro3">
          <table:table-cell office:value-type="string" calcext:value-type="string">
            <text:p>/home/sardensy/enterprise-brain/enterpise-brain/new-project/backend/models/CompanyCalendar.js</text:p>
          </table:table-cell>
        </table:table-row>
      </table:table>
      <table:table table:name="工序能力负荷表" table:style-name="ta1">
        <table:table-column table:style-name="co18" table:default-cell-style-name="ce5"/>
        <table:table-row table:style-name="ro3">
          <table:table-cell table:style-name="Default"/>
        </table:table-row>
        <table:table-row table:style-name="ro15">
          <table:table-cell table:style-name="ce9"/>
        </table:table-row>
        <table:table-row table:style-name="ro2">
          <table:table-cell table:style-name="ce12" office:value-type="string" calcext:value-type="string">
            <text:p>核心功能：显示各工序在不同日期的能力负荷情况，支持搜索、编辑和自动计算</text:p>
          </table:table-cell>
        </table:table-row>
        <table:table-row table:style-name="ro3">
          <table:table-cell table:style-name="ce12" office:value-type="string" calcext:value-type="string">
            <text:p>计算逻辑：</text:p>
          </table:table-cell>
        </table:table-row>
        <table:table-row table:style-name="ro8">
          <table:table-cell office:value-type="string" calcext:value-type="string">
            <text:p>剩余工时 = (上班时段 × 可用工位数量) - 已占用工时</text:p>
          </table:table-cell>
        </table:table-row>
        <table:table-row table:style-name="ro8">
          <table:table-cell office:value-type="string" calcext:value-type="string">
            <text:p>剩余时段 = 剩余工时 ÷ 可用工位数量</text:p>
          </table:table-cell>
        </table:table-row>
        <table:table-row table:style-name="ro8">
          <table:table-cell office:value-type="string" calcext:value-type="string">
            <text:p>上班时段自动从企业日历同步（仅工作日）</text:p>
          </table:table-cell>
        </table:table-row>
        <table:table-row table:style-name="ro3">
          <table:table-cell table:style-name="ce12" office:value-type="string" calcext:value-type="string">
            <text:p>主要操作：</text:p>
          </table:table-cell>
        </table:table-row>
        <table:table-row table:style-name="ro8">
          <table:table-cell office:value-type="string" calcext:value-type="string">
            <text:p>重置上班时段、剩余工时、占用工时</text:p>
          </table:table-cell>
        </table:table-row>
        <table:table-row table:style-name="ro3">
          <table:table-cell office:value-type="string" calcext:value-type="string">
            <text:p>导出数据</text:p>
          </table:table-cell>
        </table:table-row>
        <table:table-row table:style-name="ro3">
          <table:table-cell office:value-type="string" calcext:value-type="string">
            <text:p>页面设置（显示天数）</text:p>
          </table:table-cell>
        </table:table-row>
        <table:table-row table:style-name="ro15">
          <table:table-cell table:style-name="ce9" office:value-type="string" calcext:value-type="string">
            <text:p>/home/sardensy/enterprise-brain/enterpise-brain/new-project/backend/models/CapacityLoad.js</text:p>
          </table:table-cell>
        </table:table-row>
        <table:table-row table:style-name="ro2">
          <table:table-cell office:value-type="string" calcext:value-type="string">
            <text:p>/home/sardensy/enterprise-brain/enterpise-brain/07-frontend/src/pages/mrp/CapacityLoad.vue</text:p>
          </table:table-cell>
        </table:table-row>
        <table:table-row table:style-name="ro5">
          <table:table-cell table:style-name="ce9" office:value-type="string" calcext:value-type="string">
            <text:p>核心字段</text:p>
          </table:table-cell>
        </table:table-row>
        <table:table-row table:style-name="ro3">
          <table:table-cell office:value-type="string" calcext:value-type="string">
            <text:p>processName: 工序名称</text:p>
          </table:table-cell>
        </table:table-row>
        <table:table-row table:style-name="ro3">
          <table:table-cell office:value-type="string" calcext:value-type="string">
            <text:p>date: 日期</text:p>
          </table:table-cell>
        </table:table-row>
        <table:table-row table:style-name="ro8">
          <table:table-cell office:value-type="string" calcext:value-type="string">
            <text:p>availableWorkstations: 可用工位数量</text:p>
          </table:table-cell>
        </table:table-row>
        <table:table-row table:style-name="ro3">
          <table:table-cell office:value-type="string" calcext:value-type="string">
            <text:p>workShift: 上班时段</text:p>
          </table:table-cell>
        </table:table-row>
        <table:table-row table:style-name="ro3">
          <table:table-cell office:value-type="string" calcext:value-type="string">
            <text:p>occupiedHours: 已占用工时</text:p>
          </table:table-cell>
        </table:table-row>
        <table:table-row table:style-name="ro3">
          <table:table-cell office:value-type="string" calcext:value-type="string">
            <text:p>remainingHours: 剩余工时</text:p>
          </table:table-cell>
        </table:table-row>
        <table:table-row table:style-name="ro3">
          <table:table-cell office:value-type="string" calcext:value-type="string">
            <text:p>remainingShift: 剩余时段</text:p>
          </table:table-cell>
        </table:table-row>
        <table:table-row table:style-name="ro3">
          <table:table-cell office:value-type="string" calcext:value-type="string">
            <text:p>overtimeShift: 加班时段</text:p>
          </table:table-cell>
        </table:table-row>
      </table:table>
      <table:table table:name="客户" table:style-name="ta1">
        <table:table-column table:style-name="co19" table:default-cell-style-name="Default"/>
        <table:table-row table:style-name="ro3">
          <table:table-cell office:value-type="string" calcext:value-type="string">
            <text:p>/home/sardensy/enterprise-brain/enterpise-brain/new-project/backend/models/Customer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backend/controllers/salesController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frontend/src/views/sales/CustomerLedger.vue</text:p>
          </table:table-cell>
        </table:table-row>
      </table:table>
      <table:table table:name="通用设置" table:style-name="ta1">
        <table:table-column table:style-name="co20" table:default-cell-style-name="Default"/>
        <table:table-column table:style-name="co21" table:default-cell-style-name="ce5"/>
        <table:table-column table:style-name="co2" table:default-cell-style-name="Default"/>
        <table:table-row table:style-name="ro3">
          <table:table-cell office:value-type="string" calcext:value-type="string">
            <text:p>/home/sardensy/enterprise-brain/enterpise-brain/new-project/README.md</text:p>
          </table:table-cell>
          <table:table-cell office:value-type="string" calcext:value-type="string">
            <text:p>项目的基本目录结构</text:p>
          </table:table-cell>
          <table:table-cell table:style-name="ce12"/>
        </table:table-row>
        <table:table-row table:style-name="ro16">
          <table:table-cell office:value-type="string" calcext:value-type="string">
            <text:p>07-frontend/src/layout/index.vue</text:p>
          </table:table-cell>
          <table:table-cell table:style-name="ce8" office:value-type="string" calcext:value-type="string">
            <text:p>系统左侧菜单栏</text:p>
          </table:table-cell>
          <table:table-cell table:style-name="ce12"/>
        </table:table-row>
        <table:table-row table:style-name="ro8">
          <table:table-cell office:value-type="string" calcext:value-type="string">
            <text:p>/home/sardensy/enterprise-brain/enterpise-brain/new-project/backend/package.json</text:p>
          </table:table-cell>
          <table:table-cell office:value-type="string" calcext:value-type="string">
            <text:p>后端项目的基本结构和配置文件</text:p>
          </table:table-cell>
          <table:table-cell/>
        </table:table-row>
        <table:table-row table:style-name="ro8">
          <table:table-cell office:value-type="string" calcext:value-type="string">
            <text:p>/home/sardensy/enterprise-brain/enterpise-brain/new-project/backend/server.js</text:p>
          </table:table-cell>
          <table:table-cell office:value-type="string" calcext:value-type="string">
            <text:p>后端的主服务器文件和数据库配置文件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backend/config/database.js</text:p>
          </table:table-cell>
          <table:table-cell table:style-name="Default" office:value-type="string" calcext:value-type="string">
            <text:p>数据库配置文件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backend/models/index.js</text:p>
          </table:table-cell>
          <table:table-cell table:style-name="Default" office:value-type="string" calcext:value-type="string">
            <text:p>模型索引文件 <text:s/>左侧菜单栏</text:p>
          </table:table-cell>
          <table:table-cell/>
        </table:table-row>
        <table:table-row table:style-name="ro2">
          <table:table-cell office:value-type="string" calcext:value-type="string">
            <text:p>/home/sardensy/enterprise-brain/enterpise-brain/new-project/backend/routes/index.js</text:p>
          </table:table-cell>
          <table:table-cell office:value-type="string" calcext:value-type="string">
            <text:p>端的路由配置文件，为各个业务模块配置API路由，实现请求的分发和处理</text:p>
          </table:table-cell>
          <table:table-cell/>
        </table:table-row>
        <table:table-row table:style-name="ro2">
          <table:table-cell office:value-type="string" calcext:value-type="string">
            <text:p>/home/sardensy/enterprise-brain/enterpise-brain/new-project/frontend/package.json</text:p>
          </table:table-cell>
          <table:table-cell office:value-type="string" calcext:value-type="string">
            <text:p>前端项目的package.json文件，配置Vue 3和Element Plus等依赖</text:p>
          </table:table-cell>
          <table:table-cell/>
        </table:table-row>
        <table:table-row table:style-name="ro2">
          <table:table-cell office:value-type="string" calcext:value-type="string">
            <text:p>/home/sardensy/enterprise-brain/enterpise-brain/new-project/frontend/src/main.js</text:p>
          </table:table-cell>
          <table:table-cell office:value-type="string" calcext:value-type="string">
            <text:p>前端的主入口文件main.js，配置Vue 3应用、Element Plus和Vue Router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frontend/src/router/index.js</text:p>
          </table:table-cell>
          <table:table-cell office:value-type="string" calcext:value-type="string">
            <text:p>前端的路由配置文件，设置各个业务模块的路由。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frontend/src/App.vue</text:p>
          </table:table-cell>
          <table:table-cell office:value-type="string" calcext:value-type="string">
            <text:p>前端的根组件App.vue</text:p>
          </table:table-cell>
          <table:table-cell/>
        </table:table-row>
        <table:table-row table:style-name="ro8">
          <table:table-cell office:value-type="string" calcext:value-type="string">
            <text:p>/home/sardensy/enterprise-brain/enterpise-brain/new-project/frontend/src/components/Layout.vue</text:p>
          </table:table-cell>
          <table:table-cell office:value-type="string" calcext:value-type="string">
            <text:p>前端的布局组件Layout.vue，实现系统的整体布局结构。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frontend/src/views/NotFound.vue</text:p>
          </table:table-cell>
          <table:table-cell table:style-name="Default" office:value-type="float" office:value="404" calcext:value-type="float">
            <text:p>404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frontend/index.html</text:p>
          </table:table-cell>
          <table:table-cell office:value-type="string" calcext:value-type="string">
            <text:p>前端项目的入口文件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frontend/vite.config.js</text:p>
          </table:table-cell>
          <table:table-cell office:value-type="string" calcext:value-type="string">
            <text:p>Vite项目的配置文件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frontend/src/router/index.js</text:p>
          </table:table-cell>
          <table:table-cell office:value-type="string" calcext:value-type="string">
            <text:p>整个路由配置文件，只包含最基本的路由配置</text:p>
          </table:table-cell>
          <table:table-cell/>
        </table:table-row>
        <table:table-row table:style-name="ro3">
          <table:table-cell office:value-type="string" calcext:value-type="string">
            <text:p>/home/sardensy/enterprise-brain/enterpise-brain/new-project/frontend/src/components/common/EnhancedTable.vue</text:p>
          </table:table-cell>
          <table:table-cell table:style-name="Default"/>
          <table:table-cell/>
        </table:table-row>
      </table:table>
      <table:table table:name="预计库存" table:style-name="ta1">
        <table:table-column table:style-name="co22" table:default-cell-style-name="Default"/>
        <table:table-row table:style-name="ro3">
          <table:table-cell office:value-type="string" calcext:value-type="string">
            <text:p>/home/sardensy/enterprise-brain/enterpise-brain/new-project/backend/controllers/inventoryController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frontend/src/views/inventory/ProjectedBalance.vue</text:p>
          </table:table-cell>
        </table:table-row>
      </table:table>
      <table:table table:name="库存列表" table:style-name="ta1">
        <table:table-column table:style-name="co23" table:default-cell-style-name="Default"/>
        <table:table-row table:style-name="ro3">
          <table:table-cell table:style-name="ce5" office:value-type="string" calcext:value-type="string">
            <text:p>/home/sardensy/enterprise-brain/enterpise-brain/new-project/frontend/src/views/inventory/InventoryList.vue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1. 后端相关文件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frontend/src/views/inventory/InventoryList.vue</text:p>
          </table:table-cell>
        </table:table-row>
        <table:table-row table:style-name="ro3">
          <table:table-cell office:value-type="string" calcext:value-type="string">
            <text:p>### 1.1 路由文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backend/routes/inventory.js`</text:p>
          </table:table-cell>
        </table:table-row>
        <table:table-row table:style-name="ro3">
          <table:table-cell office:value-type="string" calcext:value-type="string">
            <text:p>- **功能**：定义库存管理API路由，包括库存列表查询、详情、更新、删除等操作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1.2 服务层文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backend/services/inventoryService.js`</text:p>
          </table:table-cell>
        </table:table-row>
        <table:table-row table:style-name="ro3">
          <table:table-cell office:value-type="string" calcext:value-type="string">
            <text:p>- **功能**：实现库存管理的核心业务逻辑，包括数据处理、业务规则验证等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1.3 数据库相关文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backend/config/database.js`</text:p>
          </table:table-cell>
        </table:table-row>
        <table:table-row table:style-name="ro3">
          <table:table-cell office:value-type="string" calcext:value-type="string">
            <text:p>- **功能**：配置数据库连接和定义库存表结构</text:p>
          </table:table-cell>
        </table:table-row>
        <table:table-row table:style-name="ro3">
          <table:table-cell office:value-type="string" calcext:value-type="string">
            <text:p>- **主要表结构**：</text:p>
          </table:table-cell>
        </table:table-row>
        <table:table-row table:style-name="ro3">
          <table:table-cell office:value-type="string" calcext:value-type="string">
            <text:p><text:s text:c="2"/>- `inventory`表：包含28个字段，用于存储库存主数据</text:p>
          </table:table-cell>
        </table:table-row>
        <table:table-row table:style-name="ro3">
          <table:table-cell office:value-type="string" calcext:value-type="string">
            <text:p><text:s text:c="2"/>- `inventory_details`表：存储库存流水记录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backend/migrations/create_warehouses_table.sql`</text:p>
          </table:table-cell>
        </table:table-row>
        <table:table-row table:style-name="ro3">
          <table:table-cell office:value-type="string" calcext:value-type="string">
            <text:p>- **功能**：创建仓库表和初始化仓库数据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1.4 服务器配置文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backend/server.js`</text:p>
          </table:table-cell>
        </table:table-row>
        <table:table-row table:style-name="ro3">
          <table:table-cell office:value-type="string" calcext:value-type="string">
            <text:p>- **功能**：服务器主入口文件，配置API路由和中间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2. 前端相关文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2.1 API调用文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07-frontend/src/api/inventory/index.js`</text:p>
          </table:table-cell>
        </table:table-row>
        <table:table-row table:style-name="ro3">
          <table:table-cell office:value-type="string" calcext:value-type="string">
            <text:p>- **功能**：提供库存管理相关的API调用封装，包括：</text:p>
          </table:table-cell>
        </table:table-row>
        <table:table-row table:style-name="ro3">
          <table:table-cell office:value-type="string" calcext:value-type="string">
            <text:p><text:s text:c="2"/>- 库存列表查询</text:p>
          </table:table-cell>
        </table:table-row>
        <table:table-row table:style-name="ro3">
          <table:table-cell office:value-type="string" calcext:value-type="string">
            <text:p><text:s text:c="2"/>- 库存调拨</text:p>
          </table:table-cell>
        </table:table-row>
        <table:table-row table:style-name="ro3">
          <table:table-cell office:value-type="string" calcext:value-type="string">
            <text:p><text:s text:c="2"/>- 库存盘点</text:p>
          </table:table-cell>
        </table:table-row>
        <table:table-row table:style-name="ro3">
          <table:table-cell office:value-type="string" calcext:value-type="string">
            <text:p><text:s text:c="2"/>- 库存预警</text:p>
          </table:table-cell>
        </table:table-row>
        <table:table-row table:style-name="ro3">
          <table:table-cell office:value-type="string" calcext:value-type="string">
            <text:p><text:s text:c="2"/>- 库存报表</text:p>
          </table:table-cell>
        </table:table-row>
        <table:table-row table:style-name="ro3">
          <table:table-cell office:value-type="string" calcext:value-type="string">
            <text:p><text:s text:c="2"/>- 库存流水</text:p>
          </table:table-cell>
        </table:table-row>
        <table:table-row table:style-name="ro3">
          <table:table-cell office:value-type="string" calcext:value-type="string">
            <text:p><text:s text:c="2"/>- 库存调整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07-frontend/src/api/inventory.js`</text:p>
          </table:table-cell>
        </table:table-row>
        <table:table-row table:style-name="ro3">
          <table:table-cell office:value-type="string" calcext:value-type="string">
            <text:p>- **功能**：简化版库存管理API调用封装，包括基础的CRUD操作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2.2 组件文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# 2.2.1 库存列表主组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07-frontend/src/pages/inventory/InventoryList.vue`</text:p>
          </table:table-cell>
        </table:table-row>
        <table:table-row table:style-name="ro3">
          <table:table-cell office:value-type="string" calcext:value-type="string">
            <text:p>- **功能**：主要的库存列表页面，包含：</text:p>
          </table:table-cell>
        </table:table-row>
        <table:table-row table:style-name="ro3">
          <table:table-cell office:value-type="string" calcext:value-type="string">
            <text:p><text:s text:c="2"/>- 库存统计概览</text:p>
          </table:table-cell>
        </table:table-row>
        <table:table-row table:style-name="ro3">
          <table:table-cell office:value-type="string" calcext:value-type="string">
            <text:p><text:s text:c="2"/>- 搜索筛选功能</text:p>
          </table:table-cell>
        </table:table-row>
        <table:table-row table:style-name="ro3">
          <table:table-cell office:value-type="string" calcext:value-type="string">
            <text:p><text:s text:c="2"/>- 库存列表表格</text:p>
          </table:table-cell>
        </table:table-row>
        <table:table-row table:style-name="ro3">
          <table:table-cell office:value-type="string" calcext:value-type="string">
            <text:p><text:s text:c="2"/>- 库存详情、调整、批量操作等功能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# 2.2.2 库存管理列表组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07-frontend/src/pages/inventory/inventory-management/InventoryList.vue`</text:p>
          </table:table-cell>
        </table:table-row>
        <table:table-row table:style-name="ro3">
          <table:table-cell office:value-type="string" calcext:value-type="string">
            <text:p>- **功能**：库存管理专用列表页面，包含：</text:p>
          </table:table-cell>
        </table:table-row>
        <table:table-row table:style-name="ro3">
          <table:table-cell office:value-type="string" calcext:value-type="string">
            <text:p><text:s text:c="2"/>- 高级搜索筛选</text:p>
          </table:table-cell>
        </table:table-row>
        <table:table-row table:style-name="ro3">
          <table:table-cell office:value-type="string" calcext:value-type="string">
            <text:p><text:s text:c="2"/>- 库存统计卡片</text:p>
          </table:table-cell>
        </table:table-row>
        <table:table-row table:style-name="ro3">
          <table:table-cell office:value-type="string" calcext:value-type="string">
            <text:p><text:s text:c="2"/>- 库存详情查看</text:p>
          </table:table-cell>
        </table:table-row>
        <table:table-row table:style-name="ro3">
          <table:table-cell office:value-type="string" calcext:value-type="string">
            <text:p><text:s text:c="2"/>- 库存流水记录</text:p>
          </table:table-cell>
        </table:table-row>
        <table:table-row table:style-name="ro3">
          <table:table-cell office:value-type="string" calcext:value-type="string">
            <text:p><text:s text:c="2"/>- 库存调整功能</text:p>
          </table:table-cell>
        </table:table-row>
        <table:table-row table:style-name="ro3">
          <table:table-cell office:value-type="string" calcext:value-type="string">
            <text:p><text:s text:c="2"/>- 数据导出导入功能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# 2.2.3 夹具库存组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07-frontend/src/pages/production-resources/fixture/FixtureInventory.vue`</text:p>
          </table:table-cell>
        </table:table-row>
        <table:table-row table:style-name="ro3">
          <table:table-cell office:value-type="string" calcext:value-type="string">
            <text:p>- **功能**：生产资源夹具的库存管理组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# 2.2.4 移动端库存组件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07-frontend/src/platforms/mobile/pages/inventory/MobileInventory.vue`</text:p>
          </table:table-cell>
        </table:table-row>
        <table:table-row table:style-name="ro3">
          <table:table-cell office:value-type="string" calcext:value-type="string">
            <text:p>- **功能**：移动端专用的库存列表页面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2.3 数据处理Composable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- **文件路径**：`/home/sardensy/enterprise-brain/enterpise-brain/07-frontend/src/features/warehouse/composables/useWarehouseList.ts`</text:p>
          </table:table-cell>
        </table:table-row>
        <table:table-row table:style-name="ro3">
          <table:table-cell office:value-type="string" calcext:value-type="string">
            <text:p>- **功能**：仓库管理列表数据处理的可复用逻辑，包括数据加载、分页、搜索、筛选等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3. 前后端字段对照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3.1 库存列表主要字段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| 前端显示字段 | 前端代码字段 | 后端代码字段 | 描述 |</text:p>
          </table:table-cell>
        </table:table-row>
        <table:table-row table:style-name="ro3">
          <table:table-cell office:value-type="string" calcext:value-type="string">
            <text:p>|-------------|-------------|-------------|------|</text:p>
          </table:table-cell>
        </table:table-row>
        <table:table-row table:style-name="ro3">
          <table:table-cell office:value-type="string" calcext:value-type="string">
            <text:p>| 商品编号/产品编码 | productCode | product_code | 商品的唯一编码 |</text:p>
          </table:table-cell>
        </table:table-row>
        <table:table-row table:style-name="ro3">
          <table:table-cell office:value-type="string" calcext:value-type="string">
            <text:p>| 商品名称/产品名称 | productName | product_name | 商品的名称 |</text:p>
          </table:table-cell>
        </table:table-row>
        <table:table-row table:style-name="ro3">
          <table:table-cell office:value-type="string" calcext:value-type="string">
            <text:p>| 分类 | category | category | 商品分类 |</text:p>
          </table:table-cell>
        </table:table-row>
        <table:table-row table:style-name="ro3">
          <table:table-cell office:value-type="string" calcext:value-type="string">
            <text:p>| 品牌 | brand | brand | 商品品牌 |</text:p>
          </table:table-cell>
        </table:table-row>
        <table:table-row table:style-name="ro3">
          <table:table-cell office:value-type="string" calcext:value-type="string">
            <text:p>| 规格 | specification | specification | 商品规格 |</text:p>
          </table:table-cell>
        </table:table-row>
        <table:table-row table:style-name="ro3">
          <table:table-cell office:value-type="string" calcext:value-type="string">
            <text:p>| 仓库 | warehouseName | warehouse_name | 仓库名称 |</text:p>
          </table:table-cell>
        </table:table-row>
        <table:table-row table:style-name="ro3">
          <table:table-cell office:value-type="string" calcext:value-type="string">
            <text:p>| 库位 | locationName | location | 库位信息 |</text:p>
          </table:table-cell>
        </table:table-row>
        <table:table-row table:style-name="ro3">
          <table:table-cell office:value-type="string" calcext:value-type="string">
            <text:p>| 库存数量 | stock/quantity | quantity | 当前库存数量 |</text:p>
          </table:table-cell>
        </table:table-row>
        <table:table-row table:style-name="ro3">
          <table:table-cell office:value-type="string" calcext:value-type="string">
            <text:p>| 可用数量 | availableQuantity | available_quantity | 可用库存数量 |</text:p>
          </table:table-cell>
        </table:table-row>
        <table:table-row table:style-name="ro3">
          <table:table-cell office:value-type="string" calcext:value-type="string">
            <text:p>| 锁定数量 | lockedQuantity | locked_quantity | 锁定库存数量 |</text:p>
          </table:table-cell>
        </table:table-row>
        <table:table-row table:style-name="ro3">
          <table:table-cell office:value-type="string" calcext:value-type="string">
            <text:p>| 单位 | unit | unit | 库存计量单位 |</text:p>
          </table:table-cell>
        </table:table-row>
        <table:table-row table:style-name="ro3">
          <table:table-cell office:value-type="string" calcext:value-type="string">
            <text:p>| 安全库存 | safeStock/safetyStock | safety_stock | 安全库存数量 |</text:p>
          </table:table-cell>
        </table:table-row>
        <table:table-row table:style-name="ro3">
          <table:table-cell office:value-type="string" calcext:value-type="string">
            <text:p>| 最低库存 | minStock | min_stock | 最低库存数量 |</text:p>
          </table:table-cell>
        </table:table-row>
        <table:table-row table:style-name="ro3">
          <table:table-cell office:value-type="string" calcext:value-type="string">
            <text:p>| 单价 | unitPrice | unit_price | 商品单价 |</text:p>
          </table:table-cell>
        </table:table-row>
        <table:table-row table:style-name="ro3">
          <table:table-cell office:value-type="string" calcext:value-type="string">
            <text:p>| 库存总值 | totalValue | total_value | 库存总价值 |</text:p>
          </table:table-cell>
        </table:table-row>
        <table:table-row table:style-name="ro3">
          <table:table-cell office:value-type="string" calcext:value-type="string">
            <text:p>| 库存状态 | stockStatus | stock_status | 库存状态（正常/预警/缺货） |</text:p>
          </table:table-cell>
        </table:table-row>
        <table:table-row table:style-name="ro3">
          <table:table-cell office:value-type="string" calcext:value-type="string">
            <text:p>| 最后更新 | lastUpdated/lastUpdateTime | last_updated_time | 最后更新时间 |</text:p>
          </table:table-cell>
        </table:table-row>
        <table:table-row table:style-name="ro3">
          <table:table-cell office:value-type="string" calcext:value-type="string">
            <text:p>| 备注 | remarks | remarks | 备注信息 |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3.2 搜索筛选字段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| 前端显示字段 | 前端代码字段 | 后端参数字段 | 描述 |</text:p>
          </table:table-cell>
        </table:table-row>
        <table:table-row table:style-name="ro3">
          <table:table-cell office:value-type="string" calcext:value-type="string">
            <text:p>|-------------|-------------|-------------|------|</text:p>
          </table:table-cell>
        </table:table-row>
        <table:table-row table:style-name="ro3">
          <table:table-cell office:value-type="string" calcext:value-type="string">
            <text:p>| 商品编号/产品编码 | productCode | product_code | 商品编码搜索 |</text:p>
          </table:table-cell>
        </table:table-row>
        <table:table-row table:style-name="ro3">
          <table:table-cell office:value-type="string" calcext:value-type="string">
            <text:p>| 商品名称/产品名称 | productName | product_name | 商品名称搜索 |</text:p>
          </table:table-cell>
        </table:table-row>
        <table:table-row table:style-name="ro3">
          <table:table-cell office:value-type="string" calcext:value-type="string">
            <text:p>| 仓库 | warehouseId | warehouse_id | 仓库筛选 |</text:p>
          </table:table-cell>
        </table:table-row>
        <table:table-row table:style-name="ro3">
          <table:table-cell office:value-type="string" calcext:value-type="string">
            <text:p>| 库存状态 | stockStatus | stock_status | 库存状态筛选 |</text:p>
          </table:table-cell>
        </table:table-row>
        <table:table-row table:style-name="ro3">
          <table:table-cell office:value-type="string" calcext:value-type="string">
            <text:p>| 分类 | category | category | 分类筛选 |</text:p>
          </table:table-cell>
        </table:table-row>
        <table:table-row table:style-name="ro3">
          <table:table-cell office:value-type="string" calcext:value-type="string">
            <text:p>| 负责人 | manager | manager | 仓库负责人筛选 |</text:p>
          </table:table-cell>
        </table:table-row>
        <table:table-row table:style-name="ro3">
          <table:table-cell office:value-type="string" calcext:value-type="string">
            <text:p>| 区域 | region | region | 仓库区域筛选 |</text:p>
          </table:table-cell>
        </table:table-row>
        <table:table-row table:style-name="ro3">
          <table:table-cell office:value-type="string" calcext:value-type="string">
            <text:p>| 状态 | status | status | 仓库状态筛选 |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3.3 统计字段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| 前端显示字段 | 前端代码字段 | 后端数据字段 | 描述 |</text:p>
          </table:table-cell>
        </table:table-row>
        <table:table-row table:style-name="ro3">
          <table:table-cell office:value-type="string" calcext:value-type="string">
            <text:p>|-------------|-------------|-------------|------|</text:p>
          </table:table-cell>
        </table:table-row>
        <table:table-row table:style-name="ro3">
          <table:table-cell office:value-type="string" calcext:value-type="string">
            <text:p>| 库存总值 | totalValue | total_value | 库存总价值 |</text:p>
          </table:table-cell>
        </table:table-row>
        <table:table-row table:style-name="ro3">
          <table:table-cell office:value-type="string" calcext:value-type="string">
            <text:p>| 正常库存 | normalCount | normal_count | 正常状态库存项数 |</text:p>
          </table:table-cell>
        </table:table-row>
        <table:table-row table:style-name="ro3">
          <table:table-cell office:value-type="string" calcext:value-type="string">
            <text:p>| 预警库存 | warningCount | warning_count | 预警状态库存项数 |</text:p>
          </table:table-cell>
        </table:table-row>
        <table:table-row table:style-name="ro3">
          <table:table-cell office:value-type="string" calcext:value-type="string">
            <text:p>| 缺货库存 | shortageCount | shortage_count | 缺货状态库存项数 |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4. API接口汇总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4.1 后端API接口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| API路径 | 方法 | 功能 |</text:p>
          </table:table-cell>
        </table:table-row>
        <table:table-row table:style-name="ro3">
          <table:table-cell office:value-type="string" calcext:value-type="string">
            <text:p>|---------|------|------|</text:p>
          </table:table-cell>
        </table:table-row>
        <table:table-row table:style-name="ro3">
          <table:table-cell office:value-type="string" calcext:value-type="string">
            <text:p>| `/api/inventory` | GET | 获取库存列表 |</text:p>
          </table:table-cell>
        </table:table-row>
        <table:table-row table:style-name="ro3">
          <table:table-cell office:value-type="string" calcext:value-type="string">
            <text:p>| `/api/inventory/:id` | GET | 获取库存详情 |</text:p>
          </table:table-cell>
        </table:table-row>
        <table:table-row table:style-name="ro3">
          <table:table-cell office:value-type="string" calcext:value-type="string">
            <text:p>| `/api/inventory` | POST | 创建库存记录 |</text:p>
          </table:table-cell>
        </table:table-row>
        <table:table-row table:style-name="ro3">
          <table:table-cell office:value-type="string" calcext:value-type="string">
            <text:p>| `/api/inventory/:id` | PUT | 更新库存记录 |</text:p>
          </table:table-cell>
        </table:table-row>
        <table:table-row table:style-name="ro3">
          <table:table-cell office:value-type="string" calcext:value-type="string">
            <text:p>| `/api/inventory/:id` | DELETE | 删除库存记录 |</text:p>
          </table:table-cell>
        </table:table-row>
        <table:table-row table:style-name="ro3">
          <table:table-cell office:value-type="string" calcext:value-type="string">
            <text:p>| `/api/inventory/batch-delete` | POST | 批量删除库存记录 |</text:p>
          </table:table-cell>
        </table:table-row>
        <table:table-row table:style-name="ro3">
          <table:table-cell office:value-type="string" calcext:value-type="string">
            <text:p>| `/api/inventory/details/list` | GET | 获取库存明细 |</text:p>
          </table:table-cell>
        </table:table-row>
        <table:table-row table:style-name="ro3">
          <table:table-cell office:value-type="string" calcext:value-type="string">
            <text:p>| `/api/inventory/report/summary` | GET | 获取库存报表 |</text:p>
          </table:table-cell>
        </table:table-row>
        <table:table-row table:style-name="ro3">
          <table:table-cell office:value-type="string" calcext:value-type="string">
            <text:p>| `/api/inventory/in` | POST | 库存入库 |</text:p>
          </table:table-cell>
        </table:table-row>
        <table:table-row table:style-name="ro3">
          <table:table-cell office:value-type="string" calcext:value-type="string">
            <text:p>| `/api/inventory/out` | POST | 库存出库 |</text:p>
          </table:table-cell>
        </table:table-row>
        <table:table-row table:style-name="ro3">
          <table:table-cell office:value-type="string" calcext:value-type="string">
            <text:p>| `/api/inventory/clear-all` | DELETE | 清空仓库库存 |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4.2 前端API调用方法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| 前端调用方法 | 对应后端API | 功能 |</text:p>
          </table:table-cell>
        </table:table-row>
        <table:table-row table:style-name="ro3">
          <table:table-cell office:value-type="string" calcext:value-type="string">
            <text:p>|-------------|-------------|------|</text:p>
          </table:table-cell>
        </table:table-row>
        <table:table-row table:style-name="ro3">
          <table:table-cell office:value-type="string" calcext:value-type="string">
            <text:p>| `inventoryApi.getInventoryList()` | GET `/api/inventory/list` | 获取库存列表 |</text:p>
          </table:table-cell>
        </table:table-row>
        <table:table-row table:style-name="ro3">
          <table:table-cell office:value-type="string" calcext:value-type="string">
            <text:p>| `inventoryApi.getInventoryDetail()` | GET `/api/inventory/:id` | 获取库存详情 |</text:p>
          </table:table-cell>
        </table:table-row>
        <table:table-row table:style-name="ro3">
          <table:table-cell office:value-type="string" calcext:value-type="string">
            <text:p>| `inventoryApi.updateInventory()` | PUT `/api/inventory/update` | 更新库存 |</text:p>
          </table:table-cell>
        </table:table-row>
        <table:table-row table:style-name="ro3">
          <table:table-cell office:value-type="string" calcext:value-type="string">
            <text:p>| `inventoryAPI.getList()` | GET `/api/inventory` | 获取库存列表 |</text:p>
          </table:table-cell>
        </table:table-row>
        <table:table-row table:style-name="ro3">
          <table:table-cell office:value-type="string" calcext:value-type="string">
            <text:p>| `inventoryAPI.getById()` | GET `/api/inventory/:id` | 获取库存详情 |</text:p>
          </table:table-cell>
        </table:table-row>
        <table:table-row table:style-name="ro3">
          <table:table-cell office:value-type="string" calcext:value-type="string">
            <text:p>| `inventoryAPI.create()` | POST `/api/inventory` | 创建库存记录 |</text:p>
          </table:table-cell>
        </table:table-row>
        <table:table-row table:style-name="ro3">
          <table:table-cell office:value-type="string" calcext:value-type="string">
            <text:p>| `inventoryAPI.update()` | PUT `/api/inventory/:id` | 更新库存记录 |</text:p>
          </table:table-cell>
        </table:table-row>
        <table:table-row table:style-name="ro3">
          <table:table-cell office:value-type="string" calcext:value-type="string">
            <text:p>| `inventoryAPI.delete()` | DELETE `/api/inventory/:id` | 删除库存记录 |</text:p>
          </table:table-cell>
        </table:table-row>
        <table:table-row table:style-name="ro3">
          <table:table-cell office:value-type="string" calcext:value-type="string">
            <text:p>| `inventoryAPI.batchDelete()` | POST `/api/inventory/batch-delete` | 批量删除库存记录 |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5. 数据库表结构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5.1 库存表 (`inventory`)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**主要字段：**</text:p>
          </table:table-cell>
        </table:table-row>
        <table:table-row table:style-name="ro3">
          <table:table-cell office:value-type="string" calcext:value-type="string">
            <text:p>- `id`: 主键</text:p>
          </table:table-cell>
        </table:table-row>
        <table:table-row table:style-name="ro3">
          <table:table-cell office:value-type="string" calcext:value-type="string">
            <text:p>- `product_code`: 产品编码</text:p>
          </table:table-cell>
        </table:table-row>
        <table:table-row table:style-name="ro3">
          <table:table-cell office:value-type="string" calcext:value-type="string">
            <text:p>- `product_name`: 产品名称</text:p>
          </table:table-cell>
        </table:table-row>
        <table:table-row table:style-name="ro3">
          <table:table-cell office:value-type="string" calcext:value-type="string">
            <text:p>- `warehouse_id`: 仓库ID</text:p>
          </table:table-cell>
        </table:table-row>
        <table:table-row table:style-name="ro3">
          <table:table-cell office:value-type="string" calcext:value-type="string">
            <text:p>- `warehouse_name`: 仓库名称</text:p>
          </table:table-cell>
        </table:table-row>
        <table:table-row table:style-name="ro3">
          <table:table-cell office:value-type="string" calcext:value-type="string">
            <text:p>- `location`: 库位</text:p>
          </table:table-cell>
        </table:table-row>
        <table:table-row table:style-name="ro3">
          <table:table-cell office:value-type="string" calcext:value-type="string">
            <text:p>- `quantity`: 库存数量</text:p>
          </table:table-cell>
        </table:table-row>
        <table:table-row table:style-name="ro3">
          <table:table-cell office:value-type="string" calcext:value-type="string">
            <text:p>- `available_quantity`: 可用数量</text:p>
          </table:table-cell>
        </table:table-row>
        <table:table-row table:style-name="ro3">
          <table:table-cell office:value-type="string" calcext:value-type="string">
            <text:p>- `locked_quantity`: 锁定数量</text:p>
          </table:table-cell>
        </table:table-row>
        <table:table-row table:style-name="ro3">
          <table:table-cell office:value-type="string" calcext:value-type="string">
            <text:p>- `unit`: 单位</text:p>
          </table:table-cell>
        </table:table-row>
        <table:table-row table:style-name="ro3">
          <table:table-cell office:value-type="string" calcext:value-type="string">
            <text:p>- `safety_stock`: 安全库存</text:p>
          </table:table-cell>
        </table:table-row>
        <table:table-row table:style-name="ro3">
          <table:table-cell office:value-type="string" calcext:value-type="string">
            <text:p>- `unit_price`: 单价</text:p>
          </table:table-cell>
        </table:table-row>
        <table:table-row table:style-name="ro3">
          <table:table-cell office:value-type="string" calcext:value-type="string">
            <text:p>- `total_value`: 总价值</text:p>
          </table:table-cell>
        </table:table-row>
        <table:table-row table:style-name="ro3">
          <table:table-cell office:value-type="string" calcext:value-type="string">
            <text:p>- `stock_status`: 库存状态</text:p>
          </table:table-cell>
        </table:table-row>
        <table:table-row table:style-name="ro3">
          <table:table-cell office:value-type="string" calcext:value-type="string">
            <text:p>- `last_updated_time`: 最后更新时间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5.2 库存流水表 (`inventory_details`)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**主要字段：**</text:p>
          </table:table-cell>
        </table:table-row>
        <table:table-row table:style-name="ro3">
          <table:table-cell office:value-type="string" calcext:value-type="string">
            <text:p>- `id`: 主键</text:p>
          </table:table-cell>
        </table:table-row>
        <table:table-row table:style-name="ro3">
          <table:table-cell office:value-type="string" calcext:value-type="string">
            <text:p>- `inventory_id`: 库存ID</text:p>
          </table:table-cell>
        </table:table-row>
        <table:table-row table:style-name="ro3">
          <table:table-cell office:value-type="string" calcext:value-type="string">
            <text:p>- `product_code`: 产品编码</text:p>
          </table:table-cell>
        </table:table-row>
        <table:table-row table:style-name="ro3">
          <table:table-cell office:value-type="string" calcext:value-type="string">
            <text:p>- `product_name`: 产品名称</text:p>
          </table:table-cell>
        </table:table-row>
        <table:table-row table:style-name="ro3">
          <table:table-cell office:value-type="string" calcext:value-type="string">
            <text:p>- `warehouse_id`: 仓库ID</text:p>
          </table:table-cell>
        </table:table-row>
        <table:table-row table:style-name="ro3">
          <table:table-cell office:value-type="string" calcext:value-type="string">
            <text:p>- `warehouse_name`: 仓库名称</text:p>
          </table:table-cell>
        </table:table-row>
        <table:table-row table:style-name="ro3">
          <table:table-cell office:value-type="string" calcext:value-type="string">
            <text:p>- `location`: 库位</text:p>
          </table:table-cell>
        </table:table-row>
        <table:table-row table:style-name="ro3">
          <table:table-cell office:value-type="string" calcext:value-type="string">
            <text:p>- `movement_type`: 变动类型（入库/出库/调整）</text:p>
          </table:table-cell>
        </table:table-row>
        <table:table-row table:style-name="ro3">
          <table:table-cell office:value-type="string" calcext:value-type="string">
            <text:p>- `quantity_change`: 数量变动</text:p>
          </table:table-cell>
        </table:table-row>
        <table:table-row table:style-name="ro3">
          <table:table-cell office:value-type="string" calcext:value-type="string">
            <text:p>- `quantity_before`: 变动前数量</text:p>
          </table:table-cell>
        </table:table-row>
        <table:table-row table:style-name="ro3">
          <table:table-cell office:value-type="string" calcext:value-type="string">
            <text:p>- `quantity_after`: 变动后数量</text:p>
          </table:table-cell>
        </table:table-row>
        <table:table-row table:style-name="ro3">
          <table:table-cell office:value-type="string" calcext:value-type="string">
            <text:p>- `reason`: 变动原因</text:p>
          </table:table-cell>
        </table:table-row>
        <table:table-row table:style-name="ro3">
          <table:table-cell office:value-type="string" calcext:value-type="string">
            <text:p>- `operator`: 操作人</text:p>
          </table:table-cell>
        </table:table-row>
        <table:table-row table:style-name="ro3">
          <table:table-cell office:value-type="string" calcext:value-type="string">
            <text:p>- `operation_time`: 操作时间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6. 组件关系图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```</text:p>
          </table:table-cell>
        </table:table-row>
        <table:table-row table:style-name="ro3">
          <table:table-cell office:value-type="string" calcext:value-type="string">
            <text:p>├── InventoryList.vue (主要库存列表组件)</text:p>
          </table:table-cell>
        </table:table-row>
        <table:table-row table:style-name="ro3">
          <table:table-cell office:value-type="string" calcext:value-type="string">
            <text:p>│ <text:s text:c="2"/>├── 搜索筛选模块</text:p>
          </table:table-cell>
        </table:table-row>
        <table:table-row table:style-name="ro3">
          <table:table-cell office:value-type="string" calcext:value-type="string">
            <text:p>│ <text:s text:c="2"/>├── 统计概览模块</text:p>
          </table:table-cell>
        </table:table-row>
        <table:table-row table:style-name="ro3">
          <table:table-cell office:value-type="string" calcext:value-type="string">
            <text:p>│ <text:s text:c="2"/>├── 库存列表表格</text:p>
          </table:table-cell>
        </table:table-row>
        <table:table-row table:style-name="ro3">
          <table:table-cell office:value-type="string" calcext:value-type="string">
            <text:p>│ <text:s text:c="2"/>└── 操作对话框（详情、调整、新增）</text:p>
          </table:table-cell>
        </table:table-row>
        <table:table-row table:style-name="ro3">
          <table:table-cell office:value-type="string" calcext:value-type="string">
            <text:p>├── inventory-management/InventoryList.vue (库存管理列表)</text:p>
          </table:table-cell>
        </table:table-row>
        <table:table-row table:style-name="ro3">
          <table:table-cell office:value-type="string" calcext:value-type="string">
            <text:p>│ <text:s text:c="2"/>├── 高级搜索模块</text:p>
          </table:table-cell>
        </table:table-row>
        <table:table-row table:style-name="ro3">
          <table:table-cell office:value-type="string" calcext:value-type="string">
            <text:p>│ <text:s text:c="2"/>├── 统计卡片</text:p>
          </table:table-cell>
        </table:table-row>
        <table:table-row table:style-name="ro3">
          <table:table-cell office:value-type="string" calcext:value-type="string">
            <text:p>│ <text:s text:c="2"/>├── 库存列表表格</text:p>
          </table:table-cell>
        </table:table-row>
        <table:table-row table:style-name="ro3">
          <table:table-cell office:value-type="string" calcext:value-type="string">
            <text:p>│ <text:s text:c="2"/>└── 导出导入功能</text:p>
          </table:table-cell>
        </table:table-row>
        <table:table-row table:style-name="ro3">
          <table:table-cell office:value-type="string" calcext:value-type="string">
            <text:p>├── MobileInventory.vue (移动端库存组件)</text:p>
          </table:table-cell>
        </table:table-row>
        <table:table-row table:style-name="ro3">
          <table:table-cell office:value-type="string" calcext:value-type="string">
            <text:p>│ <text:s text:c="2"/>├── 移动端适配的列表</text:p>
          </table:table-cell>
        </table:table-row>
        <table:table-row table:style-name="ro3">
          <table:table-cell office:value-type="string" calcext:value-type="string">
            <text:p>│ <text:s text:c="2"/>└── 简化的操作功能</text:p>
          </table:table-cell>
        </table:table-row>
        <table:table-row table:style-name="ro3">
          <table:table-cell office:value-type="string" calcext:value-type="string">
            <text:p>└── FixtureInventory.vue (夹具库存组件)</text:p>
          </table:table-cell>
        </table:table-row>
        <table:table-row table:style-name="ro3">
          <table:table-cell office:value-type="string" calcext:value-type="string">
            <text:p><text:s text:c="4"/>└── 针对夹具的库存管理功能</text:p>
          </table:table-cell>
        </table:table-row>
        <table:table-row table:style-name="ro3">
          <table:table-cell office:value-type="string" calcext:value-type="string">
            <text:p>```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 7. 技术栈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7.1 后端技术栈</text:p>
          </table:table-cell>
        </table:table-row>
        <table:table-row table:style-name="ro3">
          <table:table-cell office:value-type="string" calcext:value-type="string">
            <text:p>- Node.js</text:p>
          </table:table-cell>
        </table:table-row>
        <table:table-row table:style-name="ro3">
          <table:table-cell office:value-type="string" calcext:value-type="string">
            <text:p>- Express.js</text:p>
          </table:table-cell>
        </table:table-row>
        <table:table-row table:style-name="ro3">
          <table:table-cell office:value-type="string" calcext:value-type="string">
            <text:p>- MySQL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### 7.2 前端技术栈</text:p>
          </table:table-cell>
        </table:table-row>
        <table:table-row table:style-name="ro3">
          <table:table-cell office:value-type="string" calcext:value-type="string">
            <text:p>- Vue 3</text:p>
          </table:table-cell>
        </table:table-row>
        <table:table-row table:style-name="ro3">
          <table:table-cell office:value-type="string" calcext:value-type="string">
            <text:p>- Element Plus</text:p>
          </table:table-cell>
        </table:table-row>
        <table:table-row table:style-name="ro3">
          <table:table-cell office:value-type="string" calcext:value-type="string">
            <text:p>- TypeScript</text:p>
          </table:table-cell>
        </table:table-row>
        <table:table-row table:style-name="ro3">
          <table:table-cell office:value-type="string" calcext:value-type="string">
            <text:p>- Axios</text:p>
          </table:table-cell>
        </table:table-row>
      </table:table>
      <table:table table:name="产品手册" table:style-name="ta1">
        <table:table-column table:style-name="co24" table:default-cell-style-name="Default"/>
        <table:table-row table:style-name="ro3">
          <table:table-cell office:value-type="string" calcext:value-type="string">
            <text:p>/home/sardensy/enterprise-brain/enterpise-brain/new-project/backend/models/ProductManual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backend/controllers/productController.js</text:p>
          </table:table-cell>
        </table:table-row>
        <table:table-row table:style-name="ro3">
          <table:table-cell office:value-type="string" calcext:value-type="string">
            <text:p>/home/sardensy/enterprise-brain/enterpise-brain/new-project/frontend/src/views/product/ProductManual.vue</text:p>
          </table:table-cell>
        </table:table-row>
      </table:table>
      <table:table table:name="销售订单" table:style-name="ta1">
        <table:table-column table:style-name="co25" table:default-cell-style-name="ce5"/>
        <table:table-column table:style-name="co26" table:default-cell-style-name="Default"/>
        <table:table-column table:style-name="co2" table:default-cell-style-name="Default"/>
        <table:table-row table:style-name="ro15">
          <table:table-cell table:style-name="ce9" office:value-type="string" calcext:value-type="string">
            <text:p>/home/sardensy/enterprise-brain/enterpise-brain/new-project/backend/models/SalesOrder.js</text:p>
          </table:table-cell>
          <table:table-cell office:value-type="string" calcext:value-type="string">
            <text:p>销售订单</text:p>
          </table:table-cell>
          <table:table-cell/>
        </table:table-row>
        <table:table-row table:style-name="ro5">
          <table:table-cell table:style-name="ce9" office:value-type="string" calcext:value-type="string">
            <text:p>/home/sardensy/enterprise-brain/enterpise-brain/new-project/backend/models/SalesOrderProduct.js</text:p>
          </table:table-cell>
          <table:table-cell office:value-type="string" calcext:value-type="string">
            <text:p>产品模型</text:p>
          </table:table-cell>
          <table:table-cell/>
        </table:table-row>
        <table:table-row table:style-name="ro5">
          <table:table-cell table:style-name="ce9" office:value-type="string" calcext:value-type="string">
            <text:p>/home/sardensy/enterprise-brain/enterpise-brain/new-project/frontend/src/views/sales/SalesOrders.vue</text:p>
          </table:table-cell>
          <table:table-cell table:number-columns-repeated="2"/>
        </table:table-row>
        <table:table-row table:style-name="ro11">
          <table:table-cell table:style-name="ce3" office:value-type="string" calcext:value-type="string" table:number-columns-spanned="3" table:number-rows-spanned="1">
            <text:p>销售订单 → 主生产计划</text:p>
          </table:table-cell>
          <table:covered-table-cell table:number-columns-repeated="2"/>
        </table:table-row>
        <table:table-row table:style-name="ro3">
          <table:table-cell table:style-name="ce4" office:value-type="string" calcext:value-type="string">
            <text:p>主生产计划字段</text:p>
          </table:table-cell>
          <table:table-cell table:style-name="ce4" office:value-type="string" calcext:value-type="string">
            <text:p>销售订单字段</text:p>
          </table:table-cell>
          <table:table-cell table:style-name="ce4" office:value-type="string" calcext:value-type="string">
            <text:p>说明</text:p>
          </table:table-cell>
        </table:table-row>
        <table:table-row table:style-name="ro2">
          <table:table-cell office:value-type="string" calcext:value-type="string">
            <text:p>plan_code</text:p>
          </table:table-cell>
          <table:table-cell table:style-name="ce5" office:value-type="string" calcext:value-type="string">
            <text:p>系统生成</text:p>
          </table:table-cell>
          <table:table-cell table:style-name="ce5" office:value-type="string" calcext:value-type="string">
            <text:p>格式： MPS2025XXXXXX</text:p>
          </table:table-cell>
        </table:table-row>
        <table:table-row table:style-name="ro3">
          <table:table-cell office:value-type="string" calcext:value-type="string">
            <text:p>product_code</text:p>
          </table:table-cell>
          <table:table-cell table:style-name="ce5" office:value-type="string" calcext:value-type="string">
            <text:p>product_code</text:p>
          </table:table-cell>
          <table:table-cell table:style-name="ce5" office:value-type="string" calcext:value-type="string">
            <text:p>产品编号</text:p>
          </table:table-cell>
        </table:table-row>
        <table:table-row table:style-name="ro3">
          <table:table-cell office:value-type="string" calcext:value-type="string">
            <text:p>product_name</text:p>
          </table:table-cell>
          <table:table-cell table:style-name="ce5" office:value-type="string" calcext:value-type="string">
            <text:p>product_name</text:p>
          </table:table-cell>
          <table:table-cell table:style-name="ce5" office:value-type="string" calcext:value-type="string">
            <text:p>产品名称</text:p>
          </table:table-cell>
        </table:table-row>
        <table:table-row table:style-name="ro3">
          <table:table-cell office:value-type="string" calcext:value-type="string">
            <text:p>order_quantity</text:p>
          </table:table-cell>
          <table:table-cell table:style-name="ce5" office:value-type="string" calcext:value-type="string">
            <text:p>order_quantity</text:p>
          </table:table-cell>
          <table:table-cell table:style-name="ce5" office:value-type="string" calcext:value-type="string">
            <text:p>订单数量</text:p>
          </table:table-cell>
        </table:table-row>
        <table:table-row table:style-name="ro3">
          <table:table-cell office:value-type="string" calcext:value-type="string">
            <text:p>salesperson</text:p>
          </table:table-cell>
          <table:table-cell table:style-name="ce5" office:value-type="string" calcext:value-type="string">
            <text:p>salesperson</text:p>
          </table:table-cell>
          <table:table-cell table:style-name="ce5" office:value-type="string" calcext:value-type="string">
            <text:p>销售员</text:p>
          </table:table-cell>
        </table:table-row>
        <table:table-row table:style-name="ro3">
          <table:table-cell office:value-type="string" calcext:value-type="string">
            <text:p>sales_unit</text:p>
          </table:table-cell>
          <table:table-cell table:style-name="ce5" office:value-type="string" calcext:value-type="string">
            <text:p>product_unit</text:p>
          </table:table-cell>
          <table:table-cell table:style-name="ce5" office:value-type="string" calcext:value-type="string">
            <text:p>销售单位</text:p>
          </table:table-cell>
        </table:table-row>
        <table:table-row table:style-name="ro3">
          <table:table-cell office:value-type="string" calcext:value-type="string">
            <text:p>available_stock</text:p>
          </table:table-cell>
          <table:table-cell table:style-name="ce5" office:value-type="string" calcext:value-type="string">
            <text:p>默认 0</text:p>
          </table:table-cell>
          <table:table-cell table:style-name="ce5" office:value-type="string" calcext:value-type="string">
            <text:p>可用库存</text:p>
          </table:table-cell>
        </table:table-row>
        <table:table-row table:style-name="ro3">
          <table:table-cell office:value-type="string" calcext:value-type="string">
            <text:p>current_stock</text:p>
          </table:table-cell>
          <table:table-cell table:style-name="ce5" office:value-type="string" calcext:value-type="string">
            <text:p>默认 0</text:p>
          </table:table-cell>
          <table:table-cell table:style-name="ce5" office:value-type="string" calcext:value-type="string">
            <text:p>实时库存</text:p>
          </table:table-cell>
        </table:table-row>
        <table:table-row table:style-name="ro7">
          <table:table-cell office:value-type="string" calcext:value-type="string">
            <text:p>plan_quantity</text:p>
          </table:table-cell>
          <table:table-cell table:style-name="ce5" office:value-type="string" calcext:value-type="string">
            <text:p>order_quantity - available_stock</text:p>
          </table:table-cell>
          <table:table-cell table:style-name="ce5" office:value-type="string" calcext:value-type="string">
            <text:p>计划数量</text:p>
          </table:table-cell>
        </table:table-row>
        <table:table-row table:style-name="ro3">
          <table:table-cell office:value-type="string" calcext:value-type="string">
            <text:p>product_image</text:p>
          </table:table-cell>
          <table:table-cell table:style-name="ce5" office:value-type="string" calcext:value-type="string">
            <text:p>product_image</text:p>
          </table:table-cell>
          <table:table-cell table:style-name="ce5" office:value-type="string" calcext:value-type="string">
            <text:p>产品图片</text:p>
          </table:table-cell>
        </table:table-row>
        <table:table-row table:style-name="ro3">
          <table:table-cell office:value-type="string" calcext:value-type="string">
            <text:p>output_process</text:p>
          </table:table-cell>
          <table:table-cell table:style-name="ce5" office:value-type="string" calcext:value-type="string">
            <text:p>output_process</text:p>
          </table:table-cell>
          <table:table-cell table:style-name="ce5" office:value-type="string" calcext:value-type="string">
            <text:p>产出工序</text:p>
          </table:table-cell>
        </table:table-row>
        <table:table-row table:style-name="ro8">
          <table:table-cell office:value-type="string" calcext:value-type="string">
            <text:p>promised_delivery_date</text:p>
          </table:table-cell>
          <table:table-cell table:style-name="ce5" office:value-type="string" calcext:value-type="string">
            <text:p>customer_delivery</text:p>
          </table:table-cell>
          <table:table-cell table:style-name="ce5" office:value-type="string" calcext:value-type="string">
            <text:p>订单承诺交期（中国时区）</text:p>
          </table:table-cell>
        </table:table-row>
        <table:table-row table:style-name="ro8">
          <table:table-cell office:value-type="string" calcext:value-type="string">
            <text:p>status</text:p>
          </table:table-cell>
          <table:table-cell table:style-name="ce5" office:value-type="string" calcext:value-type="string">
            <text:p>固定 "已下单"</text:p>
          </table:table-cell>
          <table:table-cell table:style-name="ce5" office:value-type="string" calcext:value-type="string">
            <text:p>进度状态</text:p>
          </table:table-cell>
        </table:table-row>
        <table:table-row table:style-name="ro8">
          <table:table-cell office:value-type="string" calcext:value-type="string">
            <text:p>internal_order_no</text:p>
          </table:table-cell>
          <table:table-cell table:style-name="ce5" office:value-type="string" calcext:value-type="string">
            <text:p>internal_order_no</text:p>
          </table:table-cell>
          <table:table-cell table:style-name="ce5" office:value-type="string" calcext:value-type="string">
            <text:p>内部销售订单编号</text:p>
          </table:table-cell>
        </table:table-row>
        <table:table-row table:style-name="ro8">
          <table:table-cell office:value-type="string" calcext:value-type="string">
            <text:p>customer_order_no</text:p>
          </table:table-cell>
          <table:table-cell table:style-name="ce5" office:value-type="string" calcext:value-type="string">
            <text:p>customer_order_no</text:p>
          </table:table-cell>
          <table:table-cell table:style-name="ce5" office:value-type="string" calcext:value-type="string">
            <text:p>客户订单编号</text:p>
          </table:table-cell>
        </table:table-row>
        <table:table-row table:style-name="ro8">
          <table:table-cell office:value-type="string" calcext:value-type="string">
            <text:p>customer_name</text:p>
          </table:table-cell>
          <table:table-cell table:style-name="ce5" office:value-type="string" calcext:value-type="string">
            <text:p>customer_name</text:p>
          </table:table-cell>
          <table:table-cell table:style-name="ce5" office:value-type="string" calcext:value-type="string">
            <text:p>客户名称</text:p>
          </table:table-cell>
        </table:table-row>
        <table:table-row table:style-name="ro8">
          <table:table-cell office:value-type="string" calcext:value-type="string">
            <text:p>submitter</text:p>
          </table:table-cell>
          <table:table-cell table:style-name="ce5" office:value-type="string" calcext:value-type="string">
            <text:p>submitter 或 "admin"</text:p>
          </table:table-cell>
          <table:table-cell table:style-name="ce5" office:value-type="string" calcext:value-type="string">
            <text:p>提交人</text:p>
          </table:table-cell>
        </table:table-row>
        <table:table-row table:style-name="ro8">
          <table:table-cell office:value-type="string" calcext:value-type="string">
            <text:p>created_at</text:p>
          </table:table-cell>
          <table:table-cell table:style-name="ce5" office:value-type="string" calcext:value-type="string">
            <text:p>系统时间</text:p>
          </table:table-cell>
          <table:table-cell table:style-name="ce5" office:value-type="string" calcext:value-type="string">
            <text:p>提交时间（中国时区）</text:p>
          </table:table-cell>
        </table:table-row>
        <table:table-row table:style-name="ro11">
          <table:table-cell table:style-name="ce3" office:value-type="string" calcext:value-type="string" table:number-columns-spanned="3" table:number-rows-spanned="1">
            <text:p>销售订单 → 采购计划</text:p>
          </table:table-cell>
          <table:covered-table-cell table:number-columns-repeated="2"/>
        </table:table-row>
        <table:table-row table:style-name="ro3">
          <table:table-cell table:style-name="ce4" office:value-type="string" calcext:value-type="string">
            <text:p>采购计划字段</text:p>
          </table:table-cell>
          <table:table-cell table:style-name="ce4" office:value-type="string" calcext:value-type="string">
            <text:p>销售订单字段</text:p>
          </table:table-cell>
          <table:table-cell table:style-name="ce4" office:value-type="string" calcext:value-type="string">
            <text:p>说明</text:p>
          </table:table-cell>
        </table:table-row>
        <table:table-row table:style-name="ro2">
          <table:table-cell office:value-type="string" calcext:value-type="string">
            <text:p>procurement_plan_no</text:p>
          </table:table-cell>
          <table:table-cell table:style-name="ce5" office:value-type="string" calcext:value-type="string">
            <text:p>系统生成</text:p>
          </table:table-cell>
          <table:table-cell table:style-name="ce5" office:value-type="string" calcext:value-type="string">
            <text:p>格式： CG2025XXXXXX</text:p>
          </table:table-cell>
        </table:table-row>
        <table:table-row table:style-name="ro8">
          <table:table-cell office:value-type="string" calcext:value-type="string">
            <text:p>source_form_name</text:p>
          </table:table-cell>
          <table:table-cell table:style-name="ce5" office:value-type="string" calcext:value-type="string">
            <text:p>固定 "销售订单"</text:p>
          </table:table-cell>
          <table:table-cell table:style-name="ce5" office:value-type="string" calcext:value-type="string">
            <text:p>来源表单</text:p>
          </table:table-cell>
        </table:table-row>
        <table:table-row table:style-name="ro8">
          <table:table-cell office:value-type="string" calcext:value-type="string">
            <text:p>source_no</text:p>
          </table:table-cell>
          <table:table-cell table:style-name="ce5" office:value-type="string" calcext:value-type="string">
            <text:p>internal_order_no</text:p>
          </table:table-cell>
          <table:table-cell table:style-name="ce5" office:value-type="string" calcext:value-type="string">
            <text:p>来源编号</text:p>
          </table:table-cell>
        </table:table-row>
        <table:table-row table:style-name="ro3">
          <table:table-cell office:value-type="string" calcext:value-type="string">
            <text:p>material_code</text:p>
          </table:table-cell>
          <table:table-cell table:style-name="ce5" office:value-type="string" calcext:value-type="string">
            <text:p>product_code</text:p>
          </table:table-cell>
          <table:table-cell table:style-name="ce5" office:value-type="string" calcext:value-type="string">
            <text:p>物料编码</text:p>
          </table:table-cell>
        </table:table-row>
        <table:table-row table:style-name="ro3">
          <table:table-cell office:value-type="string" calcext:value-type="string">
            <text:p>material_name</text:p>
          </table:table-cell>
          <table:table-cell table:style-name="ce5" office:value-type="string" calcext:value-type="string">
            <text:p>product_name</text:p>
          </table:table-cell>
          <table:table-cell table:style-name="ce5" office:value-type="string" calcext:value-type="string">
            <text:p>物料名称</text:p>
          </table:table-cell>
        </table:table-row>
        <table:table-row table:style-name="ro3">
          <table:table-cell office:value-type="string" calcext:value-type="string">
            <text:p>required_quantity</text:p>
          </table:table-cell>
          <table:table-cell table:style-name="ce5" office:value-type="string" calcext:value-type="string">
            <text:p>order_quantity</text:p>
          </table:table-cell>
          <table:table-cell table:style-name="ce5" office:value-type="string" calcext:value-type="string">
            <text:p>需求数量</text:p>
          </table:table-cell>
        </table:table-row>
        <table:table-row table:style-name="ro8">
          <table:table-cell office:value-type="string" calcext:value-type="string">
            <text:p>base_unit</text:p>
          </table:table-cell>
          <table:table-cell table:style-name="ce5" office:value-type="string" calcext:value-type="string">
            <text:p>product_unit 或 "个"</text:p>
          </table:table-cell>
          <table:table-cell table:style-name="ce5" office:value-type="string" calcext:value-type="string">
            <text:p>基本单位</text:p>
          </table:table-cell>
        </table:table-row>
        <table:table-row table:style-name="ro8">
          <table:table-cell office:value-type="string" calcext:value-type="string">
            <text:p>sales_order_no</text:p>
          </table:table-cell>
          <table:table-cell table:style-name="ce5" office:value-type="string" calcext:value-type="string">
            <text:p>internal_order_no</text:p>
          </table:table-cell>
          <table:table-cell table:style-name="ce5" office:value-type="string" calcext:value-type="string">
            <text:p>销售订单编号</text:p>
          </table:table-cell>
        </table:table-row>
        <table:table-row table:style-name="ro8">
          <table:table-cell office:value-type="string" calcext:value-type="string">
            <text:p>customer_order_no</text:p>
          </table:table-cell>
          <table:table-cell table:style-name="ce5" office:value-type="string" calcext:value-type="string">
            <text:p>customer_order_no</text:p>
          </table:table-cell>
          <table:table-cell table:style-name="ce5" office:value-type="string" calcext:value-type="string">
            <text:p>客户订单编号</text:p>
          </table:table-cell>
        </table:table-row>
        <table:table-row table:style-name="ro8">
          <table:table-cell office:value-type="string" calcext:value-type="string">
            <text:p>plan_arrival_date</text:p>
          </table:table-cell>
          <table:table-cell table:style-name="ce5" office:value-type="string" calcext:value-type="string">
            <text:p>customer_delivery</text:p>
          </table:table-cell>
          <table:table-cell table:style-name="ce5" office:value-type="string" calcext:value-type="string">
            <text:p>计划到货日期</text:p>
          </table:table-cell>
        </table:table-row>
        <table:table-row table:style-name="ro2">
          <table:table-cell office:value-type="string" calcext:value-type="string">
            <text:p>procurement_status</text:p>
          </table:table-cell>
          <table:table-cell table:style-name="ce5" office:value-type="string" calcext:value-type="string">
            <text:p>固定 "PENDING_INQUIRY"</text:p>
          </table:table-cell>
          <table:table-cell table:style-name="ce5" office:value-type="string" calcext:value-type="string">
            <text:p>采购状态（待询价）</text:p>
          </table:table-cell>
        </table:table-row>
        <table:table-row table:style-name="ro3" table:number-rows-repeated="5">
          <table:table-cell table:style-name="Default"/>
          <table:table-cell table:number-columns-repeated="2"/>
        </table:table-row>
        <table:table-row table:style-name="ro3">
          <table:table-cell table:style-name="Default" office:value-type="string" calcext:value-type="string">
            <text:p>当删除销售订单时，系统会自动删除以下所有关联数据：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5">
          <table:table-cell table:style-name="Default" office:value-type="string" calcext:value-type="string">
            <text:p>1. 主生产计划 (1个表)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✅ master_production_plans (匹配字段: internal_order_no )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2. 备料计划 (1个表)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✅ material_preparation_plans (匹配字段: sales_order_no )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3. 采购计划 (1个表)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✅ procurement_plans (匹配字段: sales_order_no )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4. 所有工序计划 (15个表)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所有表都使用 sales_order_no 匹配：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3">
          <table:table-cell table:style-name="Default" office:value-type="string" calcext:value-type="string">
            <text:p>工序计划表</text:p>
          </table:table-cell>
          <table:table-cell office:value-type="string" calcext:value-type="string">
            <text:p>前端页面</text:p>
          </table:table-cell>
          <table:table-cell/>
        </table:table-row>
        <table:table-row table:style-name="ro3">
          <table:table-cell table:style-name="Default" office:value-type="string" calcext:value-type="string">
            <text:p>packing_process_plans</text:p>
          </table:table-cell>
          <table:table-cell office:value-type="string" calcext:value-type="string">
            <text:p>/production-planning/pack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spray_painting_process_plans</text:p>
          </table:table-cell>
          <table:table-cell office:value-type="string" calcext:value-type="string">
            <text:p>/production-planning/spray-paint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assembly_process_plans</text:p>
          </table:table-cell>
          <table:table-cell office:value-type="string" calcext:value-type="string">
            <text:p>/production-planning/assembly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sewing_process_plans</text:p>
          </table:table-cell>
          <table:table-cell office:value-type="string" calcext:value-type="string">
            <text:p>/production-planning/sew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shot_blasting_process_plans</text:p>
          </table:table-cell>
          <table:table-cell office:value-type="string" calcext:value-type="string">
            <text:p>/production-planning/shot-blast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manual_welding_process_plans</text:p>
          </table:table-cell>
          <table:table-cell office:value-type="string" calcext:value-type="string">
            <text:p>/production-planning/manual-weld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tube_bending_process_plans</text:p>
          </table:table-cell>
          <table:table-cell office:value-type="string" calcext:value-type="string">
            <text:p>/production-planning/tube-bend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laser_tube_cutting_process_plans</text:p>
          </table:table-cell>
          <table:table-cell office:value-type="string" calcext:value-type="string">
            <text:p>/production-planning/laser-tube-cutt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laser_cutting_process_plans</text:p>
          </table:table-cell>
          <table:table-cell office:value-type="string" calcext:value-type="string">
            <text:p>/production-planning/laser-cutt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bending_process_plans</text:p>
          </table:table-cell>
          <table:table-cell office:value-type="string" calcext:value-type="string">
            <text:p>/production-planning/bend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drilling_process_plans</text:p>
          </table:table-cell>
          <table:table-cell office:value-type="string" calcext:value-type="string">
            <text:p>/production-planning/drill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punching_process_plans</text:p>
          </table:table-cell>
          <table:table-cell office:value-type="string" calcext:value-type="string">
            <text:p>/production-planning/punch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manual_cutting_process_plans</text:p>
          </table:table-cell>
          <table:table-cell office:value-type="string" calcext:value-type="string">
            <text:p>/production-planning/manual-cutt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machine_grinding_process_plans</text:p>
          </table:table-cell>
          <table:table-cell office:value-type="string" calcext:value-type="string">
            <text:p>/production-planning/machine-grinding-process-plan</text:p>
          </table:table-cell>
          <table:table-cell/>
        </table:table-row>
        <table:table-row table:style-name="ro3">
          <table:table-cell table:style-name="Default" office:value-type="string" calcext:value-type="string">
            <text:p>cutting_process_plans</text:p>
          </table:table-cell>
          <table:table-cell office:value-type="string" calcext:value-type="string">
            <text:p>/production-planning/cutting-process-plan</text:p>
          </table:table-cell>
          <table:table-cell/>
        </table:table-row>
        <table:table-row table:style-name="ro5">
          <table:table-cell table:style-name="Default" office:value-type="string" calcext:value-type="string">
            <text:p>合计：18个表的数据会被级联删除！</text:p>
          </table:table-cell>
          <table:table-cell table:number-columns-repeated="2"/>
        </table:table-row>
        <table:table-row table:style-name="ro16">
          <table:table-cell table:style-name="ce8" office:value-type="string" calcext:value-type="string">
            <text:p>销售订单模块文件结构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1. 前端文件</text:p>
          </table:table-cell>
          <table:table-cell table:number-columns-repeated="2"/>
        </table:table-row>
        <table:table-row table:style-name="ro11">
          <table:table-cell table:style-name="ce11" office:value-type="string" calcext:value-type="string">
            <text:p>页面组件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a xlink:href="javascript:void(0)" xlink:type="simple">/home/sardensy/enterprise-brain/enterpise-brain/07-frontend/src/pages/sales/sales-order/SalesOrderListNew.vue</text:a> - 销售订单列表页面</text:p>
          </table:table-cell>
          <table:table-cell table:number-columns-repeated="2"/>
        </table:table-row>
        <table:table-row table:style-name="ro11">
          <table:table-cell table:style-name="ce11" office:value-type="string" calcext:value-type="string">
            <text:p>API 接口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a xlink:href="javascript:void(0)" xlink:type="simple">/home/sardensy/enterprise-brain/enterpise-brain/07-frontend/src/api/salesOrder.js</text:a> - 销售订单相关API接口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2. 后端文件</text:p>
          </table:table-cell>
          <table:table-cell table:number-columns-repeated="2"/>
        </table:table-row>
        <table:table-row table:style-name="ro11">
          <table:table-cell table:style-name="ce11" office:value-type="string" calcext:value-type="string">
            <text:p>路由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a xlink:href="javascript:void(0)" xlink:type="simple">/home/sardensy/enterprise-brain/enterpise-brain/backend/routes/salesOrders.js</text:a> - 销售订单路由及控制器</text:p>
          </table:table-cell>
          <table:table-cell table:number-columns-repeated="2"/>
        </table:table-row>
        <table:table-row table:style-name="ro11">
          <table:table-cell table:style-name="ce11" office:value-type="string" calcext:value-type="string">
            <text:p>服务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<text:a xlink:href="javascript:void(0)" xlink:type="simple">/home/sardensy/enterprise-brain/enterpise-brain/backend/services/salesService.js</text:a> - 销售相关服务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3. 数据库文件</text:p>
          </table:table-cell>
          <table:table-cell table:number-columns-repeated="2"/>
        </table:table-row>
        <table:table-row table:style-name="ro11">
          <table:table-cell table:style-name="ce11" office:value-type="string" calcext:value-type="string">
            <text:p>迁移脚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javascript:void(0)" xlink:type="simple">/home/sardensy/enterprise-brain/enterpise-brain/backend/migrations/add_output_process_to_sales_order_products.sql</text:a> - 为销售订单产品添加产出工序字段</text:p>
          </table:table-cell>
          <table:table-cell table:number-columns-repeated="2"/>
        </table:table-row>
        <table:table-row table:style-name="ro9">
          <table:table-cell table:style-name="ce8" office:value-type="string" calcext:value-type="string">
            <text:p>系统特点分析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1. 字段命名规范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系统严格遵守命名规范：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数据库使用蛇形命名法(snake_case)，如 <text:a xlink:href="javascript:void(0)" xlink:type="simple">output_process</text:a>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前端使用驼峰命名法(camelCase)，如 outputProces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后端在查询数据库后进行自动转换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2. 日期处理规范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系统统一使用中国时区处理日期时间：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数据库中存储标准日期时间格式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查询时使用DATE_FORMAT函数格式化为中国时区标准日期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前端接收转换后的日期字段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3. 核心业务逻辑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销售订单模块具有以下核心功能：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订单创建、编辑、删除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订单状态管理（草稿、待审核、已审核等）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批量操作支持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RP运算功能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确认下单后自动分流到主生产计划或采购计划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根据产品的<text:a xlink:href="javascript:void(0)" xlink:type="simple">output_process</text:a>字段决定分流方向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4. 数据流转过程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前端创建订单时，将产品信息（包括产出工序）保存到数据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确认下单时，后端根据<text:a xlink:href="javascript:void(0)" xlink:type="simple">output_process</text:a>字段判断是推送到主生产计划还是采购计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如果<text:a xlink:href="javascript:void(0)" xlink:type="simple">output_process</text:a>为"采购"，则推送到采购计划；否则推送到主生产计划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5. 性能优化措施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前端使用虚拟滚动和分页减少渲染压力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后端使用数据库事务确保数据一致性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使用连接池管理数据库连接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对大量数据操作使用批量处理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, 'Liberation Mono'" style:font-family-generic="modern" style:font-pitch="fixed"/>
    <style:font-face style:name="Noto Sans Mono CJK SC1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00/00/00</text:date>, <text:time style:data-style-name="N2" text:time-value="07:41:40.482258741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06:56:46.733368139</meta:creation-date>
    <meta:generator>LibreOffice/24.2.7.2$Linux_X86_64 LibreOffice_project/420$Build-2</meta:generator>
    <dc:date>2025-12-22T15:31:50.026224431</dc:date>
    <meta:editing-duration>P1DT20H43M33S</meta:editing-duration>
    <meta:editing-cycles>113</meta:editing-cycles>
    <meta:document-statistic meta:table-count="23" meta:cell-count="1499" meta:object-count="0"/>
  </office:meta>
</office:document-meta>
</file>